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华文宋体" svg:font-family="华文宋体" style:font-pitch="variable"/>
    <style:font-face style:name="Liberation Sans" svg:font-family="'Liberation Sans'"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automatic-styles>
    <style:style style:name="co1" style:family="table-column">
      <style:table-column-properties fo:break-before="auto" style:column-width="154.68mm"/>
    </style:style>
    <style:style style:name="co2" style:family="table-column">
      <style:table-column-properties fo:break-before="auto" style:column-width="50.64mm"/>
    </style:style>
    <style:style style:name="co3" style:family="table-column">
      <style:table-column-properties fo:break-before="auto" style:column-width="40.57mm"/>
    </style:style>
    <style:style style:name="co4" style:family="table-column">
      <style:table-column-properties fo:break-before="auto" style:column-width="22.58mm"/>
    </style:style>
    <style:style style:name="ro1" style:family="table-row">
      <style:table-row-properties style:row-height="7.36mm" fo:break-before="auto" style:use-optimal-row-height="true"/>
    </style:style>
    <style:style style:name="ro2" style:family="table-row">
      <style:table-row-properties style:row-height="14.2mm" fo:break-before="auto" style:use-optimal-row-height="true"/>
    </style:style>
    <style:style style:name="ro3" style:family="table-row">
      <style:table-row-properties style:row-height="467.99mm" fo:break-before="auto" style:use-optimal-row-height="true"/>
    </style:style>
    <style:style style:name="ro4" style:family="table-row">
      <style:table-row-properties style:row-height="21.06mm" fo:break-before="auto" style:use-optimal-row-height="true"/>
    </style:style>
    <style:style style:name="ro5" style:family="table-row">
      <style:table-row-properties style:row-height="48.44mm" fo:break-before="auto" style:use-optimal-row-height="true"/>
    </style:style>
    <style:style style:name="ro6" style:family="table-row">
      <style:table-row-properties style:row-height="157.96mm" fo:break-before="auto" style:use-optimal-row-height="true"/>
    </style:style>
    <style:style style:name="ro7" style:family="table-row">
      <style:table-row-properties style:row-height="103.19mm" fo:break-before="auto" style:use-optimal-row-height="true"/>
    </style:style>
    <style:style style:name="ro8" style:family="table-row">
      <style:table-row-properties style:row-height="164.8mm" fo:break-before="auto" style:use-optimal-row-height="true"/>
    </style:style>
    <style:style style:name="ro9" style:family="table-row">
      <style:table-row-properties style:row-height="41.59mm" fo:break-before="auto" style:use-optimal-row-height="true"/>
    </style:style>
    <style:style style:name="ro10" style:family="table-row">
      <style:table-row-properties style:row-height="27.9mm" fo:break-before="auto" style:use-optimal-row-height="true"/>
    </style:style>
    <style:style style:name="ro11" style:family="table-row">
      <style:table-row-properties style:row-height="62.12mm" fo:break-before="auto" style:use-optimal-row-height="true"/>
    </style:style>
    <style:style style:name="ro12" style:family="table-row">
      <style:table-row-properties style:row-height="171.64mm" fo:break-before="auto" style:use-optimal-row-height="true"/>
    </style:style>
    <style:style style:name="ro13" style:family="table-row">
      <style:table-row-properties style:row-height="116.88mm" fo:break-before="auto" style:use-optimal-row-height="true"/>
    </style:style>
    <style:style style:name="ro14" style:family="table-row">
      <style:table-row-properties style:row-height="68.97mm" fo:break-before="auto" style:use-optimal-row-height="true"/>
    </style:style>
    <style:style style:name="ro15" style:family="table-row">
      <style:table-row-properties style:row-height="34.75mm" fo:break-before="auto" style:use-optimal-row-height="true"/>
    </style:style>
    <style:style style:name="ro16" style:family="table-row">
      <style:table-row-properties style:row-height="75.81mm" fo:break-before="auto" style:use-optimal-row-height="true"/>
    </style:style>
    <style:style style:name="ro17" style:family="table-row">
      <style:table-row-properties style:row-height="82.66mm" fo:break-before="auto" style:use-optimal-row-height="true"/>
    </style:style>
    <style:style style:name="ro18" style:family="table-row">
      <style:table-row-properties style:row-height="89.5mm" fo:break-before="auto" style:use-optimal-row-height="true"/>
    </style:style>
    <style:style style:name="ro19" style:family="table-row">
      <style:table-row-properties style:row-height="96.34mm" fo:break-before="auto" style:use-optimal-row-height="true"/>
    </style:style>
    <style:style style:name="ro20" style:family="table-row">
      <style:table-row-properties style:row-height="55.28mm" fo:break-before="auto" style:use-optimal-row-height="true"/>
    </style:style>
    <style:style style:name="ro21" style:family="table-row">
      <style:table-row-properties style:row-height="6.5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style:font-name="华文宋体" fo:font-size="15pt" style:font-name-asian="华文宋体" style:font-size-asian="15pt" style:font-size-complex="15pt"/>
    </style:style>
    <style:style style:name="ce3" style:family="table-cell" style:parent-style-name="Default">
      <style:text-properties style:font-name="华文宋体" fo:font-size="15pt" style:font-name-asian="华文宋体" style:font-size-asian="15pt" style:font-size-complex="15pt"/>
    </style:style>
    <style:style style:name="T1" style:family="text">
      <style:text-properties style:font-name="华文宋体" fo:font-size="15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华文宋体" style:font-name-complex="Mangal" style:font-size-asian="15pt" style:font-size-complex="1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search-criteria-must-apply-to-whole-cell="false" table:automatic-find-labels="false" table:use-regular-expressions="false" table:use-wildcards="true"/>
      <table:table table:name="localization" table:style-name="ta1">
        <table:table-column table:style-name="co1" table:number-columns-repeated="2" table:default-cell-style-name="ce2"/>
        <table:table-column table:style-name="co2" table:default-cell-style-name="ce2"/>
        <table:table-column table:style-name="co3" table:default-cell-style-name="ce2"/>
        <table:table-column table:style-name="co4" table:number-columns-repeated="1020" table:default-cell-style-name="ce3"/>
        <table:table-row table:style-name="ro1">
          <table:table-cell office:value-type="string" calcext:value-type="string">
            <text:p>Something mysterious kills you.</text:p>
          </table:table-cell>
          <table:table-cell office:value-type="string" calcext:value-type="string">
            <text:p>你被某种神秘之物杀死了。</text:p>
          </table:table-cell>
          <table:table-cell office:value-type="string" calcext:value-type="string">
            <text:p>whatWasThat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What Was That?</text:p>
          </table:table-cell>
          <table:table-cell office:value-type="string" calcext:value-type="string">
            <text:p>那是什么？</text:p>
          </table:table-cell>
          <table:table-cell office:value-type="string" calcext:value-type="string">
            <text:p>whatWasThat</text:p>
          </table:table-cell>
          <table:table-cell office:value-type="string" calcext:value-type="string">
            <text:p>EN_achievements</text:p>
          </table:table-cell>
          <table:table-cell table:number-columns-repeated="1020"/>
        </table:table-row>
        <table:table-row table:style-name="ro1">
          <table:table-cell office:value-type="string" calcext:value-type="string">
            <text:p>Survive the game without dying.</text:p>
          </table:table-cell>
          <table:table-cell office:value-type="string" calcext:value-type="string">
            <text:p>在没有死亡的情况下从游戏中生存下来。</text:p>
          </table:table-cell>
          <table:table-cell office:value-type="string" calcext:value-type="string">
            <text:p>survivalist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Survivalist</text:p>
          </table:table-cell>
          <table:table-cell office:value-type="string" calcext:value-type="string">
            <text:p>生存专家</text:p>
          </table:table-cell>
          <table:table-cell office:value-type="string" calcext:value-type="string">
            <text:p>survivalist</text:p>
          </table:table-cell>
          <table:table-cell office:value-type="string" calcext:value-type="string">
            <text:p>EN_achievements</text:p>
          </table:table-cell>
          <table:table-cell table:number-columns-repeated="1020"/>
        </table:table-row>
        <table:table-row table:style-name="ro1">
          <table:table-cell office:value-type="string" calcext:value-type="string">
            <text:p>Collect 10 science samples.</text:p>
          </table:table-cell>
          <table:table-cell office:value-type="string" calcext:value-type="string">
            <text:p>收集10个科学样本。</text:p>
          </table:table-cell>
          <table:table-cell office:value-type="string" calcext:value-type="string">
            <text:p>rockHound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Rock Hound</text:p>
          </table:table-cell>
          <table:table-cell office:value-type="string" calcext:value-type="string">
            <text:p>矿石迷</text:p>
          </table:table-cell>
          <table:table-cell office:value-type="string" calcext:value-type="string">
            <text:p>rockHound</text:p>
          </table:table-cell>
          <table:table-cell office:value-type="string" calcext:value-type="string">
            <text:p>EN_achievements</text:p>
          </table:table-cell>
          <table:table-cell table:number-columns-repeated="1020"/>
        </table:table-row>
        <table:table-row table:style-name="ro1">
          <table:table-cell office:value-type="string" calcext:value-type="string">
            <text:p>Finish the game in under 4 hours.</text:p>
          </table:table-cell>
          <table:table-cell office:value-type="string" calcext:value-type="string">
            <text:p>在4小时内完成游戏。</text:p>
          </table:table-cell>
          <table:table-cell office:value-type="string" calcext:value-type="string">
            <text:p>rocketeer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Rocketeer</text:p>
          </table:table-cell>
          <table:table-cell office:value-type="string" calcext:value-type="string">
            <text:p>火箭专家</text:p>
          </table:table-cell>
          <table:table-cell office:value-type="string" calcext:value-type="string">
            <text:p>rocketeer</text:p>
          </table:table-cell>
          <table:table-cell office:value-type="string" calcext:value-type="string">
            <text:p>EN_achievements</text:p>
          </table:table-cell>
          <table:table-cell table:number-columns-repeated="1020"/>
        </table:table-row>
        <table:table-row table:style-name="ro1">
          <table:table-cell office:value-type="string" calcext:value-type="string">
            <text:p>Read 20 documents.</text:p>
          </table:table-cell>
          <table:table-cell office:value-type="string" calcext:value-type="string">
            <text:p>阅读20份文档。</text:p>
          </table:table-cell>
          <table:table-cell office:value-type="string" calcext:value-type="string">
            <text:p>planetaryHistorian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Planetary Historian</text:p>
          </table:table-cell>
          <table:table-cell office:value-type="string" calcext:value-type="string">
            <text:p>行星历史学家</text:p>
          </table:table-cell>
          <table:table-cell office:value-type="string" calcext:value-type="string">
            <text:p>planetaryHistorian</text:p>
          </table:table-cell>
          <table:table-cell office:value-type="string" calcext:value-type="string">
            <text:p>EN_achievements</text:p>
          </table:table-cell>
          <table:table-cell table:number-columns-repeated="1020"/>
        </table:table-row>
        <table:table-row table:style-name="ro1">
          <table:table-cell office:value-type="string" calcext:value-type="string">
            <text:p>Die every possible way on the planet.</text:p>
          </table:table-cell>
          <table:table-cell office:value-type="string" calcext:value-type="string">
            <text:p>星球上每种死法都死过一次。</text:p>
          </table:table-cell>
          <table:table-cell office:value-type="string" calcext:value-type="string">
            <text:p>lifelessAstronaut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Lifeless Astronaut</text:p>
          </table:table-cell>
          <table:table-cell office:value-type="string" calcext:value-type="string">
            <text:p>绝命宇航员</text:p>
          </table:table-cell>
          <table:table-cell office:value-type="string" calcext:value-type="string">
            <text:p>lifelessAstronaut</text:p>
          </table:table-cell>
          <table:table-cell office:value-type="string" calcext:value-type="string">
            <text:p>EN_achievements</text:p>
          </table:table-cell>
          <table:table-cell table:number-columns-repeated="1020"/>
        </table:table-row>
        <table:table-row table:style-name="ro1">
          <table:table-cell office:value-type="string" calcext:value-type="string">
            <text:p>Enable extended boost with the jetpack.</text:p>
          </table:table-cell>
          <table:table-cell office:value-type="string" calcext:value-type="string">
            <text:p>用喷气背包进行喷气</text:p>
          </table:table-cell>
          <table:table-cell office:value-type="string" calcext:value-type="string">
            <text:p>jetPacker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Jet-packer</text:p>
          </table:table-cell>
          <table:table-cell office:value-type="string" calcext:value-type="string">
            <text:p>左右开工</text:p>
          </table:table-cell>
          <table:table-cell office:value-type="string" calcext:value-type="string">
            <text:p>jetPacker</text:p>
          </table:table-cell>
          <table:table-cell office:value-type="string" calcext:value-type="string">
            <text:p>EN_achievements</text:p>
          </table:table-cell>
          <table:table-cell table:number-columns-repeated="1020"/>
        </table:table-row>
        <table:table-row table:style-name="ro1">
          <table:table-cell office:value-type="string" calcext:value-type="string">
            <text:p>Die from a hard fall.</text:p>
          </table:table-cell>
          <table:table-cell office:value-type="string" calcext:value-type="string">
            <text:p>从高处摔落至死。</text:p>
          </table:table-cell>
          <table:table-cell office:value-type="string" calcext:value-type="string">
            <text:p>gravityKills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Gravity Kills</text:p>
          </table:table-cell>
          <table:table-cell office:value-type="string" calcext:value-type="string">
            <text:p>重力谋杀</text:p>
          </table:table-cell>
          <table:table-cell office:value-type="string" calcext:value-type="string">
            <text:p>gravityKills</text:p>
          </table:table-cell>
          <table:table-cell office:value-type="string" calcext:value-type="string">
            <text:p>EN_achievements</text:p>
          </table:table-cell>
          <table:table-cell table:number-columns-repeated="1020"/>
        </table:table-row>
        <table:table-row table:style-name="ro1">
          <table:table-cell office:value-type="string" calcext:value-type="string">
            <text:p>Collect 15 science samples.</text:p>
          </table:table-cell>
          <table:table-cell office:value-type="string" calcext:value-type="string">
            <text:p>收集15个科学样本。</text:p>
          </table:table-cell>
          <table:table-cell office:value-type="string" calcext:value-type="string">
            <text:p>geologist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Geologist</text:p>
          </table:table-cell>
          <table:table-cell office:value-type="string" calcext:value-type="string">
            <text:p>地质学家</text:p>
          </table:table-cell>
          <table:table-cell office:value-type="string" calcext:value-type="string">
            <text:p>geologist</text:p>
          </table:table-cell>
          <table:table-cell office:value-type="string" calcext:value-type="string">
            <text:p>EN_achievements</text:p>
          </table:table-cell>
          <table:table-cell table:number-columns-repeated="1020"/>
        </table:table-row>
        <table:table-row table:style-name="ro1">
          <table:table-cell office:value-type="string" calcext:value-type="string">
            <text:p>Don't follow the footprints in a dangerous area.</text:p>
          </table:table-cell>
          <table:table-cell office:value-type="string" calcext:value-type="string">
            <text:p>不要跟随危险区域中的脚印。</text:p>
          </table:table-cell>
          <table:table-cell office:value-type="string" calcext:value-type="string">
            <text:p>explorer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Explorer</text:p>
          </table:table-cell>
          <table:table-cell office:value-type="string" calcext:value-type="string">
            <text:p>探险家</text:p>
          </table:table-cell>
          <table:table-cell office:value-type="string" calcext:value-type="string">
            <text:p>explorer</text:p>
          </table:table-cell>
          <table:table-cell office:value-type="string" calcext:value-type="string">
            <text:p>EN_achievements</text:p>
          </table:table-cell>
          <table:table-cell table:number-columns-repeated="1020"/>
        </table:table-row>
        <table:table-row table:style-name="ro1">
          <table:table-cell office:value-type="string" calcext:value-type="string">
            <text:p>Play the game for more than 10 hours.</text:p>
          </table:table-cell>
          <table:table-cell office:value-type="string" calcext:value-type="string">
            <text:p>游玩时间超过10小时。</text:p>
          </table:table-cell>
          <table:table-cell office:value-type="string" calcext:value-type="string">
            <text:p>expeditionLeader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Expedition Leader</text:p>
          </table:table-cell>
          <table:table-cell office:value-type="string" calcext:value-type="string">
            <text:p>探险队队长</text:p>
          </table:table-cell>
          <table:table-cell office:value-type="string" calcext:value-type="string">
            <text:p>expeditionLeader</text:p>
          </table:table-cell>
          <table:table-cell office:value-type="string" calcext:value-type="string">
            <text:p>EN_achievements</text:p>
          </table:table-cell>
          <table:table-cell table:number-columns-repeated="1020"/>
        </table:table-row>
        <table:table-row table:style-name="ro1">
          <table:table-cell office:value-type="string" calcext:value-type="string">
            <text:p>Spend 15 minutes in the town.</text:p>
          </table:table-cell>
          <table:table-cell office:value-type="string" calcext:value-type="string">
            <text:p>在镇上逗留15分钟。</text:p>
          </table:table-cell>
          <table:table-cell office:value-type="string" calcext:value-type="string">
            <text:p>colonist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Colonist</text:p>
          </table:table-cell>
          <table:table-cell office:value-type="string" calcext:value-type="string">
            <text:p>殖民者</text:p>
          </table:table-cell>
          <table:table-cell office:value-type="string" calcext:value-type="string">
            <text:p>colonist</text:p>
          </table:table-cell>
          <table:table-cell office:value-type="string" calcext:value-type="string">
            <text:p>EN_achievements</text:p>
          </table:table-cell>
          <table:table-cell table:number-columns-repeated="1020"/>
        </table:table-row>
        <table:table-row table:style-name="ro1">
          <table:table-cell office:value-type="string" calcext:value-type="string">
            <text:p>Catch on fire.</text:p>
          </table:table-cell>
          <table:table-cell office:value-type="string" calcext:value-type="string">
            <text:p>着火了。</text:p>
          </table:table-cell>
          <table:table-cell office:value-type="string" calcext:value-type="string">
            <text:p>burned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Burned</text:p>
          </table:table-cell>
          <table:table-cell office:value-type="string" calcext:value-type="string">
            <text:p>燃烧</text:p>
          </table:table-cell>
          <table:table-cell office:value-type="string" calcext:value-type="string">
            <text:p>burned</text:p>
          </table:table-cell>
          <table:table-cell office:value-type="string" calcext:value-type="string">
            <text:p>EN_achievements</text:p>
          </table:table-cell>
          <table:table-cell table:number-columns-repeated="1020"/>
        </table:table-row>
        <table:table-row table:style-name="ro1">
          <table:table-cell office:value-type="string" calcext:value-type="string">
            <text:p>Solve a puzzle with the robotic arm.</text:p>
          </table:table-cell>
          <table:table-cell office:value-type="string" calcext:value-type="string">
            <text:p>用机械臂解决一道谜题。</text:p>
          </table:table-cell>
          <table:table-cell office:value-type="string" calcext:value-type="string">
            <text:p>ambidextrous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Ambidextrous</text:p>
          </table:table-cell>
          <table:table-cell office:value-type="string" calcext:value-type="string">
            <text:p>喷气背包</text:p>
          </table:table-cell>
          <table:table-cell office:value-type="string" calcext:value-type="string">
            <text:p>ambidextrous</text:p>
          </table:table-cell>
          <table:table-cell office:value-type="string" calcext:value-type="string">
            <text:p>EN_achievements</text:p>
          </table:table-cell>
          <table:table-cell table:number-columns-repeated="1020"/>
        </table:table-row>
        <table:table-row table:style-name="ro1">
          <table:table-cell office:value-type="string" calcext:value-type="string">
            <text:p>Make a long and difficult jump with the jetpack.</text:p>
          </table:table-cell>
          <table:table-cell office:value-type="string" calcext:value-type="string">
            <text:p>利用喷气背包进行一次困难的远距离跳跃。</text:p>
          </table:table-cell>
          <table:table-cell office:value-type="string" calcext:value-type="string">
            <text:p>adventurer_desc</text:p>
          </table:table-cell>
          <table:table-cell office:value-type="string" calcext:value-type="string">
            <text:p>EN_achievements</text:p>
          </table:table-cell>
          <table:table-cell table:number-columns-repeated="1020"/>
        </table:table-row>
        <table:table-row table:style-name="ro1">
          <table:table-cell office:value-type="string" calcext:value-type="string">
            <text:p>nominal</text:p>
          </table:table-cell>
          <table:table-cell office:value-type="string" calcext:value-type="string">
            <text:p>冒险家</text:p>
          </table:table-cell>
          <table:table-cell office:value-type="string" calcext:value-type="string">
            <text:p>adventurer</text:p>
          </table:table-cell>
          <table:table-cell office:value-type="string" calcext:value-type="string">
            <text:p>EN_achievements</text:p>
          </table:table-cell>
          <table:table-cell table:number-columns-repeated="1020"/>
        </table:table-row>
        <table:table-row table:style-name="ro2">
          <table:table-cell office:value-type="string" calcext:value-type="string">
            <text:p>TIP: Use your Mobile Robotic Arm with (Y) Button to safely reach high places</text:p>
          </table:table-cell>
          <table:table-cell office:value-type="string" calcext:value-type="string">
            <text:p>提示：用(Y)键使用移动机械臂来安全到达高处。</text:p>
          </table:table-cell>
          <table:table-cell office:value-type="string" calcext:value-type="string">
            <text:p>use_arm_xbox</text:p>
          </table:table-cell>
          <table:table-cell office:value-type="string" calcext:value-type="string">
            <text:p>EN_alerts</text:p>
          </table:table-cell>
          <table:table-cell table:number-columns-repeated="1020"/>
        </table:table-row>
        <table:table-row table:style-name="ro2">
          <table:table-cell office:value-type="string" calcext:value-type="string">
            <text:p>TIP: Use your Mobile Robotic Arm with (M) or Joystick (Y) to safely reach high places</text:p>
          </table:table-cell>
          <table:table-cell office:value-type="string" calcext:value-type="string">
            <text:p>提示：用M键或手柄Y键来使用移动机械臂以安全到达高处。</text:p>
          </table:table-cell>
          <table:table-cell office:value-type="string" calcext:value-type="string">
            <text:p>use_arm</text:p>
          </table:table-cell>
          <table:table-cell office:value-type="string" calcext:value-type="string">
            <text:p>EN_alerts</text:p>
          </table:table-cell>
          <table:table-cell table:number-columns-repeated="1020"/>
        </table:table-row>
        <table:table-row table:style-name="ro1">
          <table:table-cell office:value-type="string" calcext:value-type="string">
            <text:p>STATUS: Mobile Robotic Arm system acquired.</text:p>
          </table:table-cell>
          <table:table-cell office:value-type="string" calcext:value-type="string">
            <text:p>状态：已获得移动机械臂。</text:p>
          </table:table-cell>
          <table:table-cell office:value-type="string" calcext:value-type="string">
            <text:p>robotarm_acquired</text:p>
          </table:table-cell>
          <table:table-cell office:value-type="string" calcext:value-type="string">
            <text:p>EN_alerts</text:p>
          </table:table-cell>
          <table:table-cell table:number-columns-repeated="1020"/>
        </table:table-row>
        <table:table-row table:style-name="ro1">
          <table:table-cell office:value-type="string" calcext:value-type="string">
            <text:p>TIP: You can push certain objects with (X) Button</text:p>
          </table:table-cell>
          <table:table-cell office:value-type="string" calcext:value-type="string">
            <text:p>提示：你可以用X键来推动某些物体。</text:p>
          </table:table-cell>
          <table:table-cell office:value-type="string" calcext:value-type="string">
            <text:p>push_objects_xbox</text:p>
          </table:table-cell>
          <table:table-cell office:value-type="string" calcext:value-type="string">
            <text:p>EN_alerts</text:p>
          </table:table-cell>
          <table:table-cell table:number-columns-repeated="1020"/>
        </table:table-row>
        <table:table-row table:style-name="ro2">
          <table:table-cell office:value-type="string" calcext:value-type="string">
            <text:p>TIP: You can push certain objects with Primary Mouse Button or Joystick (X)</text:p>
          </table:table-cell>
          <table:table-cell office:value-type="string" calcext:value-type="string">
            <text:p>提示：你可以用鼠标主键或手柄（X）来推动特定的物体。</text:p>
          </table:table-cell>
          <table:table-cell office:value-type="string" calcext:value-type="string">
            <text:p>push_objects</text:p>
          </table:table-cell>
          <table:table-cell office:value-type="string" calcext:value-type="string">
            <text:p>EN_alerts</text:p>
          </table:table-cell>
          <table:table-cell table:number-columns-repeated="1020"/>
        </table:table-row>
        <table:table-row table:style-name="ro1">
          <table:table-cell office:value-type="string" calcext:value-type="string">
            <text:p>TIP: You can pick up useful objects with (X) Button</text:p>
          </table:table-cell>
          <table:table-cell office:value-type="string" calcext:value-type="string">
            <text:p>提示：你可以用X键来捡起有用的东西。</text:p>
          </table:table-cell>
          <table:table-cell office:value-type="string" calcext:value-type="string">
            <text:p>pick_up_objects_xbox</text:p>
          </table:table-cell>
          <table:table-cell office:value-type="string" calcext:value-type="string">
            <text:p>EN_alerts</text:p>
          </table:table-cell>
          <table:table-cell table:number-columns-repeated="1020"/>
        </table:table-row>
        <table:table-row table:style-name="ro2">
          <table:table-cell office:value-type="string" calcext:value-type="string">
            <text:p>TIP: You can pick up useful objects with Primary Mouse Button or (X) Button</text:p>
          </table:table-cell>
          <table:table-cell office:value-type="string" calcext:value-type="string">
            <text:p>提示：你可以用鼠标主键或X键来捡起有用的东西。</text:p>
          </table:table-cell>
          <table:table-cell office:value-type="string" calcext:value-type="string">
            <text:p>pick_up_objects</text:p>
          </table:table-cell>
          <table:table-cell office:value-type="string" calcext:value-type="string">
            <text:p>EN_alerts</text:p>
          </table:table-cell>
          <table:table-cell table:number-columns-repeated="1020"/>
        </table:table-row>
        <table:table-row table:style-name="ro1">
          <table:table-cell office:value-type="string" calcext:value-type="string">
            <text:p>STATUS UPDATE: Oxygen tank filled. Estimated 8 hours remaining</text:p>
          </table:table-cell>
          <table:table-cell office:value-type="string" calcext:value-type="string">
            <text:p><text:span text:style-name="T1">状态更新：</text:span>氧气罐已装满。预计能使用8小时。</text:p>
          </table:table-cell>
          <table:table-cell office:value-type="string" calcext:value-type="string">
            <text:p>ox_restored</text:p>
          </table:table-cell>
          <table:table-cell office:value-type="string" calcext:value-type="string">
            <text:p>EN_alerts</text:p>
          </table:table-cell>
          <table:table-cell table:number-columns-repeated="1020"/>
        </table:table-row>
        <table:table-row table:style-name="ro1">
          <table:table-cell office:value-type="string" calcext:value-type="string">
            <text:p>Your oxygen levels are nominal</text:p>
          </table:table-cell>
          <table:table-cell office:value-type="string" calcext:value-type="string">
            <text:p>你的氧气水平是正常的。</text:p>
          </table:table-cell>
          <table:table-cell office:value-type="string" calcext:value-type="string">
            <text:p>ox_nominal</text:p>
          </table:table-cell>
          <table:table-cell office:value-type="string" calcext:value-type="string">
            <text:p>EN_alerts</text:p>
          </table:table-cell>
          <table:table-cell table:number-columns-repeated="1020"/>
        </table:table-row>
        <table:table-row table:style-name="ro2">
          <table:table-cell office:value-type="string" calcext:value-type="string">
            <text:p>NEW OBJECTIVE: You are low on oxygen. Find an oxygen supply before you pass out.</text:p>
          </table:table-cell>
          <table:table-cell office:value-type="string" calcext:value-type="string">
            <text:p>新目标：你的氧气不足。在昏迷前找到氧气供给。</text:p>
          </table:table-cell>
          <table:table-cell office:value-type="string" calcext:value-type="string">
            <text:p>objective_lowox</text:p>
          </table:table-cell>
          <table:table-cell office:value-type="string" calcext:value-type="string">
            <text:p>EN_alerts</text:p>
          </table:table-cell>
          <table:table-cell table:number-columns-repeated="1020"/>
        </table:table-row>
        <table:table-row table:style-name="ro1">
          <table:table-cell office:value-type="string" calcext:value-type="string">
            <text:p>BONUS ITEM: You have collected a mineral sample</text:p>
          </table:table-cell>
          <table:table-cell office:value-type="string" calcext:value-type="string">
            <text:p>收集道具：你采集到了一件矿石样本。</text:p>
          </table:table-cell>
          <table:table-cell office:value-type="string" calcext:value-type="string">
            <text:p>mineral</text:p>
          </table:table-cell>
          <table:table-cell office:value-type="string" calcext:value-type="string">
            <text:p>EN_alerts</text:p>
          </table:table-cell>
          <table:table-cell table:number-columns-repeated="1020"/>
        </table:table-row>
        <table:table-row table:style-name="ro1">
          <table:table-cell office:value-type="string" calcext:value-type="string">
            <text:p>STATUS: Jetpack fuel collected. Extended boost mode enabled.</text:p>
          </table:table-cell>
          <table:table-cell office:value-type="string" calcext:value-type="string">
            <text:p>状态：已获取喷气背包的燃料。可以使用延长推进模式。</text:p>
          </table:table-cell>
          <table:table-cell office:value-type="string" calcext:value-type="string">
            <text:p>jetpack_fuel</text:p>
          </table:table-cell>
          <table:table-cell office:value-type="string" calcext:value-type="string">
            <text:p>EN_alerts</text:p>
          </table:table-cell>
          <table:table-cell table:number-columns-repeated="1020"/>
        </table:table-row>
        <table:table-row table:style-name="ro1">
          <table:table-cell office:value-type="string" calcext:value-type="string">
            <text:p>WARNING: Jetpack fuel depleted. Extended boost mode disabled.</text:p>
          </table:table-cell>
          <table:table-cell office:value-type="string" calcext:value-type="string">
            <text:p>警告：喷气背包的燃料已耗尽。无法使用延长推进模式。</text:p>
          </table:table-cell>
          <table:table-cell office:value-type="string" calcext:value-type="string">
            <text:p>jetpack_depleted</text:p>
          </table:table-cell>
          <table:table-cell office:value-type="string" calcext:value-type="string">
            <text:p>EN_alerts</text:p>
          </table:table-cell>
          <table:table-cell table:number-columns-repeated="1020"/>
        </table:table-row>
        <table:table-row table:style-name="ro1">
          <table:table-cell office:value-type="string" calcext:value-type="string">
            <text:p>TIP: Press Right Bumper to enable your flashlight</text:p>
          </table:table-cell>
          <table:table-cell office:value-type="string" calcext:value-type="string">
            <text:p>提示：按下RB键能开启手电筒。</text:p>
          </table:table-cell>
          <table:table-cell office:value-type="string" calcext:value-type="string">
            <text:p>flashlight_xbox</text:p>
          </table:table-cell>
          <table:table-cell office:value-type="string" calcext:value-type="string">
            <text:p>EN_alerts</text:p>
          </table:table-cell>
          <table:table-cell table:number-columns-repeated="1020"/>
        </table:table-row>
        <table:table-row table:style-name="ro1">
          <table:table-cell office:value-type="string" calcext:value-type="string">
            <text:p>TIP: Press (F) or Right Bumper to enable your flashlight</text:p>
          </table:table-cell>
          <table:table-cell office:value-type="string" calcext:value-type="string">
            <text:p>提示：按下F键或RB键开启手电筒。</text:p>
          </table:table-cell>
          <table:table-cell office:value-type="string" calcext:value-type="string">
            <text:p>flashlight</text:p>
          </table:table-cell>
          <table:table-cell office:value-type="string" calcext:value-type="string">
            <text:p>EN_alerts</text:p>
          </table:table-cell>
          <table:table-cell table:number-columns-repeated="1020"/>
        </table:table-row>
        <table:table-row table:style-name="ro1">
          <table:table-cell office:value-type="string" calcext:value-type="string">
            <text:p>NEW OBJECTIVE: This device needs an energy source.</text:p>
          </table:table-cell>
          <table:table-cell office:value-type="string" calcext:value-type="string">
            <text:p>新目标：该设备需要能量源。</text:p>
          </table:table-cell>
          <table:table-cell office:value-type="string" calcext:value-type="string">
            <text:p>energy_source</text:p>
          </table:table-cell>
          <table:table-cell office:value-type="string" calcext:value-type="string">
            <text:p>EN_alerts</text:p>
          </table:table-cell>
          <table:table-cell table:number-columns-repeated="1020"/>
        </table:table-row>
        <table:table-row table:style-name="ro2">
          <table:table-cell office:value-type="string" calcext:value-type="string">
            <text:p>NEW OBJECTIVE: There is no power in this area. Find a way to restore the electricity.</text:p>
          </table:table-cell>
          <table:table-cell office:value-type="string" calcext:value-type="string">
            <text:p>新目标：该区域停电了。想办法恢复其电力。</text:p>
          </table:table-cell>
          <table:table-cell office:value-type="string" calcext:value-type="string">
            <text:p>door_no_power</text:p>
          </table:table-cell>
          <table:table-cell office:value-type="string" calcext:value-type="string">
            <text:p>EN_alerts</text:p>
          </table:table-cell>
          <table:table-cell table:number-columns-repeated="1020"/>
        </table:table-row>
        <table:table-row table:style-name="ro2">
          <table:table-cell office:value-type="string" calcext:value-type="string">
            <text:p>NEW OBJECTIVE: This door is locked. Find both parts of the security code.</text:p>
          </table:table-cell>
          <table:table-cell office:value-type="string" calcext:value-type="string">
            <text:p>新目标：这扇门被锁住了。找到两节安保密码。</text:p>
          </table:table-cell>
          <table:table-cell office:value-type="string" calcext:value-type="string">
            <text:p>door_locked_2partcode</text:p>
          </table:table-cell>
          <table:table-cell office:value-type="string" calcext:value-type="string">
            <text:p>EN_alerts</text:p>
          </table:table-cell>
          <table:table-cell table:number-columns-repeated="1020"/>
        </table:table-row>
        <table:table-row table:style-name="ro2">
          <table:table-cell office:value-type="string" calcext:value-type="string">
            <text:p>NEW OBJECTIVE: This control is not powered. Find a way to restore power.</text:p>
          </table:table-cell>
          <table:table-cell office:value-type="string" calcext:value-type="string">
            <text:p>新目标：操作装置没有电。想办法恢复电力。</text:p>
          </table:table-cell>
          <table:table-cell office:value-type="string" calcext:value-type="string">
            <text:p>crane_switch</text:p>
          </table:table-cell>
          <table:table-cell office:value-type="string" calcext:value-type="string">
            <text:p>EN_alerts</text:p>
          </table:table-cell>
          <table:table-cell table:number-columns-repeated="1020"/>
        </table:table-row>
        <table:table-row table:style-name="ro1">
          <table:table-cell office:value-type="string" calcext:value-type="string">
            <text:p>Green Lands</text:p>
          </table:table-cell>
          <table:table-cell office:value-type="string" calcext:value-type="string">
            <text:p>绿地</text:p>
          </table:table-cell>
          <table:table-cell office:value-type="float" office:value="20" calcext:value-type="float">
            <text:p>20</text:p>
          </table:table-cell>
          <table:table-cell office:value-type="string" calcext:value-type="string">
            <text:p>EN_alerts</text:p>
          </table:table-cell>
          <table:table-cell table:number-columns-repeated="1020"/>
        </table:table-row>
        <table:table-row table:style-name="ro1">
          <table:table-cell office:value-type="string" calcext:value-type="string">
            <text:p>Abyss</text:p>
          </table:table-cell>
          <table:table-cell office:value-type="string" calcext:value-type="string">
            <text:p>深渊</text:p>
          </table:table-cell>
          <table:table-cell office:value-type="float" office:value="19" calcext:value-type="float">
            <text:p>19</text:p>
          </table:table-cell>
          <table:table-cell office:value-type="string" calcext:value-type="string">
            <text:p>EN_alerts</text:p>
          </table:table-cell>
          <table:table-cell table:number-columns-repeated="1020"/>
        </table:table-row>
        <table:table-row table:style-name="ro1">
          <table:table-cell office:value-type="string" calcext:value-type="string">
            <text:p>Terra Incognita</text:p>
          </table:table-cell>
          <table:table-cell office:value-type="string" calcext:value-type="string">
            <text:p>未知领域</text:p>
          </table:table-cell>
          <table:table-cell office:value-type="float" office:value="18" calcext:value-type="float">
            <text:p>18</text:p>
          </table:table-cell>
          <table:table-cell office:value-type="string" calcext:value-type="string">
            <text:p>EN_alerts</text:p>
          </table:table-cell>
          <table:table-cell table:number-columns-repeated="1020"/>
        </table:table-row>
        <table:table-row table:style-name="ro1">
          <table:table-cell office:value-type="string" calcext:value-type="string">
            <text:p>Ancients</text:p>
          </table:table-cell>
          <table:table-cell office:value-type="string" calcext:value-type="string">
            <text:p>古来者</text:p>
          </table:table-cell>
          <table:table-cell office:value-type="float" office:value="17" calcext:value-type="float">
            <text:p>17</text:p>
          </table:table-cell>
          <table:table-cell office:value-type="string" calcext:value-type="string">
            <text:p>EN_alerts</text:p>
          </table:table-cell>
          <table:table-cell table:number-columns-repeated="1020"/>
        </table:table-row>
        <table:table-row table:style-name="ro1">
          <table:table-cell office:value-type="string" calcext:value-type="string">
            <text:p>Crater</text:p>
          </table:table-cell>
          <table:table-cell office:value-type="string" calcext:value-type="string">
            <text:p>火山口</text:p>
          </table:table-cell>
          <table:table-cell office:value-type="float" office:value="16" calcext:value-type="float">
            <text:p>16</text:p>
          </table:table-cell>
          <table:table-cell office:value-type="string" calcext:value-type="string">
            <text:p>EN_alerts</text:p>
          </table:table-cell>
          <table:table-cell table:number-columns-repeated="1020"/>
        </table:table-row>
        <table:table-row table:style-name="ro1">
          <table:table-cell office:value-type="string" calcext:value-type="string">
            <text:p>Inferno</text:p>
          </table:table-cell>
          <table:table-cell office:value-type="string" calcext:value-type="string">
            <text:p>火海</text:p>
          </table:table-cell>
          <table:table-cell office:value-type="float" office:value="15" calcext:value-type="float">
            <text:p>15</text:p>
          </table:table-cell>
          <table:table-cell office:value-type="string" calcext:value-type="string">
            <text:p>EN_alerts</text:p>
          </table:table-cell>
          <table:table-cell table:number-columns-repeated="1020"/>
        </table:table-row>
        <table:table-row table:style-name="ro1">
          <table:table-cell office:value-type="string" calcext:value-type="string">
            <text:p>Hot Springs</text:p>
          </table:table-cell>
          <table:table-cell office:value-type="string" calcext:value-type="string">
            <text:p>热温泉</text:p>
          </table:table-cell>
          <table:table-cell office:value-type="float" office:value="14" calcext:value-type="float">
            <text:p>14</text:p>
          </table:table-cell>
          <table:table-cell office:value-type="string" calcext:value-type="string">
            <text:p>EN_alerts</text:p>
          </table:table-cell>
          <table:table-cell table:number-columns-repeated="1020"/>
        </table:table-row>
        <table:table-row table:style-name="ro1">
          <table:table-cell office:value-type="string" calcext:value-type="string">
            <text:p>Cliffs</text:p>
          </table:table-cell>
          <table:table-cell office:value-type="string" calcext:value-type="string">
            <text:p>悬崖</text:p>
          </table:table-cell>
          <table:table-cell office:value-type="float" office:value="13" calcext:value-type="float">
            <text:p>13</text:p>
          </table:table-cell>
          <table:table-cell office:value-type="string" calcext:value-type="string">
            <text:p>EN_alerts</text:p>
          </table:table-cell>
          <table:table-cell table:number-columns-repeated="1020"/>
        </table:table-row>
        <table:table-row table:style-name="ro1">
          <table:table-cell office:value-type="string" calcext:value-type="string">
            <text:p>The Portal</text:p>
          </table:table-cell>
          <table:table-cell office:value-type="string" calcext:value-type="string">
            <text:p>传送门</text:p>
          </table:table-cell>
          <table:table-cell office:value-type="float" office:value="12" calcext:value-type="float">
            <text:p>12</text:p>
          </table:table-cell>
          <table:table-cell office:value-type="string" calcext:value-type="string">
            <text:p>EN_alerts</text:p>
          </table:table-cell>
          <table:table-cell table:number-columns-repeated="1020"/>
        </table:table-row>
        <table:table-row table:style-name="ro1">
          <table:table-cell office:value-type="string" calcext:value-type="string">
            <text:p>Dead Forest</text:p>
          </table:table-cell>
          <table:table-cell office:value-type="string" calcext:value-type="string">
            <text:p>死亡森林</text:p>
          </table:table-cell>
          <table:table-cell office:value-type="float" office:value="11" calcext:value-type="float">
            <text:p>11</text:p>
          </table:table-cell>
          <table:table-cell office:value-type="string" calcext:value-type="string">
            <text:p>EN_alerts</text:p>
          </table:table-cell>
          <table:table-cell table:number-columns-repeated="1020"/>
        </table:table-row>
        <table:table-row table:style-name="ro1">
          <table:table-cell office:value-type="string" calcext:value-type="string">
            <text:p>Last Stand</text:p>
          </table:table-cell>
          <table:table-cell office:value-type="string" calcext:value-type="string">
            <text:p>最后的抵抗</text:p>
          </table:table-cell>
          <table:table-cell office:value-type="float" office:value="10" calcext:value-type="float">
            <text:p>10</text:p>
          </table:table-cell>
          <table:table-cell office:value-type="string" calcext:value-type="string">
            <text:p>EN_alerts</text:p>
          </table:table-cell>
          <table:table-cell table:number-columns-repeated="1020"/>
        </table:table-row>
        <table:table-row table:style-name="ro1">
          <table:table-cell office:value-type="string" calcext:value-type="string">
            <text:p>Nightfall</text:p>
          </table:table-cell>
          <table:table-cell office:value-type="string" calcext:value-type="string">
            <text:p>夜晚</text:p>
          </table:table-cell>
          <table:table-cell office:value-type="float" office:value="9" calcext:value-type="float">
            <text:p>9</text:p>
          </table:table-cell>
          <table:table-cell office:value-type="string" calcext:value-type="string">
            <text:p>EN_alerts</text:p>
          </table:table-cell>
          <table:table-cell table:number-columns-repeated="1020"/>
        </table:table-row>
        <table:table-row table:style-name="ro1">
          <table:table-cell office:value-type="string" calcext:value-type="string">
            <text:p>Badlands</text:p>
          </table:table-cell>
          <table:table-cell office:value-type="string" calcext:value-type="string">
            <text:p>荒原</text:p>
          </table:table-cell>
          <table:table-cell office:value-type="float" office:value="8" calcext:value-type="float">
            <text:p>8</text:p>
          </table:table-cell>
          <table:table-cell office:value-type="string" calcext:value-type="string">
            <text:p>EN_alerts</text:p>
          </table:table-cell>
          <table:table-cell table:number-columns-repeated="1020"/>
        </table:table-row>
        <table:table-row table:style-name="ro1">
          <table:table-cell office:value-type="string" calcext:value-type="string">
            <text:p>Wasteland</text:p>
          </table:table-cell>
          <table:table-cell office:value-type="string" calcext:value-type="string">
            <text:p>废土</text:p>
          </table:table-cell>
          <table:table-cell office:value-type="float" office:value="7" calcext:value-type="float">
            <text:p>7</text:p>
          </table:table-cell>
          <table:table-cell office:value-type="string" calcext:value-type="string">
            <text:p>EN_alerts</text:p>
          </table:table-cell>
          <table:table-cell table:number-columns-repeated="1020"/>
        </table:table-row>
        <table:table-row table:style-name="ro1">
          <table:table-cell office:value-type="string" calcext:value-type="string">
            <text:p>Power Station</text:p>
          </table:table-cell>
          <table:table-cell office:value-type="string" calcext:value-type="string">
            <text:p>电力站</text:p>
          </table:table-cell>
          <table:table-cell office:value-type="float" office:value="6" calcext:value-type="float">
            <text:p>6</text:p>
          </table:table-cell>
          <table:table-cell office:value-type="string" calcext:value-type="string">
            <text:p>EN_alerts</text:p>
          </table:table-cell>
          <table:table-cell table:number-columns-repeated="1020"/>
        </table:table-row>
        <table:table-row table:style-name="ro1">
          <table:table-cell office:value-type="string" calcext:value-type="string">
            <text:p>Chasm</text:p>
          </table:table-cell>
          <table:table-cell office:value-type="string" calcext:value-type="string">
            <text:p>裂谷</text:p>
          </table:table-cell>
          <table:table-cell office:value-type="float" office:value="5" calcext:value-type="float">
            <text:p>5</text:p>
          </table:table-cell>
          <table:table-cell office:value-type="string" calcext:value-type="string">
            <text:p>EN_alerts</text:p>
          </table:table-cell>
          <table:table-cell table:number-columns-repeated="1020"/>
        </table:table-row>
        <table:table-row table:style-name="ro1">
          <table:table-cell office:value-type="string" calcext:value-type="string">
            <text:p>Research Complex</text:p>
          </table:table-cell>
          <table:table-cell office:value-type="string" calcext:value-type="string">
            <text:p>研究大楼</text:p>
          </table:table-cell>
          <table:table-cell office:value-type="float" office:value="4" calcext:value-type="float">
            <text:p>4</text:p>
          </table:table-cell>
          <table:table-cell office:value-type="string" calcext:value-type="string">
            <text:p>EN_alerts</text:p>
          </table:table-cell>
          <table:table-cell table:number-columns-repeated="1020"/>
        </table:table-row>
        <table:table-row table:style-name="ro1">
          <table:table-cell office:value-type="string" calcext:value-type="string">
            <text:p>The Town</text:p>
          </table:table-cell>
          <table:table-cell office:value-type="string" calcext:value-type="string">
            <text:p>小镇</text:p>
          </table:table-cell>
          <table:table-cell office:value-type="float" office:value="3" calcext:value-type="float">
            <text:p>3</text:p>
          </table:table-cell>
          <table:table-cell office:value-type="string" calcext:value-type="string">
            <text:p>EN_alerts</text:p>
          </table:table-cell>
          <table:table-cell table:number-columns-repeated="1020"/>
        </table:table-row>
        <table:table-row table:style-name="ro1">
          <table:table-cell office:value-type="string" calcext:value-type="string">
            <text:p>Foothills</text:p>
          </table:table-cell>
          <table:table-cell office:value-type="string" calcext:value-type="string">
            <text:p>山麓丘陵</text:p>
          </table:table-cell>
          <table:table-cell office:value-type="float" office:value="2" calcext:value-type="float">
            <text:p>2</text:p>
          </table:table-cell>
          <table:table-cell office:value-type="string" calcext:value-type="string">
            <text:p>EN_alerts</text:p>
          </table:table-cell>
          <table:table-cell table:number-columns-repeated="1020"/>
        </table:table-row>
        <table:table-row table:style-name="ro1">
          <table:table-cell office:value-type="string" calcext:value-type="string">
            <text:p>Landing Site</text:p>
          </table:table-cell>
          <table:table-cell office:value-type="string" calcext:value-type="string">
            <text:p>着陆点</text:p>
          </table:table-cell>
          <table:table-cell office:value-type="float" office:value="1" calcext:value-type="float">
            <text:p>1</text:p>
          </table:table-cell>
          <table:table-cell office:value-type="string" calcext:value-type="string">
            <text:p>EN_alerts</text:p>
          </table:table-cell>
          <table:table-cell table:number-columns-repeated="1020"/>
        </table:table-row>
        <table:table-row table:style-name="ro3">
          <table:table-cell office:value-type="string" calcext:value-type="string">
            <text:p>LIFELESS PLANET\n\n\n\n\nby DAVID BOARD\n\n\n\n\nA STAGE 2 STUDIOS Production\n\n\nPresented by LACE GAMES\n\n\nDigital Distribution by KISS\n\n\n\n\nDAVID BOARD\nStory, Design &amp; Development\n\n\n\n\nMusic by RICH DOUGLAS\nrichdouglas.net\n\n\n\n\nVoice Artists:\n\nBOB CARTER\nAstronaut\n\nMARINA KALMYKOVA\nAelita\n\nIGOR HOCHLOWKIN\nRussian Scientist\n\nMARY WELLS\nInterviewer\n\nVADIM HOHLOVKIN\nSecond Russian Scientist\n\n\n\n\nJAZON BURNELL\nPremier Edition Programming\n\n\n\n\nGENE &amp; JAN BOARD\nExecutive Producers\n\n\nAssociate Producers:\n\nJONATHAN AND ILEANA BOARD\n\nTHOMAS HANCOCK\n\nJOSHUA HUDNER\n\nJOYCE MOMARTS\n\nDONOVAN PRUITT\n\nYANG PULSE\n\nCHRISTIAN THORBY\n\n\n\n\nDONOVAN PRUITT\nAssociate Writer\n\nRICHARD ABBOTT\nSound Design\n\nJONATHAN BOARD\nLegal Consultant / Game Design Consultant\n\nLOGAN MILES\nArt Assistant / QA\n\nMIKHAIL MARCHENKO\nRussian Language Consultant\n\nHYBRID SOUNDWORKS, INC.\nAdditional Sound Design\n\nAdditional Music:\nCHRIS BARR\nCHARLIE ARMOUR\n\n\n\n\nLACE GAMES\n\nDAMIAN FINN\nHead of Product Development\n\nCAMPBELL LACEY\nAssociate Producer\n\nFOZ\nCreative Director\n\nCATHERINE CORNER\nProduction Manager\n\nCARLOS MATEOS\nInternational Sales\n\nGLENN HAYES\nUK Sales\n\nDAVE CLARKE\nPR &amp; Marketing\n\nADAM LACEY\nCEO\n\n\n\nKickstarter Funders:\n\nDaniel Drexler\nStargazer\nPatrick J W Nielsen\nTedMuenster\nflybo777\njonathan\nBrian Lewis\nHector E Perez Jr\nMatthew Casebeer\nTim Cupp\nJoachim De Lombaert\nStanley Smith\nBrian Baker\nMelissa Bollerud\n\n\nKickstarter Premier Supporters:\n\nAndrew Neufeld <text:s text:c="2"/>Anthony Davis <text:s text:c="2"/>Itai Tavor\nCli'shay M.W.L. <text:s text:c="2"/>Michael Bert <text:s text:c="2"/>Daniel\nAndré Twupack <text:s text:c="2"/>John Ingalls <text:s text:c="2"/>Brett Elliff\nChip Hinshaw <text:s text:c="2"/>Eddie Beal <text:s text:c="2"/>Evan Adams\nCSargeP <text:s text:c="2"/>Akimotos <text:s text:c="2"/>Massimiliano Maffini\nJosh Cohen <text:s text:c="2"/>Lydia Gwaltney <text:s text:c="2"/>Tom Shortridge\nAndrew Churchard <text:s text:c="2"/>AndreasH <text:s text:c="2"/>Alain Marion\nMichael Jacob <text:s text:c="2"/>mary beth renner <text:s text:c="2"/>Evan Gallic\nVan Miranda <text:s text:c="2"/>interestedfooditem <text:s text:c="2"/>David Luhr\nscar_401 <text:s text:c="2"/>Premaximum <text:s text:c="2"/>Jursun\nMichael <text:s text:c="2"/>ColdSpiral <text:s text:c="2"/>Ryan Yesel\nrobert gould <text:s text:c="2"/>Roberto Sanchez <text:s text:c="2"/>Beanopolis\nRay Henderson <text:s text:c="2"/>Greg Leask <text:s text:c="2"/>John Silvers\nJim Tipton <text:s text:c="2"/>Ryan Abel <text:s text:c="2"/>Jeff Bruce\nHazMatt <text:s text:c="2"/>Mikhail Marchenko <text:s text:c="2"/>Ryan Large\nCharles J Pratt <text:s text:c="2"/>Stavros Baltas <text:s text:c="2"/>Ben Friesen\nBrian Miller <text:s text:c="2"/>Daedalus1134 <text:s text:c="2"/>André\nCarl Kloster <text:s text:c="2"/>James Anselment <text:s text:c="2"/>Franz Ablinger\nTristan Davis-Keaveny <text:s text:c="2"/>AuldWolf <text:s text:c="2"/>supermoof\nPaul Jenkins <text:s text:c="2"/>Svick <text:s text:c="2"/>Thomas Archuleta\nBrandon Postal <text:s text:c="2"/>Chris Fiore <text:s text:c="2"/>Adam W\nSachka Sandra Duval Rieunier <text:s text:c="2"/>Reynald François <text:s text:c="2"/>Kay Wall\njmcintosh4s <text:s text:c="2"/>Robert Bigelow <text:s text:c="2"/>Derek Katz\nStephen Heller <text:s text:c="2"/>Phil <text:s text:c="2"/>Andy\nRob_Griffin <text:s text:c="2"/>finnsonc <text:s text:c="2"/>Kennt Chan\nGTRichey <text:s text:c="2"/>Adam Wendt <text:s text:c="2"/>John C. Park\nSam Dietrick <text:s text:c="2"/>Stephen Williams <text:s text:c="2"/>Shaun Maguire\nLynne McDermott <text:s text:c="2"/>Alessandro Lazzari <text:s text:c="2"/>Jackson\nlinorn <text:s text:c="2"/>Colin Tye <text:s text:c="2"/>Greg Hillenbrand\nMIke Campbell <text:s text:c="2"/>Damian Fibuch <text:s text:c="2"/>Samuel D.\nMax Drzewinski <text:s text:c="2"/>Denis Mamontov <text:s text:c="2"/>Kender\nBieeanda <text:s text:c="2"/>GrumpySteen <text:s text:c="2"/>Wesley Doak Neal\nJeff Yarnell <text:s text:c="2"/>Jay Lanchester <text:s text:c="2"/>Scott Hellyer\nBen McCarver <text:s text:c="2"/>Boogieboy90 <text:s text:c="2"/>Trenton Wynter Brown\nDesmond Finn <text:s text:c="2"/>Todd Allen <text:s text:c="2"/>Amaquieria\nIlia <text:s text:c="2"/>Gabe Henkes <text:s text:c="2"/>Ben Jordan\nAlejandro Moreno <text:s text:c="2"/>Aki Saksola <text:s text:c="2"/>Steven Dirks\nDerek Fedel <text:s text:c="2"/>Gerhard Lindeque <text:s text:c="2"/>Hudson\nMichael Galluzzo <text:s text:c="2"/>Nikolai Brox Nordby <text:s text:c="2"/>Ondine Eaton\nPatrick Berg <text:s text:c="2"/>AlexJZB <text:s text:c="2"/>Jim Kirk\nLorenzo <text:s text:c="2"/>TriMike <text:s text:c="2"/>Wolfblade\nRyan Garcia <text:s text:c="2"/>teej <text:s text:c="2"/>Christian Walde\nDaniel <text:s text:c="2"/>Richard Parkins <text:s text:c="2"/>Augustine Savoca\nSome Guy <text:s text:c="2"/>Sean Rose <text:s text:c="2"/>Vlad\nenandrews <text:s text:c="2"/>Sarn <text:s text:c="2"/>Steven Moy\nJennifer Osborne <text:s text:c="2"/>Mike SoRelle <text:s text:c="2"/>Fiona\nMatt Leitzen <text:s text:c="2"/>Nick Harboe Sørensen <text:s text:c="2"/>James Watson\nJeremie Lariviere <text:s text:c="2"/>Chris Hawley <text:s text:c="2"/>Matthew Wilson-Krasnovitch\nVjeko Konc <text:s text:c="2"/>Jeni Young <text:s text:c="2"/>Brett Yamamoto\nJason Gulbin <text:s text:c="2"/>Mike <text:s text:c="2"/>Keloran\nPeter Ståhlberg <text:s text:c="2"/>pomian <text:s text:c="2"/>Gordon Forsythe\nJacob Schmid <text:s text:c="2"/>Jim Kelly <text:s text:c="2"/>Ivan Januskevic\nSarkazein <text:s text:c="2"/>DerBonk <text:s text:c="2"/>Eravi Thambiaya\novisis <text:s text:c="2"/>will <text:s text:c="2"/>CaitSidhe\nMiguel Arroba <text:s text:c="2"/>Vitas Varnas <text:s text:c="2"/>Tetsuji Asakawa\nMichael Curran <text:s text:c="2"/>David Schumacher <text:s text:c="2"/>Stephanie Turner\nHobie <text:s text:c="2"/>Nick Crouch <text:s text:c="2"/>Thaddeus Ryker\nJoseph Connell <text:s text:c="2"/>Dan Pritchett <text:s text:c="2"/>Gavin McGibbon\nPrometheus Lights <text:s text:c="2"/>jdougan <text:s text:c="2"/>Michael Robertson\nJonB <text:s text:c="2"/>Michael Udaltsov\n\n\nKickstarter Supporters:\n\nAlex Koti <text:s text:c="2"/>Renee Brunne <text:s text:c="2"/>Harald Demler\nJonas Albrektsson <text:s text:c="2"/>Benjamin <text:s text:c="2"/>William Walker\nSSteve <text:s text:c="2"/>Alex May <text:s text:c="2"/>Michael Sokalski\nJohn Bardinelli <text:s text:c="2"/>Josh Pschorr <text:s text:c="2"/>Josh Millrod\nTamok <text:s text:c="2"/>Kieran Manners <text:s text:c="2"/>Nincodedo\nTyler Rich <text:s text:c="2"/>Max Brustkern <text:s text:c="2"/>Ryan Giglio\nEspen Steinsnes <text:s text:c="2"/>Curtis Melroe <text:s text:c="2"/>Håkon Bogsrud\nChris Butler <text:s text:c="2"/>Mike <text:s text:c="2"/>Daniel Humphries\nDaniel Pach <text:s text:c="2"/>Daniel Filiatrault <text:s text:c="2"/>Justin Patterson\nShep McAllister <text:s text:c="2"/>Mert Batırbaygil <text:s text:c="2"/>Ted Boone\nAaron Price <text:s text:c="2"/>Rick Dakan <text:s text:c="2"/>Robert Carrillo\nTimothy <text:s text:c="2"/>Connor Graham <text:s text:c="2"/>Kyle Amen\nDan Hartman <text:s text:c="2"/>Scott <text:s text:c="2"/>Adam Sorkin\nBrian Olmstead <text:s text:c="2"/>John <text:s text:c="2"/>INCyr\nRory Regnell <text:s text:c="2"/>Joshua Sheena <text:s text:c="2"/>hlfx\ngadam07 <text:s text:c="2"/>Michael Rempfer <text:s text:c="2"/>Anthony Hobday\nSamual Grieve <text:s text:c="2"/>Andrew White <text:s text:c="2"/>Francisco\nWilliam C Crawford <text:s text:c="2"/>Juho Käyhkö <text:s text:c="2"/>Carit Rasmussen\nMatthew Koester <text:s text:c="2"/>Robert Alexander Wardlaw Crawford <text:s text:c="2"/>Ben Banton\nyogurt <text:s text:c="2"/>Jon South <text:s text:c="2"/>Eli Curtz\nBen Blank <text:s text:c="2"/>Nikolis Papageorgio <text:s text:c="2"/>Alex Hurst\ntashkerm <text:s text:c="2"/>Michael Fechner <text:s text:c="2"/>Lee Thompson\nJuan Pablo Escribano Santana <text:s text:c="2"/>Nick Leaphart <text:s text:c="2"/>Jared\nnikos_skiadas <text:s text:c="2"/>Adrian Hon <text:s text:c="2"/>Nick Wolf\nSamuel Roger Goodspeed <text:s text:c="2"/>Kayden <text:s text:c="2"/>Joel Zauderer\nNathan Popham <text:s text:c="2"/>Scott Thornhill <text:s text:c="2"/>Mike Hurd\nPavel Ronin <text:s text:c="2"/>Paul Roberts <text:s text:c="2"/>John W. Bruce\nAndrew Hollenbach <text:s text:c="2"/>Phill <text:s text:c="2"/>Paul\nJesse Whyte <text:s text:c="2"/>Banhai <text:s text:c="2"/>Mark Jones\nMichael Hicks <text:s text:c="2"/>Sean Middleton <text:s text:c="2"/>Jon Theys\nRendan <text:s text:c="2"/>Jakob Medlin <text:s text:c="2"/>Andrew Kaminski\nRussell Pybas <text:s text:c="2"/>David Doyle <text:s text:c="2"/>mobilemarshall\nwurmsrus <text:s text:c="2"/>Thern Rossel <text:s text:c="2"/>Terry Ishida\nKenik <text:s text:c="2"/>JMaz <text:s text:c="2"/>Jordan Bauman\nStephen Haselschwerdt <text:s text:c="2"/>Donovan Rainbow\nAkar <text:s text:c="2"/>Aieris <text:s text:c="2"/>MrScruff\nLloyd Foreman <text:s text:c="2"/>Matthew Howell <text:s text:c="2"/>Todd Zircher\nJulian Baker <text:s text:c="2"/>Sean <text:s text:c="2"/>Montee\nAlex Glenn <text:s text:c="2"/>Jamesac68 <text:s text:c="2"/>Cameron Switzer\nBill Rosgen <text:s text:c="2"/>Jeff Stewart <text:s text:c="2"/>James\nEric Kosino <text:s text:c="2"/>Dominique Bischof <text:s text:c="2"/>Anton Volkov\nJoshua Kahn <text:s text:c="2"/>Chris Timber Craiglow <text:s text:c="2"/>Mark Jennings\nDileep Purushotham <text:s text:c="2"/>Michael Ostrokol <text:s text:c="2"/>Daniel Segel\nBrandon Saintonge <text:s text:c="2"/>Rohan Smith <text:s text:c="2"/>Akoji\nPeter Strait <text:s text:c="2"/>Peter Woodward <text:s text:c="2"/>Luke\nJoris <text:s text:c="2"/>Bass <text:s text:c="2"/>Timo Repo\nJasian01 <text:s text:c="2"/>Torbjørn Pedersen <text:s text:c="2"/>Paul Treneary\nAndreas Johansen <text:s text:c="2"/>Sebastian Toft <text:s text:c="2"/>David Rosca\nAnders Guldbrandsen Jørgensen <text:s text:c="2"/>Steven Schwab <text:s text:c="2"/>Joseph Williams\nAlex de la Mare <text:s text:c="2"/>James <text:s text:c="2"/>TeraTelnet\nTom Lloyd <text:s text:c="2"/>Chris Mannion <text:s text:c="2"/>josk17\nGordon Miller <text:s text:c="2"/>BioSehnsucht <text:s text:c="2"/>Graeme\nJohn Pender <text:s text:c="2"/>Chris Pacey <text:s text:c="2"/>Sean Smith\nBen Wicks <text:s text:c="2"/>Antoine Vanoutryve <text:s text:c="2"/>grypsilon\nMatthew Michnik <text:s text:c="2"/>Robert Pearson <text:s text:c="2"/>SvenK\nDan Reynolds <text:s text:c="2"/>Patrick Egan <text:s text:c="2"/>FrankJames\nChristian <text:s text:c="2"/>Dan Maher <text:s text:c="2"/>Jedediah Baker\nZachary Edwards <text:s text:c="2"/>Melcafist <text:s text:c="2"/>John\nCharles Pina <text:s text:c="2"/>Jay Panaligan <text:s text:c="2"/>Mike Willoughby\nMark Henning <text:s text:c="2"/>Alex Hunneybell <text:s text:c="2"/>Benjamin Hernstrom\nBernardo Briceño <text:s text:c="2"/>Peter Dorey <text:s text:c="2"/>Volker Klei\nMatthew Warriner <text:s text:c="2"/>Robert Finnamore <text:s text:c="2"/>Iain MacKenzie\nDebraS <text:s text:c="2"/>nick conrad <text:s text:c="2"/>Patrick Kurts\nDavid Lanes <text:s text:c="2"/>BinarySplit <text:s text:c="2"/>Andrew Shell\nJose Perez III <text:s text:c="2"/>G3Du <text:s text:c="2"/>soullexx\nPatrick <text:s text:c="2"/>Greg Wiese <text:s text:c="2"/>Mike Barlow\nBrendan Reilly <text:s text:c="2"/>James <text:s text:c="2"/>Antifnity\nSam Courtney <text:s text:c="2"/>James Terry <text:s text:c="2"/>Jared Clary\nBenjamin Ragheb <text:s text:c="2"/>iammacgyver <text:s text:c="2"/>Ben Martin\nAlex 'Gerhard' Ruddick <text:s text:c="2"/>William Krebs <text:s text:c="2"/>Nathaniel\nSteve Reddekopp <text:s text:c="2"/>Jonathan Hager <text:s text:c="2"/>Duffey Wolvin\nSpacePilot <text:s text:c="2"/>Steffen Karstensen <text:s text:c="2"/>ranangel\nMatt Robertson <text:s text:c="2"/>Linktoreality <text:s text:c="2"/>Stefan Grassberger\nkrakenmoth [WoOS] <text:s text:c="2"/>Hairball <text:s text:c="2"/>Ken Davis\nRose Vines <text:s text:c="2"/>Kyriakos Koursaris <text:s text:c="2"/>Kit Plumb\nMark Allman / Esther Allman <text:s text:c="2"/>Stan Spas <text:s text:c="2"/>George Prew\nChisaku <text:s text:c="2"/>Damian Glenny <text:s text:c="2"/>AndyGondorf\nShawnosaurus <text:s text:c="2"/>Kendrick Martin <text:s text:c="2"/>Jamie Gray\nThomas Lant <text:s text:c="2"/>Lisa <text:s text:c="2"/>Hector Padilla\nMichael Dunn <text:s text:c="2"/>doyerz <text:s text:c="2"/>Jeremy Noonan\nMatthew Henkes <text:s text:c="2"/>Andrew <text:s text:c="2"/>Tareque Hossain\nhoshkicker <text:s text:c="2"/>Breth Bear <text:s text:c="2"/>Marco Brieden\nGareth Robinson <text:s text:c="2"/>Eelse Pieters <text:s text:c="2"/>Dane Jensen\nErik Wertz <text:s text:c="2"/>Adrian Dahlin <text:s text:c="2"/>Cameron Kingsley\nThomas Giles <text:s text:c="2"/>Richard NL <text:s text:c="2"/>Nathan Sanfilippo\nTristan Leder <text:s text:c="2"/>Keksus <text:s text:c="2"/>Ashley Rayner\nHerbert Eder <text:s text:c="2"/>Eli Kaplow <text:s text:c="2"/>Zach Keskinen\nMichael Stum <text:s text:c="2"/>Leon Schreuder <text:s text:c="2"/>Benjamin Urban\nNels Anderson <text:s text:c="2"/>Alejandro E. Moreno <text:s text:c="2"/>Kurt Anderson\nJosiah Ilgenfritz <text:s text:c="2"/>Andrew Stafford <text:s text:c="2"/>Readydot WeAre\nCarsten Czaja <text:s text:c="2"/>Alexander Moore <text:s text:c="2"/>Joe Potts\nJediaKyrol <text:s text:c="2"/>Paul Rosenberg <text:s text:c="2"/>Ronny Nieto\nBarbara Ash <text:s text:c="2"/>Colas <text:s text:c="2"/>Jcongiardo\nChristopher McGuire <text:s text:c="2"/>Jimmy <text:s text:c="2"/>Quinn Abrahams\nStacia Gonzalez <text:s text:c="2"/>Michael Drucker <text:s text:c="2"/>Josh Kraus\nJoshua Weatherford <text:s text:c="2"/>Roy Davis <text:s text:c="2"/>Ben Phipps\nObsolete <text:s text:c="2"/>harlekinrains <text:s text:c="2"/>Bruce Flowers\nshadowclasper <text:s text:c="2"/>Maria Kirchner <text:s text:c="2"/>Julien\ngeniekid <text:s text:c="2"/>Gerhard Zelenka <text:s text:c="2"/>Axel\nSherri Marx <text:s text:c="2"/>Markus Weber <text:s text:c="2"/>Lord Yod\nHonest Dave <text:s text:c="2"/>Martin Debes <text:s text:c="2"/>Rich\npandaloki <text:s text:c="2"/>Mikhail Ushanov <text:s text:c="2"/>Kevin Ludwig\nSteve Haske <text:s text:c="2"/>Corey Shaughnessy <text:s text:c="2"/>Eric Poulsen\nJames <text:s text:c="2"/>Amos Brown <text:s text:c="2"/>Janice M. Eisen\nEric Henson <text:s text:c="2"/>Emma Price <text:s text:c="2"/>Kelly K. Smith\nVijay Varadan <text:s text:c="2"/>Bill Cauley <text:s text:c="2"/>Steve Gargolinski\nDavid Lawrence <text:s text:c="2"/>Kirt Dankmyer <text:s text:c="2"/>Luke McHale\nBradford T Cone <text:s text:c="2"/>Andrew Hatchell <text:s text:c="2"/>Simon Olofsson\nPatrick Palmer <text:s text:c="2"/>Buemba <text:s text:c="2"/>Cooper Troxell\nM. Sean Molley <text:s text:c="2"/>Nikolay Osokin <text:s text:c="2"/>Paul A Kowal\nChris Morrell <text:s text:c="2"/>Zenmetsu <text:s text:c="2"/>Michael Champion\nJohn Parker Royal <text:s text:c="2"/>Mads <text:s text:c="2"/>Zabuni\nBenjamin (Florn) Daws <text:s text:c="2"/>Alex Haslam <text:s text:c="2"/>Tony Dowler\nThoune <text:s text:c="2"/>Junius Stone <text:s text:c="2"/>Chris Gertz\nChris Benson <text:s text:c="2"/>CJ Baker <text:s text:c="2"/>Michael\nHaley Valletta <text:s text:c="2"/>Oli Pritchard <text:s text:c="2"/>Judy Tart\nChristian Amor Kvalheim <text:s text:c="2"/>DrewSouth <text:s text:c="2"/>Noah Billings\nBeau Johansen <text:s text:c="2"/>Psybernary <text:s text:c="2"/>L.W. Brown\nKevin <text:s text:c="2"/>shawnr <text:s text:c="2"/>Erik Dahlman\nTallon <text:s text:c="2"/>Robert Boyle <text:s text:c="2"/>Andy Lundell\nDakota Grecco <text:s text:c="2"/>ferdinando urbano <text:s text:c="2"/>Noam\nKyle Dodson <text:s text:c="2"/>twoheadedboy <text:s text:c="2"/>Zachari Dahran\nScytrin dai Kinthra <text:s text:c="2"/>Patrick <text:s text:c="2"/>Ainsley Yeager\nQQ <text:s text:c="2"/>Man On Li <text:s text:c="2"/>Kevin\nEdward <text:s text:c="2"/>Alex Eastly <text:s text:c="2"/>Mana\nGeorge Cotsikis <text:s text:c="2"/>Andrew Musser <text:s text:c="2"/>Quiteblank\nChristopher Just <text:s text:c="2"/>Jake Cooper <text:s text:c="2"/>Sean Long\nRenee Lyons <text:s text:c="2"/>Julie Hui <text:s text:c="2"/>Hilke Heremans\nAndrew Harkness <text:s text:c="2"/>Jordan Chard <text:s text:c="2"/>Brian Q. Kelley\nSascha <text:s text:c="2"/>Cathy Griffin <text:s text:c="2"/>Patrick McAuliffe\nFrances <text:s text:c="2"/>Michael Whiteley <text:s text:c="2"/>Darryll Sulymka\nMichael Brennock <text:s text:c="2"/>Jonathan Andrus <text:s text:c="2"/>Scott Daniels\nJeff Hitchcock <text:s text:c="2"/>Jeremy Givens <text:s text:c="2"/>Shauna McKain-Storey\nKevin Schleich <text:s text:c="2"/>Jordan Herrera <text:s text:c="2"/>Eric Brooks\nMichael T <text:s text:c="2"/>Matthew Twomey <text:s text:c="2"/>Joseph Le May\nDavid Rodriguez <text:s text:c="2"/>Kat Black <text:s text:c="2"/>Mauro\nDaniel Mason <text:s text:c="2"/>Russ Petrick <text:s text:c="2"/>Tomáš Denemark\nKevin Waters <text:s text:c="2"/>Jasmine Choinski <text:s text:c="2"/>Matt Butler\nryan <text:s text:c="2"/>Anthony Gambatese <text:s text:c="2"/>Alastor\nJeremiah Clark <text:s text:c="2"/>Alexander Brideson <text:s text:c="2"/>Daniel Winograd-Cort\nAlexandra <text:s text:c="2"/>Lorenzo Orselli <text:s text:c="2"/>joe768\nArthur <text:s text:c="2"/>Jackson Power <text:s text:c="2"/>Céline .S. Sauvé\nMichelle Ferreirae <text:s text:c="2"/>Sam Benke <text:s text:c="2"/>saay00\nNick Retallack <text:s text:c="2"/>Gerald <text:s text:c="2"/>Jeremy Douglass\n <text:s/>\n\nNOAH RUBLE\nGame Design Consultant\n\n\nRAY GARTON\nExoplanet Geology Consultant\n\n\nSpecial Thanks:\nTo my wife, for her astronomical patience and support.\n\n\n\n\n\n\nCopyright 2015 by Board Media Group, LLC. All rights reserved.\n\nwww.LifelessPlanet.com\n\n</text:p>
          </table:table-cell>
          <table:table-cell office:value-type="string" calcext:value-type="string">
            <text:p><text:span text:style-name="T1">绝命星球\n\n\n\n\nby DAVID BOARD\n\n\n\n\nA STAGE 2 STUDIOS Production\n\n\nLACE GAMES 出品\n\n\n由 KISS 负责数字发行\n\n\n\n\nDAVID BOARD\n故事、设计与开发\n\n\n\n\n音乐来自 RICH DOUGLAS\nrichdouglas.net\n\n\n\n\n声优\n\nBOB CARTER\n宇航员\n\nMARINA KALMYKOVA\n埃丽塔\n\nIGOR HOCHLOWKIN\n俄罗斯科学家\n\nMARY WELLS\n采访者\n\nVADIM HOHLOVKIN\n俄罗斯科学家 2\n\n\n\n\nJAZON BURNELL\n高级版程序\n\n\n\n\nGENE &amp; JAN BOARD\n执行制片人\n\n\n联合制片人\n\nJONATHAN AND ILEANA BOARD\n\nTHOMAS HANCOCK\n\nJOSHUA HUDNER\n\nJOYCE MOMARTS\n\nDONOVAN PRUITT\n\nYANG PULSE\n\nCHRISTIAN THORBY\n\n\n\n\nDONOVAN PRUITT\n联合剧作家\n\nRICHARD ABBOTT\n声音设计\n\nJONATHAN BOARD\n法律顾问、游戏设计顾问\n\nLOGAN MILES\n美术助理、质量保证\n\nMIKHAIL MARCHENKO\n俄语顾问\n\nHYBRID SOUNDWORKS, INC.\n额外</text:span>声音设计\n\n额外音乐\nCHRIS BARR\nCHARLIE ARMOUR\n\n\n\n\nLACE GAMES\n\nDAMIAN FINN\n产品开发主管\n\nCAMPBELL LACEY\n联合制片人\n\nFOZ\n创意总监\n\nCATHERINE CORNER\n产品经理\n\nCARLOS MATEOS\n国际销售\n\nGLENN HAYES\n英国销售\n\nDAVE CLARKE\n公关与市场\n\nADAM LACEY\n执行总裁\n\n\n\nKickstarter赞助者\n\nDaniel Drexler\nStargazer\nPatrick J W Nielsen\nTedMuenster\nflybo777\njonathan\nBrian Lewis\nHector E Perez Jr\nMatthew Casebeer\nTim Cupp\nJoachim De Lombaert\nStanley Smith\nBrian Baker\nMelissa Bollerud\n\n\nKickstarter高级支持者\n\nAndrew Neufeld   Anthony Davis   Itai Tavor\nCli'shay M.W.L.   Michael Bert   Daniel\nAndré Twupack   John Ingalls   Brett Elliff\nChip Hinshaw   Eddie Beal   Evan Adams\nCSargeP   Akimotos   Massimiliano Maffini\nJosh Cohen   Lydia Gwaltney   Tom Shortridge\nAndrew Churchard   AndreasH   Alain Marion\nMichael Jacob   mary beth renner   Evan Gallic\nVan Miranda   interestedfooditem   David Luhr\nscar_401   Premaximum   Jursun\nMichael   ColdSpiral   Ryan Yesel\nrobert gould   Roberto Sanchez   Beanopolis\nRay Henderson   Greg Leask   John Silvers\nJim Tipton   Ryan Abel   Jeff Bruce\nHazMatt   Mikhail Marchenko   Ryan Large\nCharles J Pratt   Stavros Baltas   Ben Friesen\nBrian Miller   Daedalus1134   André\nCarl Kloster   James Anselment   Franz Ablinger\nTristan Davis-Keaveny   AuldWolf   supermoof\nPaul Jenkins   Svick   Thomas Archuleta\nBrandon Postal   Chris Fiore   Adam W\nSachka Sandra Duval Rieunier   Reynald François   Kay Wall\njmcintosh4s   Robert Bigelow   Derek Katz\nStephen Heller   Phil   Andy\nRob_Griffin   finnsonc   Kennt Chan\nGTRichey   Adam Wendt   John C. Park\nSam Dietrick   Stephen Williams   Shaun Maguire\nLynne McDermott   Alessandro Lazzari   Jackson\nlinorn   Colin Tye   Greg Hillenbrand\nMIke Campbell   Damian Fibuch   Samuel D.\nMax Drzewinski   Denis Mamontov   Kender\nBieeanda   GrumpySteen   Wesley Doak Neal\nJeff Yarnell   Jay Lanchester   Scott Hellyer\nBen McCarver   Boogieboy90   Trenton Wynter Brown\nDesmond Finn   Todd Allen   Amaquieria\nIlia   Gabe Henkes   Ben Jordan\nAlejandro Moreno   Aki Saksola   Steven Dirks\nDerek Fedel   Gerhard Lindeque   Hudson\nMichael Galluzzo   Nikolai Brox Nordby   Ondine Eaton\nPatrick Berg   AlexJZB   Jim Kirk\nLorenzo   TriMike   Wolfblade\nRyan Garcia   teej   Christian Walde\nDaniel   Richard Parkins   Augustine Savoca\nSome Guy   Sean Rose   Vlad\nenandrews   Sarn   Steven Moy\nJennifer Osborne   Mike SoRelle   Fiona\nMatt Leitzen   Nick Harboe Sørensen   James Watson\nJeremie Lariviere   Chris Hawley   Matthew Wilson-Krasnovitch\nVjeko Konc   Jeni Young   Brett Yamamoto\nJason Gulbin   Mike   Keloran\nPeter Ståhlberg   pomian   Gordon Forsythe\nJacob Schmid   Jim Kelly   Ivan Januskevic\nSarkazein   DerBonk   Eravi Thambiaya\novisis   will   CaitSidhe\nMiguel Arroba   Vitas Varnas   Tetsuji Asakawa\nMichael Curran   David Schumacher   Stephanie Turner\nHobie   Nick Crouch   Thaddeus Ryker\nJoseph Connell   Dan Pritchett   Gavin McGibbon\nPrometheus Lights   jdougan   Michael Robertson\nJonB   Michael Udaltsov\n\n\nKickstarter支持者\n\nAlex Koti   Renee Brunne   Harald Demler\nJonas Albrektsson   Benjamin   William Walker\nSSteve   Alex May   Michael Sokalski\nJohn Bardinelli   Josh Pschorr   Josh Millrod\nTamok   Kieran Manners   Nincodedo\nTyler Rich   Max Brustkern   Ryan Giglio\nEspen Steinsnes   Curtis Melroe   Håkon Bogsrud\nChris Butler   Mike   Daniel Humphries\nDaniel Pach   Daniel Filiatrault   Justin Patterson\nShep McAllister   Mert Batırbaygil   Ted Boone\nAaron Price   Rick Dakan   Robert Carrillo\nTimothy   Connor Graham   Kyle Amen\nDan Hartman   Scott   Adam Sorkin\nBrian Olmstead   John   INCyr\nRory Regnell   Joshua Sheena   hlfx\ngadam07   Michael Rempfer   Anthony Hobday\nSamual Grieve   Andrew White   Francisco\nWilliam C Crawford   Juho Käyhkö   Carit Rasmussen\nMatthew Koester   Robert Alexander Wardlaw Crawford   Ben Banton\nyogurt   Jon South   Eli Curtz\nBen Blank   Nikolis Papageorgio   Alex Hurst\ntashkerm   Michael Fechner   Lee Thompson\nJuan Pablo Escribano Santana   Nick Leaphart   Jared\nnikos_skiadas   Adrian Hon   Nick Wolf\nSamuel Roger Goodspeed   Kayden   Joel Zauderer\nNathan Popham   Scott Thornhill   Mike Hurd\nPavel Ronin   Paul Roberts   John W. Bruce\nAndrew Hollenbach   Phill   Paul\nJesse Whyte   Banhai   Mark Jones\nMichael Hicks   Sean Middleton   Jon Theys\nRendan   Jakob Medlin   Andrew Kaminski\nRussell Pybas   David Doyle   mobilemarshall\nwurmsrus   Thern Rossel   Terry Ishida\nKenik   JMaz   Jordan Bauman\nStephen Haselschwerdt   Donovan Rainbow\nAkar   Aieris   MrScruff\nLloyd Foreman   Matthew Howell   Todd Zircher\nJulian Baker   Sean   Montee\nAlex Glenn   Jamesac68   Cameron Switzer\nBill Rosgen   Jeff Stewart   James\nEric Kosino   Dominique Bischof   Anton Volkov\nJoshua Kahn   Chris Timber Craiglow   Mark Jennings\nDileep Purushotham   Michael Ostrokol   Daniel Segel\nBrandon Saintonge   Rohan Smith   Akoji\nPeter Strait   Peter Woodward   Luke\nJoris   Bass   Timo Repo\nJasian01   Torbjørn Pedersen   Paul Treneary\nAndreas Johansen   Sebastian Toft   David Rosca\nAnders Guldbrandsen Jørgensen   Steven Schwab   Joseph Williams\nAlex de la Mare   James   TeraTelnet\nTom Lloyd   Chris Mannion   josk17\nGordon Miller   BioSehnsucht   Graeme\nJohn Pender   Chris Pacey   Sean Smith\nBen Wicks   Antoine Vanoutryve   grypsilon\nMatthew Michnik   Robert Pearson   SvenK\nDan Reynolds   Patrick Egan   FrankJames\nChristian   Dan Maher   Jedediah Baker\nZachary Edwards   Melcafist   John\nCharles Pina   Jay Panaligan   Mike Willoughby\nMark Henning   Alex Hunneybell   Benjamin Hernstrom\nBernardo Briceño   Peter Dorey   Volker Klei\nMatthew Warriner   Robert Finnamore   Iain MacKenzie\nDebraS   nick conrad   Patrick Kurts\nDavid Lanes   BinarySplit   Andrew Shell\nJose Perez III   G3Du   soullexx\nPatrick   Greg Wiese   Mike Barlow\nBrendan Reilly   James   Antifnity\nSam Courtney   James Terry   Jared Clary\nBenjamin Ragheb   iammacgyver   Ben Martin\nAlex 'Gerhard' Ruddick   William Krebs   Nathaniel\nSteve Reddekopp   Jonathan Hager   Duffey Wolvin\nSpacePilot   Steffen Karstensen   ranangel\nMatt Robertson   Linktoreality   Stefan Grassberger\nkrakenmoth [WoOS]   Hairball   Ken Davis\nRose Vines   Kyriakos Koursaris   Kit Plumb\nMark Allman / Esther Allman   Stan Spas   George Prew\nChisaku   Damian Glenny   AndyGondorf\nShawnosaurus   Kendrick Martin   Jamie Gray\nThomas Lant   Lisa   Hector Padilla\nMichael Dunn   doyerz   Jeremy Noonan\nMatthew Henkes   Andrew   Tareque Hossain\nhoshkicker   Breth Bear   Marco Brieden\nGareth Robinson   Eelse Pieters   Dane Jensen\nErik Wertz   Adrian Dahlin   Cameron Kingsley\nThomas Giles   Richard NL   Nathan Sanfilippo\nTristan Leder   Keksus   Ashley Rayner\nHerbert Eder   Eli Kaplow   Zach Keskinen\nMichael Stum   Leon Schreuder   Benjamin Urban\nNels Anderson   Alejandro E. Moreno   Kurt Anderson\nJosiah Ilgenfritz   Andrew Stafford   Readydot WeAre\nCarsten Czaja   Alexander Moore   Joe Potts\nJediaKyrol   Paul Rosenberg   Ronny Nieto\nBarbara Ash   Colas   Jcongiardo\nChristopher McGuire   Jimmy   Quinn Abrahams\nStacia Gonzalez   Michael Drucker   Josh Kraus\nJoshua Weatherford   Roy Davis   Ben Phipps\nObsolete   harlekinrains   Bruce Flowers\nshadowclasper   Maria Kirchner   Julien\ngeniekid   Gerhard Zelenka   Axel\nSherri Marx   Markus Weber   Lord Yod\nHonest Dave   Martin Debes   Rich\npandaloki   Mikhail Ushanov   Kevin Ludwig\nSteve Haske   Corey Shaughnessy   Eric Poulsen\nJames   Amos Brown   Janice M. Eisen\nEric Henson   Emma Price   Kelly K. Smith\nVijay Varadan   Bill Cauley   Steve Gargolinski\nDavid Lawrence   Kirt Dankmyer   Luke McHale\nBradford T Cone   Andrew Hatchell   Simon Olofsson\nPatrick Palmer   Buemba   Cooper Troxell\nM. Sean Molley   Nikolay Osokin   Paul A Kowal\nChris Morrell   Zenmetsu   Michael Champion\nJohn Parker Royal   Mads   Zabuni\nBenjamin (Florn) Daws   Alex Haslam   Tony Dowler\nThoune   Junius Stone   Chris Gertz\nChris Benson   CJ Baker   Michael\nHaley Valletta   Oli Pritchard   Judy Tart\nChristian Amor Kvalheim   DrewSouth   Noah Billings\nBeau Johansen   Psybernary   L.W. Brown\nKevin   shawnr   Erik Dahlman\nTallon   Robert Boyle   Andy Lundell\nDakota Grecco   ferdinando urbano   Noam\nKyle Dodson   twoheadedboy   Zachari Dahran\nScytrin dai Kinthra   Patrick   Ainsley Yeager\nQQ   Man On Li   Kevin\nEdward   Alex Eastly   Mana\nGeorge Cotsikis   Andrew Musser   Quiteblank\nChristopher Just   Jake Cooper   Sean Long\nRenee Lyons   Julie Hui   Hilke Heremans\nAndrew Harkness   Jordan Chard   Brian Q. Kelley\nSascha   Cathy Griffin   Patrick McAuliffe\nFrances   Michael Whiteley   Darryll Sulymka\nMichael Brennock   Jonathan Andrus   Scott Daniels\nJeff Hitchcock   Jeremy Givens   Shauna McKain-Storey\nKevin Schleich   Jordan Herrera   Eric Brooks\nMichael T   Matthew Twomey   Joseph Le May\nDavid Rodriguez   Kat Black   Mauro\nDaniel Mason   Russ Petrick   Tomáš Denemark\nKevin Waters   Jasmine Choinski   Matt Butler\nryan   Anthony Gambatese   Alastor\nJeremiah Clark   Alexander Brideson   Daniel Winograd-Cort\nAlexandra   Lorenzo Orselli   joe768\nArthur   Jackson Power   Céline .S. Sauvé\nMichelle Ferreirae   Sam Benke   saay00\nNick Retallack   Gerald   Jeremy Douglass\n  \n\nNOAH RUBLE\n游戏设计顾问\n\n\nRAY GARTON\n外星球地质顾问\n\n\n特别鸣谢\n我的妻子，感谢她巨大的耐心与支持。\n\n\n\n\n\n\nCopyright 2015 by Board Media Group, LLC. 保留所有权利\n\nwww.LifelessPlanet.com\n\n</text:p>
          </table:table-cell>
          <table:table-cell office:value-type="string" calcext:value-type="string">
            <text:p>endCredits</text:p>
          </table:table-cell>
          <table:table-cell office:value-type="string" calcext:value-type="string">
            <text:p>EN_credits</text:p>
          </table:table-cell>
          <table:table-cell table:number-columns-repeated="1020"/>
        </table:table-row>
        <table:table-row table:style-name="ro1">
          <table:table-cell office:value-type="string" calcext:value-type="string">
            <text:p>Yellow Quartz</text:p>
          </table:table-cell>
          <table:table-cell office:value-type="string" calcext:value-type="string">
            <text:p>黄石英</text:p>
          </table:table-cell>
          <table:table-cell office:value-type="string" calcext:value-type="string">
            <text:p>yellow_quartz_title</text:p>
          </table:table-cell>
          <table:table-cell office:value-type="string" calcext:value-type="string">
            <text:p>EN_documents</text:p>
          </table:table-cell>
          <table:table-cell table:number-columns-repeated="1020"/>
        </table:table-row>
        <table:table-row table:style-name="ro2">
          <table:table-cell office:value-type="string" calcext:value-type="string">
            <text:p>Verty striking example of yellow-colored quartz. All this silicon could be put to good use...if only this planet could be tamed.</text:p>
          </table:table-cell>
          <table:table-cell office:value-type="string" calcext:value-type="string">
            <text:p>非常看好的黄色石英。它里面的硅能得到很好的利用……要是这颗星球能被驯服的话。</text:p>
          </table:table-cell>
          <table:table-cell office:value-type="string" calcext:value-type="string">
            <text:p>yellow_quartz</text:p>
          </table:table-cell>
          <table:table-cell office:value-type="string" calcext:value-type="string">
            <text:p>EN_documents</text:p>
          </table:table-cell>
          <table:table-cell table:number-columns-repeated="1020"/>
        </table:table-row>
        <table:table-row table:style-name="ro2">
          <table:table-cell office:value-type="string" calcext:value-type="string">
            <text:p>Wulfenite</text:p>
            <text:p/>
          </table:table-cell>
          <table:table-cell office:value-type="string" calcext:value-type="string">
            <text:p>钼铅矿</text:p>
          </table:table-cell>
          <table:table-cell office:value-type="string" calcext:value-type="string">
            <text:p>wulfenite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Thought at first I had spotted some mundane yellow quartz, but this is almost certainly the molybdenum mineral wulfenite! If we're ever able to establish a colony here, these rocks could likely be mined for lead ore.</text:p>
          </table:table-cell>
          <table:table-cell office:value-type="string" calcext:value-type="string">
            <text:p>起初我以为自己看到的是些普通的黄石英，不过现在几乎可以确定这是钼铅矿！如果我们能在这里建立殖民地，那么这些石头很可能会被开采来锻炼成铅矿。</text:p>
          </table:table-cell>
          <table:table-cell office:value-type="string" calcext:value-type="string">
            <text:p>wulfenite</text:p>
          </table:table-cell>
          <table:table-cell office:value-type="string" calcext:value-type="string">
            <text:p>EN_documents</text:p>
          </table:table-cell>
          <table:table-cell table:number-columns-repeated="1020"/>
        </table:table-row>
        <table:table-row table:style-name="ro1">
          <table:table-cell office:value-type="string" calcext:value-type="string">
            <text:p>Are We Aliens?</text:p>
          </table:table-cell>
          <table:table-cell office:value-type="string" calcext:value-type="string">
            <text:p>我们是外星人吗？</text:p>
          </table:table-cell>
          <table:table-cell office:value-type="string" calcext:value-type="string">
            <text:p>we_are_aliens_title</text:p>
          </table:table-cell>
          <table:table-cell office:value-type="string" calcext:value-type="string">
            <text:p>EN_documents</text:p>
          </table:table-cell>
          <table:table-cell table:number-columns-repeated="1020"/>
        </table:table-row>
        <table:table-row table:style-name="ro5">
          <table:table-cell office:value-type="string" calcext:value-type="string">
            <text:p>A new world, a new conspiracy. The children speak of aliens. They measure the distance of this world from our own as some sort of progress, that we might be closer to discovery. They do not understand the vast emptiness of the cosmos. Still, the very fact that we stand here does raise an interesting point. The books, the movies, the radio programs, they always speak of monsters arriving from outer space. But in this instance, are we not the invading alien race? (Auto-Translated from Russian)</text:p>
          </table:table-cell>
          <table:table-cell office:value-type="string" calcext:value-type="string">
            <text:p>新的世界，新的阴谋。孩子们说着外星人的事。他们会把测量这个世界与我们世界的距离当作是我们也许能更接近于发现的某种进展。他们不明白宇宙的广袤无垠。不过我们立足于此的事实确实抛出了一个有趣的观点。那些书籍，电影，电台总会提及外太空怪物的事。不过对于这个状况来说，我们不才是入侵的外星物种吗？（从俄语自动翻译）</text:p>
          </table:table-cell>
          <table:table-cell office:value-type="string" calcext:value-type="string">
            <text:p>we_are_aliens</text:p>
          </table:table-cell>
          <table:table-cell office:value-type="string" calcext:value-type="string">
            <text:p>EN_documents</text:p>
          </table:table-cell>
          <table:table-cell table:number-columns-repeated="1020"/>
        </table:table-row>
        <table:table-row table:style-name="ro1">
          <table:table-cell office:value-type="string" calcext:value-type="string">
            <text:p>Dr. Vladimir Audio Log</text:p>
          </table:table-cell>
          <table:table-cell office:value-type="string" calcext:value-type="string">
            <text:p>弗拉基米尔博士的语音记录</text:p>
          </table:table-cell>
          <table:table-cell office:value-type="string" calcext:value-type="string">
            <text:p>vladimir_title</text:p>
          </table:table-cell>
          <table:table-cell office:value-type="string" calcext:value-type="string">
            <text:p>EN_documents</text:p>
          </table:table-cell>
          <table:table-cell table:number-columns-repeated="1020"/>
        </table:table-row>
        <table:table-row table:style-name="ro6">
          <table:table-cell office:value-type="string" calcext:value-type="string">
            <text:p>This is Dr. Vladimir Kerimov of the Soviet Space Agency. I am recording this message in the hopes that it will someday be retrieved and our mission to this planet will be understood. It was a peaceful mission. We discovered a...portal in Siberia two--uh, twenty-two...years ago, in 1974. This...mysterious device instantaneously transported men and machine from Earth across through space to the surface of this planet. \n\n The planet was rich with life--strange but also wonderful and beautiful with an atmosphere favorable to life. It was decided that this world should be claimed for Russia, so the most amazing discovery in the history of mankind was kept a secret. Our leaders wanted to build a new and perfect Soviet society, so very quickly we established a colony of hundreds of people. In the beginning, this planet held so much promise. \n\n After a few months our scientific team discovered that the native plant life was dying out. We had unintentionally introduced a virus that killed off a bacteria-like substance that covered the surface of the planet. This organism was the primary food source of the plants and...when it died, life on the planet died with it. \n\n Well...most life died. Some organisms remain and they have...mutated horribly. They are ravenous for any kind of food. We have lost almost our entire colony to these creatures. Even as I record this message, they are closing in. We have retreated to a high point in the eastern gorge. We had hoped to reach the relic power structure, but it is too dangerous. \n\n I don't know how long we can hold out... (Auto-Translated from Russian)</text:p>
          </table:table-cell>
          <table:table-cell office:value-type="string" calcext:value-type="string">
            <text:p><text:span text:style-name="T1">我是苏维埃宇航局的弗拉基米尔·克里莫夫博士。我留下这条信息是希望将来某天它能被找到，并且希望我们在这颗星球上的任务能够为世人所理解。这是项和平的任务。我们在两——呃，二十二……年前发现了……位于西伯利亚的传送门。这个……神秘装置能将人类和机器瞬间从地球传送至这颗星球表面。\n\n 这里有着非常丰富的生命——虽然奇怪但却很美很宜人，非常适合生存。我们已经决定将这颗星球纳为俄罗斯的所有物，所以这个人类史上最重大的发现被当作秘密隐藏了起来。我们的领导想要在这里建造一个新的完美苏维埃社会，因此我们很快就建立了一支由数百人组成的殖民队伍。在一开始，这颗星球就被寄予了太多的希望。\n\n 过了几个月，我们的科学团队发现当地的植物生命正在消亡。我们在无意间引入了一种能够杀死星球表面类细菌物质的病毒。这种有机体是植物的主要食物来源，而且……当它死的时候，星球上的生命也会跟着死。\n\n好吧，大部分生命都死了。部分有机体活了下来并且……变异成了可怕的东西。它们对任何食物都极为渴望。这些怪物害我们几乎失去了整个殖民队伍。即便是我在</text:span>录这段语音的时候，它们都还在靠近。我们撤退到了东边峡谷一处很高的地方。我们希望能够去到遗迹电力建筑，不过这太危险了。\n\n也不知道我们还能撑多久……（从俄语自动翻译）</text:p>
          </table:table-cell>
          <table:table-cell office:value-type="string" calcext:value-type="string">
            <text:p>vladimir</text:p>
          </table:table-cell>
          <table:table-cell office:value-type="string" calcext:value-type="string">
            <text:p>EN_documents</text:p>
          </table:table-cell>
          <table:table-cell table:number-columns-repeated="1020"/>
        </table:table-row>
        <table:table-row table:style-name="ro1">
          <table:table-cell office:value-type="string" calcext:value-type="string">
            <text:p>Travertine</text:p>
          </table:table-cell>
          <table:table-cell office:value-type="string" calcext:value-type="string">
            <text:p>石灰华</text:p>
          </table:table-cell>
          <table:table-cell office:value-type="string" calcext:value-type="string">
            <text:p>travertine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I have entered an area of beautiful limestone terraces formed by intense geothermal activity. I'll have to watch my step in this region since there is hot magma not far underground.</text:p>
          </table:table-cell>
          <table:table-cell office:value-type="string" calcext:value-type="string">
            <text:p>我进入了一个由剧烈地热运动所产生的美丽的石灰华阶地。在这里我每一步都得小心，因为在地下不深的地方就有热岩浆。</text:p>
          </table:table-cell>
          <table:table-cell office:value-type="string" calcext:value-type="string">
            <text:p>travertine</text:p>
          </table:table-cell>
          <table:table-cell office:value-type="string" calcext:value-type="string">
            <text:p>EN_documents</text:p>
          </table:table-cell>
          <table:table-cell table:number-columns-repeated="1020"/>
        </table:table-row>
        <table:table-row table:style-name="ro1">
          <table:table-cell office:value-type="string" calcext:value-type="string">
            <text:p>Things I Miss</text:p>
          </table:table-cell>
          <table:table-cell office:value-type="string" calcext:value-type="string">
            <text:p>我想念的事物</text:p>
          </table:table-cell>
          <table:table-cell office:value-type="string" calcext:value-type="string">
            <text:p>things_i_miss_title</text:p>
          </table:table-cell>
          <table:table-cell office:value-type="string" calcext:value-type="string">
            <text:p>EN_documents</text:p>
          </table:table-cell>
          <table:table-cell table:number-columns-repeated="1020"/>
        </table:table-row>
        <table:table-row table:style-name="ro7">
          <table:table-cell office:value-type="string" calcext:value-type="string">
            <text:p>Life has gotten very hard here. I want to go home so much. My brother said I should make a list of things I miss about home. I smile when I think about these things. Hopefully we'll be able to go back very soon!</text:p>
            <text:p/>
            <text:p>Things I Miss from Home:</text:p>
            <text:p/>
            <text:p>Cheburashka</text:p>
            <text:p>Laughter</text:p>
            <text:p>Music</text:p>
            <text:p>Babushka's Samovar</text:p>
            <text:p>Medicine</text:p>
            <text:p>Fresh Bread</text:p>
            <text:p>Milk</text:p>
            <text:p>Mommy</text:p>
            <text:p>(Auto-Translated from Russian)</text:p>
          </table:table-cell>
          <table:table-cell office:value-type="string" calcext:value-type="string">
            <text:p>这里的生活变得非常艰难。我好想回家。我兄弟说我可以应该弄个列表记录下我所想念的家中之物。每当我想起这些事物的时候我都会笑。希望我们很快就能回去！</text:p>
            <text:p/>
            <text:p>我想念的家中之物：</text:p>
            <text:p/>
            <text:p>大耳猴查布</text:p>
            <text:p>笑声</text:p>
            <text:p>音乐</text:p>
            <text:p>外婆的茶壶</text:p>
            <text:p>药</text:p>
            <text:p>新鲜的面包</text:p>
            <text:p>牛奶</text:p>
            <text:p>妈妈</text:p>
            <text:p>（从俄语自动翻译）</text:p>
          </table:table-cell>
          <table:table-cell office:value-type="string" calcext:value-type="string">
            <text:p>things_i_miss</text:p>
          </table:table-cell>
          <table:table-cell office:value-type="string" calcext:value-type="string">
            <text:p>EN_documents</text:p>
          </table:table-cell>
          <table:table-cell table:number-columns-repeated="1020"/>
        </table:table-row>
        <table:table-row table:style-name="ro1">
          <table:table-cell office:value-type="string" calcext:value-type="string">
            <text:p>The Test Subject</text:p>
          </table:table-cell>
          <table:table-cell office:value-type="string" calcext:value-type="string">
            <text:p>测试项目</text:p>
          </table:table-cell>
          <table:table-cell office:value-type="string" calcext:value-type="string">
            <text:p>test_subject_title</text:p>
          </table:table-cell>
          <table:table-cell office:value-type="string" calcext:value-type="string">
            <text:p>EN_documents</text:p>
          </table:table-cell>
          <table:table-cell table:number-columns-repeated="1020"/>
        </table:table-row>
        <table:table-row table:style-name="ro8">
          <table:table-cell office:value-type="string" calcext:value-type="string">
            <text:p>Much to our dismay, the ecological impact of our exploitation of the Green Fire was vicious. The plant life receded rapidly. We theorized that the moss was the primary source of food for all the life on this planet. Unfortunately for our civilization here, the decrease in moss not only meant the decrease in power, but also a decrease in oxygen. Human and plant alike began to die.\n\nAs luck would have it, though, one of the doctors noticed an oddity in town. One of our assistants, Aelita, was keeping a garden...and it was thriving! We attempted to discover its secret, but Aelita was strangely defensive. Apparently, her child had died in the early stages of the oxygen shortage.\n\nAelita's refusal to cooperate and share her secret forced our hand. Soldiers came threatening to burn the garden, but when Aelita moved to protect her plants, they grew stronger. Her touch made them react--brought them to life! Regarded then as a tool, Aelita was taken, imprisoned, and forced to undergo terrible experiments.\n\nWe severely altered her on a genetic level by injecting an abundance of native DNA into her body from preserved moss cultures. While she roared in pain and protest, we took her humanity away on a molecular level. Aelita was more of a plant than a human when we were finished. Her eyes took on a brilliant green color and her lungs filled with CO2. But it was a success! Her footsteps invigorated the ground in her wake with small sprouts of life. The moss responded to her touch, rising up from the dust.\n\nI do not expect Aelita to forgive us, but she is the only hope to restore the balance of life on this world. Without Aelita, this planet will remain in decay for the rest of time. (Auto-Translated from Russian)</text:p>
          </table:table-cell>
          <table:table-cell office:value-type="string" calcext:value-type="string">
            <text:p><text:span text:style-name="T1">我们真的很沮丧，绿火的开发带来了严重的生态影响。星球上的生命在急速衰减。我们推论青苔就是这星球上所有生命的主要食物来源。很不幸由于我们文明的来到，青苔减少了，这不仅意味着电力会减少，而且还意味着氧气也会减少。人类和植物都一样开始死亡。\n\n不过幸运的是，我们其中一位博士注意到了镇子里的有个奇怪的地方。我们其中一位助手，埃塔利，保留了一处花园……而且还很旺盛！我们试图寻找它的秘密，但埃塔利却异常抗拒。据说她的孩子在早期的氧气短缺中去世了。\n\n埃塔利拒绝合作和分享她的秘密，这迫使我们采取强硬手段。士兵们威胁她要烧掉这座花园，但当埃塔利前去保护她的植物时，它们变强壮了。她的接触让它们产生了反应——她让它们变活了！我们带走并囚禁了埃塔利，并把她当作工具一样强制加入到恐怖的实验中。\n\n我们从保存的青苔培养物中提取了本地DNA，并把它们大量注射到她体内，从基因层面彻底改变了她。在她痛苦吼叫和抗议的时候，我们从分子层面夺走了她的人类性。当我们结束实验时，相比人类，埃塔利更像是植物。她的眼睛变成了鲜艳的绿色，她的肺部充满了二氧化碳。但这是个巨大的成功！她踏过的土地变得生机勃勃，生命的幼芽从中苏醒。青苔响应了她的触摸，从尘土中长了出来。</text:span>\n\n我并不指望埃塔利会原谅我们，但她是恢复这个世界生态平衡的唯一希望。没有埃塔利，这颗星球将会在余下的时间里一直腐朽下去。（从俄语自动翻译）</text:p>
          </table:table-cell>
          <table:table-cell office:value-type="string" calcext:value-type="string">
            <text:p>test_subject</text:p>
          </table:table-cell>
          <table:table-cell office:value-type="string" calcext:value-type="string">
            <text:p>EN_documents</text:p>
          </table:table-cell>
          <table:table-cell table:number-columns-repeated="1020"/>
        </table:table-row>
        <table:table-row table:style-name="ro1">
          <table:table-cell office:value-type="string" calcext:value-type="string">
            <text:p>Oxygen Supply Vehicle</text:p>
          </table:table-cell>
          <table:table-cell office:value-type="string" calcext:value-type="string">
            <text:p>氧气补给车</text:p>
          </table:table-cell>
          <table:table-cell office:value-type="string" calcext:value-type="string">
            <text:p>supply_module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Oxygen supply vehicle model 8A. These supply vehicles will be sent to the planet three days in advance of the landing party to provide for longer excursions on the planet's surface. However, because unmanned probes have determined the planet is rich with life and oxygen levels on the planet are at near-Earth levels, these supply vehicles may not be needed. (ISSA Document 544-JB)</text:p>
          </table:table-cell>
          <table:table-cell office:value-type="string" calcext:value-type="string">
            <text:p><text:span text:style-name="T1">8A型氧气补给车。为了延长在星球表面的探索时间，这些补给车会在队伍登陆前三天发送至这颗星球。但因为无人探测机断定这颗星球拥有大量生命且它的氧气水平与地球非常接近，所以可能用不着这些补给车</text:span>。（ISSA文档 544-JB）</text:p>
          </table:table-cell>
          <table:table-cell office:value-type="string" calcext:value-type="string">
            <text:p>supply_module</text:p>
          </table:table-cell>
          <table:table-cell office:value-type="string" calcext:value-type="string">
            <text:p>EN_documents</text:p>
          </table:table-cell>
          <table:table-cell table:number-columns-repeated="1020"/>
        </table:table-row>
        <table:table-row table:style-name="ro1">
          <table:table-cell office:value-type="string" calcext:value-type="string">
            <text:p>Sulfur</text:p>
          </table:table-cell>
          <table:table-cell office:value-type="string" calcext:value-type="string">
            <text:p>硫磺</text:p>
          </table:table-cell>
          <table:table-cell office:value-type="string" calcext:value-type="string">
            <text:p>sulfur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A nice specimen of the ninth most common element in the universe. This particular mineral is quite large and suggests a sedimentary origin associated with ancient marine deposits. I can only imagine the vast oceans that might once have covered this planet.</text:p>
          </table:table-cell>
          <table:table-cell office:value-type="string" calcext:value-type="string">
            <text:p><text:span text:style-name="T1">宇宙第九大常见元素的美丽样本。入手的这块矿石有着不小的体积，而且它的沉积源与古代海洋沉积物有关。我只能猜想这颗星球曾被广阔的海洋所覆盖</text:span>。</text:p>
          </table:table-cell>
          <table:table-cell office:value-type="string" calcext:value-type="string">
            <text:p>sulfur</text:p>
          </table:table-cell>
          <table:table-cell office:value-type="string" calcext:value-type="string">
            <text:p>EN_documents</text:p>
          </table:table-cell>
          <table:table-cell table:number-columns-repeated="1020"/>
        </table:table-row>
        <table:table-row table:style-name="ro1">
          <table:table-cell office:value-type="string" calcext:value-type="string">
            <text:p>A Boy in the Woods</text:p>
          </table:table-cell>
          <table:table-cell office:value-type="string" calcext:value-type="string">
            <text:p><text:span text:style-name="T1">森林</text:span>男孩</text:p>
          </table:table-cell>
          <table:table-cell office:value-type="string" calcext:value-type="string">
            <text:p>shapeshifter_title</text:p>
          </table:table-cell>
          <table:table-cell office:value-type="string" calcext:value-type="string">
            <text:p>EN_documents</text:p>
          </table:table-cell>
          <table:table-cell table:number-columns-repeated="1020"/>
        </table:table-row>
        <table:table-row table:style-name="ro11">
          <table:table-cell office:value-type="string" calcext:value-type="string">
            <text:p>I do not recognize the changing world around us anymore. It seems darker--dreary and hatefully responsive to our presence. My son, Kolya, ran to me last week claiming that he saw a boy in the forest who tried to lure him in deeper, then smacked him in the face with a branch. The gash on his face is proof. While this could be a story to hide his embarrassment, Kolya swears to me that the boy looked exactly like him, and I am inclined to believe him. I do not know if we created these monstrosities or merely awoke them, but I do know we are no longer welcome in this place. (Auto-Translated from Russian)</text:p>
          </table:table-cell>
          <table:table-cell office:value-type="string" calcext:value-type="string">
            <text:p><text:span text:style-name="T1">我已经认不出我们周围这个千变万化的世界了。它看起来比以前更加黑暗——它沮丧且厌恶地回应着我们的存在。我的儿子，柯利亚，跑来告诉我说他上周在森林里见到一个男孩，那个男孩引诱他往森林深处走，然后用树枝打了他的脸。他脸上的伤就是证明。虽然他有可能是为了掩饰难堪而编造了这个故事，但柯利亚言之凿凿地说那个男孩看上去跟他一样，所以我愿意相信他。我不知道这些怪物是由</text:span>我们创造的还只是被我们唤醒了，但我知道这颗星球已经不再欢迎我们了。（从俄语自动翻译）</text:p>
          </table:table-cell>
          <table:table-cell office:value-type="string" calcext:value-type="string">
            <text:p>shapeshifter</text:p>
          </table:table-cell>
          <table:table-cell office:value-type="string" calcext:value-type="string">
            <text:p>EN_documents</text:p>
          </table:table-cell>
          <table:table-cell table:number-columns-repeated="1020"/>
        </table:table-row>
        <table:table-row table:style-name="ro1">
          <table:table-cell office:value-type="string" calcext:value-type="string">
            <text:p>Lab Security Code Part B</text:p>
          </table:table-cell>
          <table:table-cell office:value-type="string" calcext:value-type="string">
            <text:p>实验室安保密码 B</text:p>
          </table:table-cell>
          <table:table-cell office:value-type="string" calcext:value-type="string">
            <text:p>securitycode1_2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Second half of code for access to southern laboratory: 549</text:p>
            <text:p/>
            <text:p>In keeping with security protocol, this portion of the security code must be kept separate from other half of code. (Auto-Translated from Russian)</text:p>
          </table:table-cell>
          <table:table-cell office:value-type="string" calcext:value-type="string">
            <text:p><text:span text:style-name="T1">进入南边实验室的后半部分密码：549</text:span></text:p>
            <text:p/>
            <text:p><text:span text:style-name="T1">根据安全协议，这部分安保密码一定是和另一半密码分开放了。（从俄语自动翻译）</text:span></text:p>
          </table:table-cell>
          <table:table-cell office:value-type="string" calcext:value-type="string">
            <text:p>securitycode1_2</text:p>
          </table:table-cell>
          <table:table-cell office:value-type="string" calcext:value-type="string">
            <text:p>EN_documents</text:p>
          </table:table-cell>
          <table:table-cell table:number-columns-repeated="1020"/>
        </table:table-row>
        <table:table-row table:style-name="ro1">
          <table:table-cell office:value-type="string" calcext:value-type="string">
            <text:p>Lab Security Code Part A</text:p>
          </table:table-cell>
          <table:table-cell office:value-type="string" calcext:value-type="string">
            <text:p>实验室安保密码 A</text:p>
          </table:table-cell>
          <table:table-cell office:value-type="string" calcext:value-type="string">
            <text:p>securitycode1_1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First half of code for access to southern laboratory: 331</text:p>
            <text:p/>
            <text:p>In keeping with security protocol, this portion of the security code must be kept separate from other half of code. (Auto-Translated from Russian)</text:p>
          </table:table-cell>
          <table:table-cell office:value-type="string" calcext:value-type="string">
            <text:p><text:span text:style-name="T1">进入南边实验室的前半部分密码：331</text:span></text:p>
            <text:p/>
            <text:p><text:span text:style-name="T1">根据安全协议，这部分安保密码一定是和另一半密码分开放了。（从俄语自动翻译）</text:span></text:p>
          </table:table-cell>
          <table:table-cell office:value-type="string" calcext:value-type="string">
            <text:p>securitycode1_1</text:p>
          </table:table-cell>
          <table:table-cell office:value-type="string" calcext:value-type="string">
            <text:p>EN_documents</text:p>
          </table:table-cell>
          <table:table-cell table:number-columns-repeated="1020"/>
        </table:table-row>
        <table:table-row table:style-name="ro1">
          <table:table-cell office:value-type="string" calcext:value-type="string">
            <text:p>Rose Quartz</text:p>
          </table:table-cell>
          <table:table-cell office:value-type="string" calcext:value-type="string">
            <text:p>蔷薇石英</text:p>
          </table:table-cell>
          <table:table-cell office:value-type="string" calcext:value-type="string">
            <text:p>rose_quartz2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A fine sample of rose-colored quartz (similar to another sample I saw earlier today). In addition to the abundant presence of quartz on Earth, it's found on the Moon and in meteorites as well. This little mineral really gets around.</text:p>
          </table:table-cell>
          <table:table-cell office:value-type="string" calcext:value-type="string">
            <text:p><text:span text:style-name="T1">蔷薇色石英的样本（和我今早见到的另一件样品类似）。除了在地球上有这种丰富的石英外</text:span>，它在月球和陨石上也被发现过。这小矿石还真是在哪都吃得开。</text:p>
          </table:table-cell>
          <table:table-cell office:value-type="string" calcext:value-type="string">
            <text:p>rose_quartz2</text:p>
          </table:table-cell>
          <table:table-cell office:value-type="string" calcext:value-type="string">
            <text:p>EN_documents</text:p>
          </table:table-cell>
          <table:table-cell table:number-columns-repeated="1020"/>
        </table:table-row>
        <table:table-row table:style-name="ro1">
          <table:table-cell office:value-type="string" calcext:value-type="string">
            <text:p>Rose Quartz</text:p>
          </table:table-cell>
          <table:table-cell office:value-type="string" calcext:value-type="string">
            <text:p>蔷薇石英</text:p>
          </table:table-cell>
          <table:table-cell office:value-type="string" calcext:value-type="string">
            <text:p>rose_quartz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A large cluster of colored quartz. Nice to find a silicate mineral here...As the most common type of mineral in Earth's crust (about 95%), it makes the geologist in me feel like I'm home. Well, if not for all the other weirdness on this planet...</text:p>
          </table:table-cell>
          <table:table-cell office:value-type="string" calcext:value-type="string">
            <text:p>一大簇彩色石英。能在这里找到硅酸盐矿物挺不错的……作为地球地壳最常见的矿物类型（约95%），它让身为地质学家的我有了家的感觉。好吧，要是这星球没有其它奇奇怪怪的东西就更像了……</text:p>
          </table:table-cell>
          <table:table-cell office:value-type="string" calcext:value-type="string">
            <text:p>rose_quartz</text:p>
          </table:table-cell>
          <table:table-cell office:value-type="string" calcext:value-type="string">
            <text:p>EN_documents</text:p>
          </table:table-cell>
          <table:table-cell table:number-columns-repeated="1020"/>
        </table:table-row>
        <table:table-row table:style-name="ro1">
          <table:table-cell office:value-type="string" calcext:value-type="string">
            <text:p>Roots</text:p>
          </table:table-cell>
          <table:table-cell office:value-type="string" calcext:value-type="string">
            <text:p>植物</text:p>
          </table:table-cell>
          <table:table-cell office:value-type="string" calcext:value-type="string">
            <text:p>roots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I've taken a sample from one of the root species. My field observation tools are not of much use, but from what I can tell the creatures are a carbon-based life form. However, their cellular structure is completely unique. There is very little specialization between cells, and yet the cells appear to be far larger and vastly more complex than those of terrestrial animals including humans.</text:p>
          </table:table-cell>
          <table:table-cell office:value-type="string" calcext:value-type="string">
            <text:p><text:span text:style-name="T1">我从那些植物身上取了些样本。虽然我的实地考察工具派不上多大用场，但我能肯定这些怪物属于碳基生命。不过，它们的细胞结构是非常独特。它们细胞间的差别非常小，而且比包括人类在内的地球动物的细胞要大且复杂得多</text:span>。</text:p>
          </table:table-cell>
          <table:table-cell office:value-type="string" calcext:value-type="string">
            <text:p>roots</text:p>
          </table:table-cell>
          <table:table-cell office:value-type="string" calcext:value-type="string">
            <text:p>EN_documents</text:p>
          </table:table-cell>
          <table:table-cell table:number-columns-repeated="1020"/>
        </table:table-row>
        <table:table-row table:style-name="ro2">
          <table:table-cell office:value-type="string" calcext:value-type="string">
            <text:p>Report 92b: Robotic Arm</text:p>
            <text:p/>
          </table:table-cell>
          <table:table-cell office:value-type="string" calcext:value-type="string">
            <text:p>报告 92b：机械臂</text:p>
          </table:table-cell>
          <table:table-cell office:value-type="string" calcext:value-type="string">
            <text:p>robotic_arm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The Mobile Robotic Arm is finally working! We discovered that traditional batteries were rendered inoperable within proximity of the structures. Then a junior technician suggested we use the Green Fire itself as a power source for the arm. After weeks of work, we finally succeeded. The arm actually draws power from the structures--a perfect solution to the impasse! (Auto-Translated from Russian)</text:p>
          </table:table-cell>
          <table:table-cell office:value-type="string" calcext:value-type="string">
            <text:p>移动机械臂终于能用了！我们发现传统电池无法在建筑附近使用。然后一位初级技术员建议我们使用绿火来作为机械臂的能量源。在经过几个星期的努力后，我们终于成功了。机械臂真的能从建筑中获取电力——这真是解决困境的完美方案。</text:p>
          </table:table-cell>
          <table:table-cell office:value-type="string" calcext:value-type="string">
            <text:p>robotic_arm</text:p>
          </table:table-cell>
          <table:table-cell office:value-type="string" calcext:value-type="string">
            <text:p>EN_documents</text:p>
          </table:table-cell>
          <table:table-cell table:number-columns-repeated="1020"/>
        </table:table-row>
        <table:table-row table:style-name="ro1">
          <table:table-cell office:value-type="string" calcext:value-type="string">
            <text:p>Rhodochrosite</text:p>
          </table:table-cell>
          <table:table-cell office:value-type="string" calcext:value-type="string">
            <text:p>菱锰矿</text:p>
          </table:table-cell>
          <table:table-cell office:value-type="string" calcext:value-type="string">
            <text:p>rhodochrosite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Wow! A fantastic and rare find of the manganese carbonate mineral Rhodochrosite. Discovery indicates hydrothermal activity in this planet's history.</text:p>
          </table:table-cell>
          <table:table-cell office:value-type="string" calcext:value-type="string">
            <text:p>哇！找到了神奇且稀有的碳酸锰矿，菱锰矿。能发现这东西就说明这颗星球曾有过水热活动的历史。</text:p>
          </table:table-cell>
          <table:table-cell office:value-type="string" calcext:value-type="string">
            <text:p>rhodochrosite</text:p>
          </table:table-cell>
          <table:table-cell office:value-type="string" calcext:value-type="string">
            <text:p>EN_documents</text:p>
          </table:table-cell>
          <table:table-cell table:number-columns-repeated="1020"/>
        </table:table-row>
        <table:table-row table:style-name="ro1">
          <table:table-cell office:value-type="string" calcext:value-type="string">
            <text:p>Quartz</text:p>
          </table:table-cell>
          <table:table-cell office:value-type="string" calcext:value-type="string">
            <text:p>石英</text:p>
          </table:table-cell>
          <table:table-cell office:value-type="string" calcext:value-type="string">
            <text:p>quartz_title</text:p>
          </table:table-cell>
          <table:table-cell office:value-type="string" calcext:value-type="string">
            <text:p>EN_documents</text:p>
          </table:table-cell>
          <table:table-cell table:number-columns-repeated="1020"/>
        </table:table-row>
        <table:table-row table:style-name="ro2">
          <table:table-cell office:value-type="string" calcext:value-type="string">
            <text:p>Good ol' quartz. Second-most abundant mineral on planet Earth. Nice to see it all the way out here.</text:p>
          </table:table-cell>
          <table:table-cell office:value-type="string" calcext:value-type="string">
            <text:p>令人怀念的石英。地球上第二常见的矿物。很高兴一路来都能看到这东西。</text:p>
          </table:table-cell>
          <table:table-cell office:value-type="string" calcext:value-type="string">
            <text:p>quartz</text:p>
          </table:table-cell>
          <table:table-cell office:value-type="string" calcext:value-type="string">
            <text:p>EN_documents</text:p>
          </table:table-cell>
          <table:table-cell table:number-columns-repeated="1020"/>
        </table:table-row>
        <table:table-row table:style-name="ro1">
          <table:table-cell office:value-type="string" calcext:value-type="string">
            <text:p>Portal Time</text:p>
          </table:table-cell>
          <table:table-cell office:value-type="string" calcext:value-type="string">
            <text:p>传送时间</text:p>
          </table:table-cell>
          <table:table-cell office:value-type="string" calcext:value-type="string">
            <text:p>portal_time_title</text:p>
          </table:table-cell>
          <table:table-cell office:value-type="string" calcext:value-type="string">
            <text:p>EN_documents</text:p>
          </table:table-cell>
          <table:table-cell table:number-columns-repeated="1020"/>
        </table:table-row>
        <table:table-row table:style-name="ro12">
          <table:table-cell office:value-type="string" calcext:value-type="string">
            <text:p>The portal to this planet was a one-way transport mechanism, as we discovered following our initial arrival. We originally assumed it would work like any doorway--that we could return through the same portal device at our convenience--but this was not the case. Thankfully, we eventually discovered the second portal, the departure portal, leading back home. This two-portal system was actually very efficient for transport purposes, and we developed our settlements appropriately to regulate travel back and forth as necessary.\n\nBut what we didn't comprehend at first was the lost-time encountered through the portals. While transport happens quickly, time on Earth and on this planet are not in sync. We soon realized a week on this world was a month back on Earth.\n\nWhen the portals failed, this time disparity became great. When the arrival portal malfunctioned and killed so many people, we became afraid to use the departure portal to return to Earth. Over time, we started to see images we did not recognize on the other side. There were strange, towering structures, much more advanced than anything we'd ever seen before. Some believed the portal had re-calibrated to the homeworld of the portal creators, but I knew the truth: the images in the portal were of Earth, but centuries in the future!\n\nUnfortunately, we never tested our hypotheses given the completely unstable power reactions from the portal. It was far more likely we would suffer a tragic transportation accident like our comrades from home attempting to reach us. There were no volunteers, and eventually no further opportunities before the portal went dark and cold.\n\nIn retrospect, I wish we'd taken our chances. (Auto-Translated from Russian)</text:p>
          </table:table-cell>
          <table:table-cell office:value-type="string" calcext:value-type="string">
            <text:p><text:span text:style-name="T1">我们在初次抵达后，发现来这颗星球的传送门是单向的。我们起初认为它用起来会像门廊一样——我们能通过相同的传送设备自由往返——但结果并非如此。还好我们最后发现了第二扇能返回故乡的传送门，逆向传送门。这种双传送门系统在运输方面真的非常有效率。为了在必要时能够对交通进行管理，我们适当扩大了我们的定居点。\n\n但最初让我们无法理解的是穿越传送门时消失掉的时间。因为传送非常快，所以这颗星球和地球上的时间并不是同步的。我们很快发现这里的一个星期就是地球上的一个月。\n\n当传送失败时，这种时间差异会变得非常大。在经历过传送门失灵和多人死亡后，我们变得害怕利用这种逆向传送门来返回地球。随着时间推移，我们开始看到另一边出现了我们之前从未发现过的图像。奇怪且高耸的建筑群，远比我们见过的事物要先进。虽然有些人认为传送门的目的地已经被重设为传送门创造者的故乡，但我知道它的真相是什么：那些图像毫无疑问是地球的，不过是在几个世纪后的未来！\n\n不幸的是，关于传送门完全不稳定的电力反应的假设我们</text:span>从来都没去验证过。现在我们更有可能遭遇悲惨的交通事故了，比如要来我们这的故乡的同志。在传送门变暗变冷前，不会有志愿者，而且到最后连机会都不会有。\n\n但愿以后回想起来的时候，我们曾把握过机会。（从俄语自动翻译）</text:p>
          </table:table-cell>
          <table:table-cell office:value-type="string" calcext:value-type="string">
            <text:p>portal_time</text:p>
          </table:table-cell>
          <table:table-cell office:value-type="string" calcext:value-type="string">
            <text:p>EN_documents</text:p>
          </table:table-cell>
          <table:table-cell table:number-columns-repeated="1020"/>
        </table:table-row>
        <table:table-row table:style-name="ro1">
          <table:table-cell office:value-type="string" calcext:value-type="string">
            <text:p>Portal Disaster</text:p>
          </table:table-cell>
          <table:table-cell office:value-type="string" calcext:value-type="string">
            <text:p>传送灾难</text:p>
          </table:table-cell>
          <table:table-cell office:value-type="string" calcext:value-type="string">
            <text:p>portal_disaster_title</text:p>
          </table:table-cell>
          <table:table-cell office:value-type="string" calcext:value-type="string">
            <text:p>EN_documents</text:p>
          </table:table-cell>
          <table:table-cell table:number-columns-repeated="1020"/>
        </table:table-row>
        <table:table-row table:style-name="ro13">
          <table:table-cell office:value-type="string" calcext:value-type="string">
            <text:p>For years, we depended on the portal system to develop our colony on this planet. It never occurred to us that one day it would cease to function. As the native plants died and life receded from view, the hope that we would ever return to our families in Russia faded, too. \n\n It didn't happen all at once, of course. The portal faded from its former glory slowly over time. The more we developed this world for our creature comforts, the more desolate the environment became. Eventually, the portal began to mimic the world around us, and then it fought back. \n\n At first, there were simple accidents in the transportation process of our supplies. We assumed it was a fluke; after all, we were dealing with technology that we had only just discovered, so this was a rational conclusion at the time. Our theories were rendered inconsequential, though, when a group of colonists suffered the same fate. The shadows of their former selves--the gore-stained arrival platform--was a horror that we could not put out of our minds. Moscow sent nothing more, and we were too afraid to face fate and test our luck. \n\n We are now trapped here on a dying world. A grave of our own making. (Auto-Translated from Russian)</text:p>
          </table:table-cell>
          <table:table-cell office:value-type="string" calcext:value-type="string">
            <text:p><text:span text:style-name="T1">有那么几年，我们依赖于传送系统来发展我们在这颗星球上的殖民地。我们从没想过它会有停止工作的一天。随着当地植物的死亡以及视野中生命的消逝，我们回到俄罗斯家人身边的愿望也随之破灭了。\n\n当然，这些都不是一瞬间发生的。传送门是渐渐地从昔日的辉煌中衰败下来的。我们越是开发这个世界来满足物质要求，这里的环境就变得越是荒凉。最终，传送门开始模拟我们周围的世界并发起了反击。\n\n最开始我们只是在补给运输过程中出了点意外。我们都认为那是偶然；但我们使用的技术毕竟是刚发现的，所以那时候我们还是进行了理性的总结。不过当一组殖民者也遇上相同的命运后，我们的理论就变得无足轻重了。他们以前的影子——血迹斑斑的传送月台——变成了我们心中无法</text:span>抹去的恐惧。莫斯科那边不再送任何东西过来，而且我们也因为太过害怕而无法面对和尝试自己的命运。\n\n现在我们都困在这个死去的星球。都困在这个我们自掘的坟墓。（从俄语自动翻译）</text:p>
          </table:table-cell>
          <table:table-cell office:value-type="string" calcext:value-type="string">
            <text:p>portal_disaster</text:p>
          </table:table-cell>
          <table:table-cell office:value-type="string" calcext:value-type="string">
            <text:p>EN_documents</text:p>
          </table:table-cell>
          <table:table-cell table:number-columns-repeated="1020"/>
        </table:table-row>
        <table:table-row table:style-name="ro1">
          <table:table-cell office:value-type="string" calcext:value-type="string">
            <text:p>The Portal Changes</text:p>
          </table:table-cell>
          <table:table-cell office:value-type="string" calcext:value-type="string">
            <text:p>传送门变化</text:p>
          </table:table-cell>
          <table:table-cell office:value-type="string" calcext:value-type="string">
            <text:p>portal_changes_title</text:p>
          </table:table-cell>
          <table:table-cell office:value-type="string" calcext:value-type="string">
            <text:p>EN_documents</text:p>
          </table:table-cell>
          <table:table-cell table:number-columns-repeated="1020"/>
        </table:table-row>
        <table:table-row table:style-name="ro14">
          <table:table-cell office:value-type="string" calcext:value-type="string">
            <text:p>Due to the power fluctuations we first witnessed last winter, we have been unable to use the portal. After the...accident...we decided to wait for a few weeks to see if the portal stabilized. It didn't, and in fact it has now been months since we have been able to transport anyone through the portal.\n\nThen, just yesterday as I monitored the device, I witnessed something both exhilarating and terrifying. Through the flickering light of the portal I saw for the briefest moment a fantastic alien world with unbelievable architectural structures. It seems the portal creators have recalibrated the portal to a new destination: their home planet! We dare not attempt to travel through it now. (Auto-Translated from Russian)</text:p>
          </table:table-cell>
          <table:table-cell office:value-type="string" calcext:value-type="string">
            <text:p><text:span text:style-name="T1">由于我们去年冬天第一次看到的电力波动，我们一直都不能使用那扇传送门。自那场……事故……后我们决定等几个星期看看传送门会不会稳定下来。没有稳定，实际上离我们最后一次传送已经过去好几个月了。\n\n然后，就我昨天提起那些设备的时候，我看到了令人兴奋又恐惧的东西。透过门上闪烁着的光芒，我在极短的时间内看到了一个有着惊人建筑结构的奇妙外星世界。看来传送门的创造者把传送门的目的地设为了新的地方：他们的母星！但我们</text:span>现在都不敢过去。（从俄语自动翻译）</text:p>
          </table:table-cell>
          <table:table-cell office:value-type="string" calcext:value-type="string">
            <text:p>portal_changes</text:p>
          </table:table-cell>
          <table:table-cell office:value-type="string" calcext:value-type="string">
            <text:p>EN_documents</text:p>
          </table:table-cell>
          <table:table-cell table:number-columns-repeated="1020"/>
        </table:table-row>
        <table:table-row table:style-name="ro1">
          <table:table-cell office:value-type="string" calcext:value-type="string">
            <text:p>Welcome to Holo-Tab</text:p>
          </table:table-cell>
          <table:table-cell office:value-type="string" calcext:value-type="string">
            <text:p>欢迎使用Holo-Tab</text:p>
          </table:table-cell>
          <table:table-cell office:value-type="string" calcext:value-type="string">
            <text:p>pda_intro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Featuring a holographic display surface for extra portability and versatility, Holo-Tab 3000 is the latest in tablet technology. Holo-Tab automatically scans and translates text written in over 800 languages. In addition, this device may be used to compose and store mission log entries. (ISSA Document 004-PDA)</text:p>
          </table:table-cell>
          <table:table-cell office:value-type="string" calcext:value-type="string">
            <text:p><text:span text:style-name="T1">采用了最新平板科技的Holo-Tab 3000是拥有全息显示\n屏的多功能便携式电脑。Holo-Tab能自动扫描和翻译超过800种语言。另外，该设备还能用于记录和存储任务日志事项。（ISSA文档 004-掌上电脑</text:span>）</text:p>
          </table:table-cell>
          <table:table-cell office:value-type="string" calcext:value-type="string">
            <text:p>pda_intro</text:p>
          </table:table-cell>
          <table:table-cell office:value-type="string" calcext:value-type="string">
            <text:p>EN_documents</text:p>
          </table:table-cell>
          <table:table-cell table:number-columns-repeated="1020"/>
        </table:table-row>
        <table:table-row table:style-name="ro1">
          <table:table-cell office:value-type="string" calcext:value-type="string">
            <text:p>Obsidian</text:p>
          </table:table-cell>
          <table:table-cell office:value-type="string" calcext:value-type="string">
            <text:p>黑曜石</text:p>
          </table:table-cell>
          <table:table-cell office:value-type="string" calcext:value-type="string">
            <text:p>obsidian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This lava-derived glass confirms recent volcanic activity in this region. I'm always amazed at the deep black color of obsidian. Even more amazing that I've found it on an extrasolar planet!</text:p>
          </table:table-cell>
          <table:table-cell office:value-type="string" calcext:value-type="string">
            <text:p>有这种由岩浆形成的玻璃就说明了这区域最近有火山运动。我一直都对黑曜石那深邃的黑色感到惊讶。而更让人惊讶的是我居然能在系外行星发现它！</text:p>
          </table:table-cell>
          <table:table-cell office:value-type="string" calcext:value-type="string">
            <text:p>obsidian</text:p>
          </table:table-cell>
          <table:table-cell office:value-type="string" calcext:value-type="string">
            <text:p>EN_documents</text:p>
          </table:table-cell>
          <table:table-cell table:number-columns-repeated="1020"/>
        </table:table-row>
        <table:table-row table:style-name="ro1">
          <table:table-cell office:value-type="string" calcext:value-type="string">
            <text:p>Pikes</text:p>
          </table:table-cell>
          <table:table-cell office:value-type="string" calcext:value-type="string">
            <text:p>突然死亡</text:p>
          </table:table-cell>
          <table:table-cell office:value-type="string" calcext:value-type="string">
            <text:p>missionlog9_1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I've encountered a new species of the deadly life form that took the lives of my companions. This one is much bigger and lunges when I stand nearby. But it also becomes harmless a moment after it strikes. Touching or standing on the creature is no longer deadly, as if they use all their energy in the attack. I may be able to use this attribute to my advantage.</text:p>
            <text:p/>
          </table:table-cell>
          <table:table-cell office:value-type="string" calcext:value-type="string">
            <text:p><text:span text:style-name="T1">我遇到了那些取走我同事性命的致命生物的</text:span>新种类。这一只要比之前见过的都要大得多，而且我一靠近它就会向我冲过来。但在攻击过后它就便停下来。不管是触摸还是站在它上面都不再有性命之虞，仿佛它们的攻击已经用光了能量。也许我能好好利用这个特性。</text:p>
          </table:table-cell>
          <table:table-cell office:value-type="string" calcext:value-type="string">
            <text:p>missionlog9_1</text:p>
          </table:table-cell>
          <table:table-cell office:value-type="string" calcext:value-type="string">
            <text:p>EN_documents</text:p>
          </table:table-cell>
          <table:table-cell table:number-columns-repeated="1020"/>
        </table:table-row>
        <table:table-row table:style-name="ro1">
          <table:table-cell office:value-type="string" calcext:value-type="string">
            <text:p>Time for Answers</text:p>
          </table:table-cell>
          <table:table-cell office:value-type="string" calcext:value-type="string">
            <text:p>给我答案</text:p>
          </table:table-cell>
          <table:table-cell office:value-type="string" calcext:value-type="string">
            <text:p>missionlog8_1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I've picked up her tracks again. Setting aside the mystery of how she is able to survive out here...I still don't know if I can trust her. Her trail appears to lead me away from dangers, but maybe that's just because she's looking out for herself. One thing is certain: She doesn't want me following her, and that's exactly why I have to follow. It's time for some answers.</text:p>
          </table:table-cell>
          <table:table-cell office:value-type="string" calcext:value-type="string">
            <text:p>我再次找到了她的行踪。先抛开她是如何在这里生存的问题……我还是不知道能否信任她。她的路线似乎是在引导我远离危险，不过也有可能是因为她自己要避开。有件事是确定的：她不想我跟着她，而这正是我要跟着她的原因。是时候给我些答案了。</text:p>
          </table:table-cell>
          <table:table-cell office:value-type="string" calcext:value-type="string">
            <text:p>missionlog8_1</text:p>
          </table:table-cell>
          <table:table-cell office:value-type="string" calcext:value-type="string">
            <text:p>EN_documents</text:p>
          </table:table-cell>
          <table:table-cell table:number-columns-repeated="1020"/>
        </table:table-row>
        <table:table-row table:style-name="ro1">
          <table:table-cell office:value-type="string" calcext:value-type="string">
            <text:p>Footprints</text:p>
          </table:table-cell>
          <table:table-cell office:value-type="string" calcext:value-type="string">
            <text:p>足迹</text:p>
          </table:table-cell>
          <table:table-cell office:value-type="string" calcext:value-type="string">
            <text:p>missionlog7_2_title</text:p>
          </table:table-cell>
          <table:table-cell office:value-type="string" calcext:value-type="string">
            <text:p>EN_documents</text:p>
          </table:table-cell>
          <table:table-cell table:number-columns-repeated="1020"/>
        </table:table-row>
        <table:table-row table:style-name="ro14">
          <table:table-cell office:value-type="string" calcext:value-type="string">
            <text:p>The tracks are my guide, a delicate female footprint offering me subtle comfort as I press on into the unknown. Strangely, it's not always effective. I seem to lose the tracks in rocky areas, of which there are plenty. In the right light, though, I can see where they pick up again to continue my journey.\n\nAn analysis of the soil at the point of contact suggests that there is something organic reacting to the person--or the thing, whatever she is--making the tracks. The faded glow is haunting--unsettling marks on the earth that make me recall nuclear propaganda films. I'm trying not to worry about the idea that with every step my body is being irradiated beyond repair.</text:p>
          </table:table-cell>
          <table:table-cell office:value-type="string" calcext:value-type="string">
            <text:p><text:span text:style-name="T1">这些足迹就是我的向导，在我前往未知领域的时候，一位纤弱女性的足迹给了我微妙的安心感。奇怪的是，这并不总是有效。我好像在多岩区跟丢了足迹。不过在适当的光线下，我又看到了这些足迹并继续我的旅程。\n\n分析过接触点的土壤后，我发现土壤会对留下足迹的人——或者说是东西，不管她是什么——产生有机反应。那暗淡的光芒缭绕在心间——地上那令人不安的印记让我回想起核宣传电影。我正努力让自己不要去担心“每一步</text:span>自己的身体都有可能受到无法修复的辐射伤害”这种事。</text:p>
          </table:table-cell>
          <table:table-cell office:value-type="string" calcext:value-type="string">
            <text:p>missionlog7_2</text:p>
          </table:table-cell>
          <table:table-cell office:value-type="string" calcext:value-type="string">
            <text:p>EN_documents</text:p>
          </table:table-cell>
          <table:table-cell table:number-columns-repeated="1020"/>
        </table:table-row>
        <table:table-row table:style-name="ro1">
          <table:table-cell office:value-type="string" calcext:value-type="string">
            <text:p>Crew Confirmed Dead</text:p>
          </table:table-cell>
          <table:table-cell office:value-type="string" calcext:value-type="string">
            <text:p><text:span text:style-name="T1">确认</text:span>队友已死</text:p>
          </table:table-cell>
          <table:table-cell office:value-type="string" calcext:value-type="string">
            <text:p>missionlog7_1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Both my crew mates are now confirmed dead. It seems this planet is not lifeless after all. A deadly life form lingers below the surface of the planet. The woman seems to avoid their traps somehow. I will try to use this to my advantage, following her tracks as best as possible.</text:p>
          </table:table-cell>
          <table:table-cell office:value-type="string" calcext:value-type="string">
            <text:p><text:span text:style-name="T1">已确认我两位队友都已经死了。看来这颗星球并非完全没有生命。有某种致命的生物正徘徊在星球的表面之下。那个女人似乎能用某种方式避开它们的陷阱。我会利用好这个有利条件，尽可能跟着她的足迹</text:span>走。</text:p>
          </table:table-cell>
          <table:table-cell office:value-type="string" calcext:value-type="string">
            <text:p>missionlog7_1</text:p>
          </table:table-cell>
          <table:table-cell office:value-type="string" calcext:value-type="string">
            <text:p>EN_documents</text:p>
          </table:table-cell>
          <table:table-cell table:number-columns-repeated="1020"/>
        </table:table-row>
        <table:table-row table:style-name="ro1">
          <table:table-cell office:value-type="string" calcext:value-type="string">
            <text:p>Power Structures</text:p>
          </table:table-cell>
          <table:table-cell office:value-type="string" calcext:value-type="string">
            <text:p>电力建筑</text:p>
          </table:table-cell>
          <table:table-cell office:value-type="string" calcext:value-type="string">
            <text:p>missionlog6_1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I've come across what appears to be a power station of some sort. An array of Tesla coils surrounds a mysterious monolithic structure. The entire apparatus seems to draw it's power from a glowing green rock inside the monolith which levitates and pulses with energy.\n\n</text:p>
            <text:p/>
          </table:table-cell>
          <table:table-cell office:value-type="string" calcext:value-type="string">
            <text:p>我遇到了像是电力站的场所。一组特斯拉线圈围绕着一座巨大的神秘建筑。似乎整个装置的电力都来自于巨石内部悬浮且洋溢着能量的绿光石头。</text:p>
          </table:table-cell>
          <table:table-cell office:value-type="string" calcext:value-type="string">
            <text:p>missionlog6_1</text:p>
          </table:table-cell>
          <table:table-cell office:value-type="string" calcext:value-type="string">
            <text:p>EN_documents</text:p>
          </table:table-cell>
          <table:table-cell table:number-columns-repeated="1020"/>
        </table:table-row>
        <table:table-row table:style-name="ro1">
          <table:table-cell office:value-type="string" calcext:value-type="string">
            <text:p>Jetpacking</text:p>
          </table:table-cell>
          <table:table-cell office:value-type="string" calcext:value-type="string">
            <text:p>喷气背包</text:p>
          </table:table-cell>
          <table:table-cell office:value-type="string" calcext:value-type="string">
            <text:p>missionlog5_1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My jetpack sure wasn't made for low-gravity jumping, but it does help me across larger gaps. I've found the trick is to space out the jet bursts for maximum distance. If I repeat the bursts too quickly it just uses up the charge before it has time to recover...and I don't get very high.\n\nNow I have to decide if I want to go back down below for the easy jump, or take the exciting (and dangerous) route from here...</text:p>
          </table:table-cell>
          <table:table-cell office:value-type="string" calcext:value-type="string">
            <text:p><text:span text:style-name="T1">虽然我的喷气背包并非是用在低重力跳跃上的，但它确实能帮助我跨越较大的空隙。过程中我还发现了一个技巧，那就是间隔性喷气能够最大化跳跃距离。如果我的喷气动作重复得太频繁的话，那在它恢复前就会耗光里面的电量……并且无法到达很高的地方。\n\n现在我</text:span>得决定是要轻松跳回到下面，还是走那条令人兴奋（且危险）的路线……</text:p>
          </table:table-cell>
          <table:table-cell office:value-type="string" calcext:value-type="string">
            <text:p>missionlog5_1</text:p>
          </table:table-cell>
          <table:table-cell office:value-type="string" calcext:value-type="string">
            <text:p>EN_documents</text:p>
          </table:table-cell>
          <table:table-cell table:number-columns-repeated="1020"/>
        </table:table-row>
        <table:table-row table:style-name="ro1">
          <table:table-cell office:value-type="string" calcext:value-type="string">
            <text:p>A Woman or An Illusion</text:p>
          </table:table-cell>
          <table:table-cell office:value-type="string" calcext:value-type="string">
            <text:p>女人还是幻象</text:p>
          </table:table-cell>
          <table:table-cell office:value-type="string" calcext:value-type="string">
            <text:p>missionlog5_01_title</text:p>
          </table:table-cell>
          <table:table-cell office:value-type="string" calcext:value-type="string">
            <text:p>EN_documents</text:p>
          </table:table-cell>
          <table:table-cell table:number-columns-repeated="1020"/>
        </table:table-row>
        <table:table-row table:style-name="ro16">
          <table:table-cell office:value-type="string" calcext:value-type="string">
            <text:p>Out of the underground research facility now, I've had another hallucination, but this time in the bright of day: I saw a woman--apparently the source of the green footprints. She isn't the most sociable imaginary friend, however--shouting at me in Russian and running away. I wonder if she's some passerby I met one day in the past, some memory of my time on the space station with Russian cosmonauts. Or maybe this is all due to residual trauma from the loss I suffered back on Earth... Still, for an illusion, it all feels remarkably real, right down to the glowing soil emanating from her footsteps. I'm not sure if I'm more unsettled by the idea that I'm hallucinating a woman able to survive in this world, or that such a being may actually exist.</text:p>
          </table:table-cell>
          <table:table-cell office:value-type="string" calcext:value-type="string">
            <text:p><text:span text:style-name="T1">现在我走出了地下研究设施，而且产生了另外一个幻觉，不过这次是在大白天的情况下：我看到一个女人——很明显她就是绿色脚印的主人。不过她不是那种善于交际的假想朋友——她用俄语冲着我大叫然后就跑掉了。我在想她是不是我以前见过的哪个路人，我记得在太空站里确实有俄罗斯宇航员。还是说这只是我在地球上受到的精神创伤后遗症……还有，这作为幻觉来说，给人的感觉也太真实了，尤其是她脚底下散发出来的发光土壤。我不确定自己是不安于有女人能在这个世界存活</text:span>的幻觉，还是不安于这样的人确实存在的事实。</text:p>
          </table:table-cell>
          <table:table-cell office:value-type="string" calcext:value-type="string">
            <text:p>missionlog5_01</text:p>
          </table:table-cell>
          <table:table-cell office:value-type="string" calcext:value-type="string">
            <text:p>EN_documents</text:p>
          </table:table-cell>
          <table:table-cell table:number-columns-repeated="1020"/>
        </table:table-row>
        <table:table-row table:style-name="ro1">
          <table:table-cell office:value-type="string" calcext:value-type="string">
            <text:p>Mining Operation</text:p>
          </table:table-cell>
          <table:table-cell office:value-type="string" calcext:value-type="string">
            <text:p>采矿场</text:p>
          </table:table-cell>
          <table:table-cell office:value-type="string" calcext:value-type="string">
            <text:p>missionlog4_3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I've located an abandoned mining operation. The rocks here appear to share the same phosphorescent properties of the human footprints I'm following. I suspect there's some radiation involved here. Not sure if this area is safe so I'm moving on, following the green footprints as best I can.</text:p>
          </table:table-cell>
          <table:table-cell office:value-type="string" calcext:value-type="string">
            <text:p>我来到了一处废弃的采矿场。这里的石头似乎和我跟踪的人类足迹一样有着相同的发光特性。我怀疑这地方可能有辐射。所以在不确定这片区域是否安全的情况下，我还是尽量跟着那些绿色脚印前进吧。</text:p>
          </table:table-cell>
          <table:table-cell office:value-type="string" calcext:value-type="string">
            <text:p>missionlog4_3</text:p>
          </table:table-cell>
          <table:table-cell office:value-type="string" calcext:value-type="string">
            <text:p>EN_documents</text:p>
          </table:table-cell>
          <table:table-cell table:number-columns-repeated="1020"/>
        </table:table-row>
        <table:table-row table:style-name="ro1">
          <table:table-cell office:value-type="string" calcext:value-type="string">
            <text:p>A Vision of Home</text:p>
          </table:table-cell>
          <table:table-cell office:value-type="string" calcext:value-type="string">
            <text:p>故土的幻象</text:p>
          </table:table-cell>
          <table:table-cell office:value-type="string" calcext:value-type="string">
            <text:p>missionlog4_2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My mind is playing tricks on me. I thought for a moment I was back on Earth. After the hallucination passed I found a human trackway leading out of the underground facility. The footprints glow green for reasons I can't explain. I took some samples but haven't had time to analyze. The footprints seem to lead out of the facility so for now I'm going to follow them, but with caution.</text:p>
          </table:table-cell>
          <table:table-cell office:value-type="string" calcext:value-type="string">
            <text:p><text:span text:style-name="T1">我的脑袋在抓弄我。我还一度以为自己回到了地球。在幻觉消失后，我发现了一条能走出地下设施的人类足迹</text:span>。不知何故，那些脚印会散发绿色的光芒。我采了一些样本但我没有时间进行分析。看来那些脚印是通往设施外部的，所以我现在打算跟着它走，不过得小心谨慎。</text:p>
          </table:table-cell>
          <table:table-cell office:value-type="string" calcext:value-type="string">
            <text:p>missionlog4_2</text:p>
          </table:table-cell>
          <table:table-cell office:value-type="string" calcext:value-type="string">
            <text:p>EN_documents</text:p>
          </table:table-cell>
          <table:table-cell table:number-columns-repeated="1020"/>
        </table:table-row>
        <table:table-row table:style-name="ro1">
          <table:table-cell office:value-type="string" calcext:value-type="string">
            <text:p>Research Facility</text:p>
          </table:table-cell>
          <table:table-cell office:value-type="string" calcext:value-type="string">
            <text:p>研究设施</text:p>
          </table:table-cell>
          <table:table-cell office:value-type="string" calcext:value-type="string">
            <text:p>missionlog4_1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I've found my way into some sort of research facility. Came across the skeletal remains of one former lab worker. Documents nearby indicate the Russians built some sort of portal system that lead here (though I'm still not certain where "here" is). This place appears to be a colony. Like they weren't fully established before something went wrong.</text:p>
          </table:table-cell>
          <table:table-cell office:value-type="string" calcext:value-type="string">
            <text:p><text:span text:style-name="T1">我找到了进入研究设施的路。偶然发现了前实验室员工的遗骨。从附近的文档上看，这些俄罗斯人创建了某种能够抵达这里的传送系统（虽然我仍不知道“这里”是哪里）。这地方好像是个殖民地。看来事情在他们完全安定下来前</text:span>就出了问题。</text:p>
          </table:table-cell>
          <table:table-cell office:value-type="string" calcext:value-type="string">
            <text:p>missionlog4_1</text:p>
          </table:table-cell>
          <table:table-cell office:value-type="string" calcext:value-type="string">
            <text:p>EN_documents</text:p>
          </table:table-cell>
          <table:table-cell table:number-columns-repeated="1020"/>
        </table:table-row>
        <table:table-row table:style-name="ro1">
          <table:table-cell office:value-type="string" calcext:value-type="string">
            <text:p>Shallow Graves</text:p>
          </table:table-cell>
          <table:table-cell office:value-type="string" calcext:value-type="string">
            <text:p>埋得很浅的坟墓</text:p>
          </table:table-cell>
          <table:table-cell office:value-type="string" calcext:value-type="string">
            <text:p>missionlog3_2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Discovered a collection of makeshift graves outside the town. Whatever (and wherever) this place is, it seems things didn't end well for the inhabitants.</text:p>
          </table:table-cell>
          <table:table-cell office:value-type="string" calcext:value-type="string">
            <text:p><text:span text:style-name="T1">在镇子外围发现了一批临时性的坟墓。不管这是什么地方（或在哪），看来那些殖民者的下场</text:span>都不怎么好。</text:p>
          </table:table-cell>
          <table:table-cell office:value-type="string" calcext:value-type="string">
            <text:p>missionlog3_2</text:p>
          </table:table-cell>
          <table:table-cell office:value-type="string" calcext:value-type="string">
            <text:p>EN_documents</text:p>
          </table:table-cell>
          <table:table-cell table:number-columns-repeated="1020"/>
        </table:table-row>
        <table:table-row table:style-name="ro1">
          <table:table-cell office:value-type="string" calcext:value-type="string">
            <text:p>A Strange Discovery</text:p>
          </table:table-cell>
          <table:table-cell office:value-type="string" calcext:value-type="string">
            <text:p>奇怪的发现</text:p>
          </table:table-cell>
          <table:table-cell office:value-type="string" calcext:value-type="string">
            <text:p>missionlog3_1_title</text:p>
          </table:table-cell>
          <table:table-cell office:value-type="string" calcext:value-type="string">
            <text:p>EN_documents</text:p>
          </table:table-cell>
          <table:table-cell table:number-columns-repeated="1020"/>
        </table:table-row>
        <table:table-row table:style-name="ro14">
          <table:table-cell office:value-type="string" calcext:value-type="string">
            <text:p>For 15 years, I hung in cryo like a bag of forgotten frozen vegetables. That's what they said, anyway. They played us real good with that story they spun. Another planet, suitable for housing human life? Can't believe I fell for it.\n\nI actually have to compliment them on the lack of oxygen--that's a really nice touch. Of course, they probably just tampered with the meters. I bet I could take off my helmet right now. Is that what this is? A test to see how long it takes us to break protocol? I'm not some rocket jockey kid playing at being an astronaut. What in the world is the point of all this, and where did they take my crew?!\n\nNeed to stay calm. My head is still spinning from the crash. Probably need a doctor. I bet they think that's funny, too...</text:p>
          </table:table-cell>
          <table:table-cell office:value-type="string" calcext:value-type="string">
            <text:p><text:span text:style-name="T1">我会像被遗忘的冷冻蔬菜一样被低温保存15年。总之，他们是这样跟我说的。他们编造的故事真把我们耍的团团转。另一个适合人类居住的星球？真不敢相信我竟然会信以为真。\n\n我真表扬下他们在缺氧方面的表现——做得太真实了。当然，他们也可能只是篡改了计量表而已。我猜我现在就能摘下头盔。莫非是那个？看我们失去礼仪得要多长时间的测试？我可不是那些扮演宇航员的火箭牛仔小孩。这一切究竟有什么意义，还有他们把我的队友带去哪了？！\n\n我得冷静下来。我的脑袋还因为坠毁晕乎乎的。也许需要看个医生。我猜</text:span>他们也会认为这件事很有趣……</text:p>
          </table:table-cell>
          <table:table-cell office:value-type="string" calcext:value-type="string">
            <text:p>missionlog3_1</text:p>
          </table:table-cell>
          <table:table-cell office:value-type="string" calcext:value-type="string">
            <text:p>EN_documents</text:p>
          </table:table-cell>
          <table:table-cell table:number-columns-repeated="1020"/>
        </table:table-row>
        <table:table-row table:style-name="ro1">
          <table:table-cell office:value-type="string" calcext:value-type="string">
            <text:p>Aelita's Sacrifice</text:p>
          </table:table-cell>
          <table:table-cell office:value-type="string" calcext:value-type="string">
            <text:p>埃丽塔的牺牲</text:p>
          </table:table-cell>
          <table:table-cell office:value-type="string" calcext:value-type="string">
            <text:p>missionlog20_1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The woman I've been following is gone. Well, no, she's still here--all around me--having given her self up to the monster to save this planet. She willingly shared her life-saving cure at her own expense. I'd like to think she's more at home here, merged with this strange and beautiful ecosystem, than in the company of a lowly human being such as myself. Whatever the case, she saved my life, along with countless other beings on this planet.</text:p>
          </table:table-cell>
          <table:table-cell office:value-type="string" calcext:value-type="string">
            <text:p><text:span text:style-name="T1">我一直跟着的女人走了。嗯，不，她还在这里——就在我周围——为了拯救这颗星球她甘愿把自己交给那头怪物。她愿意牺牲自己来分享她的生命救援疗法。与其和我这样卑微的人在一起，我想这个拥有着奇怪且美丽的生态系统的地方能让她感到更自在。不管怎样，她都救了我的命，以及这颗</text:span>星球上其它数不清的生物。</text:p>
          </table:table-cell>
          <table:table-cell office:value-type="string" calcext:value-type="string">
            <text:p>missionlog20_1</text:p>
          </table:table-cell>
          <table:table-cell office:value-type="string" calcext:value-type="string">
            <text:p>EN_documents</text:p>
          </table:table-cell>
          <table:table-cell table:number-columns-repeated="1020"/>
        </table:table-row>
        <table:table-row table:style-name="ro1">
          <table:table-cell office:value-type="string" calcext:value-type="string">
            <text:p>No Signs of Life</text:p>
          </table:table-cell>
          <table:table-cell office:value-type="string" calcext:value-type="string">
            <text:p>看不到生命迹象</text:p>
          </table:table-cell>
          <table:table-cell office:value-type="string" calcext:value-type="string">
            <text:p>missionlog2_1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I was following a trackway left behind by my crew, but got separated from their trail. Hopefully I can make my way around.\n\nIn the meantime, I still can't understand why this planet is barren and lifeless. Our remote observations were conclusive: this planet was rich with life. So...where did it go? Maybe we just dropped in the wrong spot, but initial readings aren't coming up with any trace of biological activity.</text:p>
          </table:table-cell>
          <table:table-cell office:value-type="string" calcext:value-type="string">
            <text:p><text:span text:style-name="T1">我沿着队友足迹前进，但后来跟丢了。但愿在附近能找到路。\n\n与此同时，我还是不明白这颗星球为什么会如此贫瘠且荒芜。我们的远程探测器是不会骗人的：这颗星球拥有丰富的生命。所以……它们都到哪去</text:span>了？也许我们只是降落错了地点，但初始读数并没有找到任何生命活动迹象。</text:p>
          </table:table-cell>
          <table:table-cell office:value-type="string" calcext:value-type="string">
            <text:p>missionlog2_1</text:p>
          </table:table-cell>
          <table:table-cell office:value-type="string" calcext:value-type="string">
            <text:p>EN_documents</text:p>
          </table:table-cell>
          <table:table-cell table:number-columns-repeated="1020"/>
        </table:table-row>
        <table:table-row table:style-name="ro1">
          <table:table-cell office:value-type="string" calcext:value-type="string">
            <text:p>Tracking the Monster</text:p>
          </table:table-cell>
          <table:table-cell office:value-type="string" calcext:value-type="string">
            <text:p>跟踪怪物</text:p>
          </table:table-cell>
          <table:table-cell office:value-type="string" calcext:value-type="string">
            <text:p>missionlog19_1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The creature has the woman now, and she's clearly been injured--drops of the woman's blood glow bright green on the cavern floor. I hope she is still alive, but I can't imagine how I'll be able to help her if that monster is nearby.</text:p>
          </table:table-cell>
          <table:table-cell office:value-type="string" calcext:value-type="string">
            <text:p>怪物带走了那个女人，很明显她受了伤——女人滴在洞穴地面上的血液散发着亮绿色的光芒。我希望她还活着，不过要是那头怪物还在附近的话，我真想不到要怎么去救她。</text:p>
          </table:table-cell>
          <table:table-cell office:value-type="string" calcext:value-type="string">
            <text:p>missionlog19_1</text:p>
          </table:table-cell>
          <table:table-cell office:value-type="string" calcext:value-type="string">
            <text:p>EN_documents</text:p>
          </table:table-cell>
          <table:table-cell table:number-columns-repeated="1020"/>
        </table:table-row>
        <table:table-row table:style-name="ro1">
          <table:table-cell office:value-type="string" calcext:value-type="string">
            <text:p>Comm Error 0021</text:p>
          </table:table-cell>
          <table:table-cell office:value-type="string" calcext:value-type="string">
            <text:p>通讯错误 0021</text:p>
          </table:table-cell>
          <table:table-cell office:value-type="string" calcext:value-type="string">
            <text:p>missionlog18_1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dd 0088 gr25 901-44 3982 3.9bt JJX0xK Q-TC3445 01xr 3rx%ii *Err in Signal -\nINCOMING FEED:\n\nWhy are you searching for me here?\nYou know where I am!\nYou left me behind years ago.\n\nYou can't find me now.\nWe're too far apart--in distance...\nand time.</text:p>
          </table:table-cell>
          <table:table-cell office:value-type="string" calcext:value-type="string">
            <text:p>#dd 0088 gr25 901-44 3982 3.9bt JJX0xK Q-TC3445 01xr 3rx%ii *信号出错 -\n收到信号：\n\n你为什么要来这找我？\n你知道我在哪！\n你抛下我这么多年。\n\n你现在找不到我了。\n我们之间离得太远了——无论是空间……\n还是时间。</text:p>
          </table:table-cell>
          <table:table-cell office:value-type="string" calcext:value-type="string">
            <text:p>missionlog18_1</text:p>
          </table:table-cell>
          <table:table-cell office:value-type="string" calcext:value-type="string">
            <text:p>EN_documents</text:p>
          </table:table-cell>
          <table:table-cell table:number-columns-repeated="1020"/>
        </table:table-row>
        <table:table-row table:style-name="ro1">
          <table:table-cell office:value-type="string" calcext:value-type="string">
            <text:p>Alien Artifacts</text:p>
          </table:table-cell>
          <table:table-cell office:value-type="string" calcext:value-type="string">
            <text:p>外星工艺</text:p>
          </table:table-cell>
          <table:table-cell office:value-type="string" calcext:value-type="string">
            <text:p>missionlog17_1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It looks like the Russians were studying the work of the Portal Creators. The network of monoliths, huge power structures, and the number of walls and doors surrounding them--I still can't figure out how it all connects.</text:p>
          </table:table-cell>
          <table:table-cell office:value-type="string" calcext:value-type="string">
            <text:p><text:span text:style-name="T1">看起来那些俄罗斯人正在学习传送门创造者的工作成果。巨石之间的网络，巨型电力建筑，以及它们周围大量的墙和门——我还是不明白它是怎么把这全部东西连接起来</text:span>的。</text:p>
          </table:table-cell>
          <table:table-cell office:value-type="string" calcext:value-type="string">
            <text:p>missionlog17_1</text:p>
          </table:table-cell>
          <table:table-cell office:value-type="string" calcext:value-type="string">
            <text:p>EN_documents</text:p>
          </table:table-cell>
          <table:table-cell table:number-columns-repeated="1020"/>
        </table:table-row>
        <table:table-row table:style-name="ro1">
          <table:table-cell office:value-type="string" calcext:value-type="string">
            <text:p>Unusual Biology</text:p>
          </table:table-cell>
          <table:table-cell office:value-type="string" calcext:value-type="string">
            <text:p>异常生理</text:p>
          </table:table-cell>
          <table:table-cell office:value-type="string" calcext:value-type="string">
            <text:p>missionlog15_1_title</text:p>
          </table:table-cell>
          <table:table-cell office:value-type="string" calcext:value-type="string">
            <text:p>EN_documents</text:p>
          </table:table-cell>
          <table:table-cell table:number-columns-repeated="1020"/>
        </table:table-row>
        <table:table-row table:style-name="ro5">
          <table:table-cell office:value-type="string" calcext:value-type="string">
            <text:p>The Russian woman appears to have greatly-modified biology. While traversing a volcanic region she began to suffocate. Oxygen from my suit appeared to be of no help and she only recovered upon intake of exhaled gases, including carbon dioxide. It appears her body is somehow partly photosynthetic--able to intake CO2 and convert it to Oxygen like plants do on Earth. While this could explain her survival in an oxygen-poor atmosphere, I can't understand the science behind this observation.</text:p>
          </table:table-cell>
          <table:table-cell office:value-type="string" calcext:value-type="string">
            <text:p>那个俄罗斯女人看来是经过了大幅度的生理改造。当穿过火山区域时，她的呼吸开始变得困难。我衣服里的氧气似乎对她没用，她只能靠吸入呼出的气体来恢复，包括二氧化碳。看来她的身体在某种程度上能进行光合作用——她能把吸收的二氧化碳转换成氧气，就像地球上的植物一样。虽然这解释了她为何能在这种低氧环境下生存的问题，但我还是不能理解这背后的科学原理。</text:p>
          </table:table-cell>
          <table:table-cell office:value-type="string" calcext:value-type="string">
            <text:p>missionlog15_1</text:p>
          </table:table-cell>
          <table:table-cell office:value-type="string" calcext:value-type="string">
            <text:p>EN_documents</text:p>
          </table:table-cell>
          <table:table-cell table:number-columns-repeated="1020"/>
        </table:table-row>
        <table:table-row table:style-name="ro1">
          <table:table-cell office:value-type="string" calcext:value-type="string">
            <text:p>Water Park</text:p>
          </table:table-cell>
          <table:table-cell office:value-type="string" calcext:value-type="string">
            <text:p>水上乐园</text:p>
          </table:table-cell>
          <table:table-cell office:value-type="string" calcext:value-type="string">
            <text:p>missionlog14_1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I've entered an area with unusually high geothermal activity. There are hot springs all around and geysers shooting up out of the crust. I'm not as nimble as the woman at climbing rocks. I wonder if I could make use of these fountains to boost me up? My suit should protect me from the scalding hot water, but it could still be quite a ride...</text:p>
            <text:p/>
          </table:table-cell>
          <table:table-cell office:value-type="string" calcext:value-type="string">
            <text:p><text:span text:style-name="T1">我进入了一个地热活动异常频繁的区域。这周围到处都是温泉，而且从地壳中会喷出间歇泉</text:span>来。我不像那个女人一样可以灵活地攀爬那些岩石。我在想能不能利用这些喷泉来把我带上去？虽然我的宇航衣能保护我免受滚烫热水的伤害，但它还是很难驾驭……</text:p>
          </table:table-cell>
          <table:table-cell office:value-type="string" calcext:value-type="string">
            <text:p>missionlog14_1</text:p>
          </table:table-cell>
          <table:table-cell office:value-type="string" calcext:value-type="string">
            <text:p>EN_documents</text:p>
          </table:table-cell>
          <table:table-cell table:number-columns-repeated="1020"/>
        </table:table-row>
        <table:table-row table:style-name="ro1">
          <table:table-cell office:value-type="string" calcext:value-type="string">
            <text:p>A Helpful Guide</text:p>
          </table:table-cell>
          <table:table-cell office:value-type="string" calcext:value-type="string">
            <text:p>有用的向导</text:p>
          </table:table-cell>
          <table:table-cell office:value-type="string" calcext:value-type="string">
            <text:p>missionlog13_1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Though I don't speak a word of Russian, the woman is guiding me through this dangerous area. By paying close attention to her motions, I am able to follow her directions to move left or right, to walk slowly forward, or to stop. I'd rather not become plant food, so I'm doing my best to follow her directions.</text:p>
          </table:table-cell>
          <table:table-cell office:value-type="string" calcext:value-type="string">
            <text:p><text:span text:style-name="T1">虽然我不会说俄语，那个女人还是带领我穿过了这片危险区域。通过</text:span>仔细观察她的动作，我能听从她的指示向左走或向右走，或慢慢地往前走，或停住不走。我可不想变为植物的食物，所以我会尽力听从她的指示。</text:p>
          </table:table-cell>
          <table:table-cell office:value-type="string" calcext:value-type="string">
            <text:p>missionlog13_1</text:p>
          </table:table-cell>
          <table:table-cell office:value-type="string" calcext:value-type="string">
            <text:p>EN_documents</text:p>
          </table:table-cell>
          <table:table-cell table:number-columns-repeated="1020"/>
        </table:table-row>
        <table:table-row table:style-name="ro1">
          <table:table-cell office:value-type="string" calcext:value-type="string">
            <text:p>Stuck</text:p>
          </table:table-cell>
          <table:table-cell office:value-type="string" calcext:value-type="string">
            <text:p>无法离开</text:p>
          </table:table-cell>
          <table:table-cell office:value-type="string" calcext:value-type="string">
            <text:p>missionlog12_1_title</text:p>
          </table:table-cell>
          <table:table-cell office:value-type="string" calcext:value-type="string">
            <text:p>EN_documents</text:p>
          </table:table-cell>
          <table:table-cell table:number-columns-repeated="1020"/>
        </table:table-row>
        <table:table-row table:style-name="ro5">
          <table:table-cell office:value-type="string" calcext:value-type="string">
            <text:p>I've discovered the portal the Russians used to travel between Earth and this planet, but the device is inoperable. It seems there was some kind of massive failure. So I won't be able to use the portal to return to Earth. I'm also running low on oxygen, but I believe there's another supply module several kilometers north of here. The woman is leading me in that general direction, so with any luck I can make it there and charge my oxygen. But...then what? First things first, I guess.</text:p>
          </table:table-cell>
          <table:table-cell office:value-type="string" calcext:value-type="string">
            <text:p><text:span text:style-name="T1">我发现了过去俄罗斯人用来穿行地球和这颗星球的传送门，不过设备早已无法使用。这里看上起</text:span>像是发生过巨大的失败。所以我不会用传送门返回地球。我的氧气也快要用没了，但我相信这里往北数公里的地方存在另一个供给舱。那个女人给我带的路大体上也是那个方向的，所以运气好的话我就能到达那里补充我的氧气。但……之后呢？我想还是先处理好现在的事吧。</text:p>
          </table:table-cell>
          <table:table-cell office:value-type="string" calcext:value-type="string">
            <text:p>missionlog12_1</text:p>
          </table:table-cell>
          <table:table-cell office:value-type="string" calcext:value-type="string">
            <text:p>EN_documents</text:p>
          </table:table-cell>
          <table:table-cell table:number-columns-repeated="1020"/>
        </table:table-row>
        <table:table-row table:style-name="ro1">
          <table:table-cell office:value-type="string" calcext:value-type="string">
            <text:p>Portal Creators</text:p>
          </table:table-cell>
          <table:table-cell office:value-type="string" calcext:value-type="string">
            <text:p>传送门创造者</text:p>
          </table:table-cell>
          <table:table-cell office:value-type="string" calcext:value-type="string">
            <text:p>missionlog11_4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Are these the portal creators? They appear to be sentient beings, but they look similar to the root-like creatures in form. Whatever they are, they clearly didn't survive. </text:p>
            <text:p/>
          </table:table-cell>
          <table:table-cell office:value-type="string" calcext:value-type="string">
            <text:p>他们就是传送门的创造者？他们看上去像是有感知的生物，但是他们的外观看起来很像那些植物怪。不管他们是什么，很明显他们都没能活下来。</text:p>
          </table:table-cell>
          <table:table-cell office:value-type="string" calcext:value-type="string">
            <text:p>missionlog11_4</text:p>
          </table:table-cell>
          <table:table-cell office:value-type="string" calcext:value-type="string">
            <text:p>EN_documents</text:p>
          </table:table-cell>
          <table:table-cell table:number-columns-repeated="1020"/>
        </table:table-row>
        <table:table-row table:style-name="ro1">
          <table:table-cell office:value-type="string" calcext:value-type="string">
            <text:p>Dead Forest</text:p>
          </table:table-cell>
          <table:table-cell office:value-type="string" calcext:value-type="string">
            <text:p>死亡森林</text:p>
          </table:table-cell>
          <table:table-cell office:value-type="string" calcext:value-type="string">
            <text:p>missionlog11_3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More confirmation that this planet was once rich with life: I've come across what remains of a huge forest. As our scout probes had indicated, this world was once a place of diverse life and stable ecosystems.</text:p>
          </table:table-cell>
          <table:table-cell office:value-type="string" calcext:value-type="string">
            <text:p>有更多的证据表明这颗星球有过大量的生命：我遇到了一座巨大的森林遗址。正如我们的探测器侦察到的那样，这个世界曾有过多样化的生命以及稳定的生态系统。</text:p>
          </table:table-cell>
          <table:table-cell office:value-type="string" calcext:value-type="string">
            <text:p>missionlog11_3</text:p>
          </table:table-cell>
          <table:table-cell office:value-type="string" calcext:value-type="string">
            <text:p>EN_documents</text:p>
          </table:table-cell>
          <table:table-cell table:number-columns-repeated="1020"/>
        </table:table-row>
        <table:table-row table:style-name="ro1">
          <table:table-cell office:value-type="string" calcext:value-type="string">
            <text:p>Shapeshifters</text:p>
          </table:table-cell>
          <table:table-cell office:value-type="string" calcext:value-type="string">
            <text:p>变形怪</text:p>
          </table:table-cell>
          <table:table-cell office:value-type="string" calcext:value-type="string">
            <text:p>missionlog11_2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The root creatures appear to be capable of assembling into various forms. They have caught on that I am following the woman and they are taking her shape to lure me into their traps. Or is she controlling them--communicating in some way I can't understand? I'd never believe any of this if I weren't experiencing it myself. But then my belief is of little value--I still don't understand what's going on.</text:p>
          </table:table-cell>
          <table:table-cell office:value-type="string" calcext:value-type="string">
            <text:p><text:span text:style-name="T1">看来那些植物怪能变化成不同形态。它们知道我在跟着那个女人，并利用她的样子来引诱我踏入它们的陷阱。或者说是她在控制着它们——用我不知道的某种方法来进行交流？若非亲身经历我压根就</text:span>不会相信这种事。不过我的看法并不重要——我依旧搞不清现在的情况。</text:p>
          </table:table-cell>
          <table:table-cell office:value-type="string" calcext:value-type="string">
            <text:p>missionlog11_2</text:p>
          </table:table-cell>
          <table:table-cell office:value-type="string" calcext:value-type="string">
            <text:p>EN_documents</text:p>
          </table:table-cell>
          <table:table-cell table:number-columns-repeated="1020"/>
        </table:table-row>
        <table:table-row table:style-name="ro1">
          <table:table-cell office:value-type="string" calcext:value-type="string">
            <text:p>Saved</text:p>
          </table:table-cell>
          <table:table-cell office:value-type="string" calcext:value-type="string">
            <text:p>获救</text:p>
          </table:table-cell>
          <table:table-cell office:value-type="string" calcext:value-type="string">
            <text:p>missionlog11_1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Whatever these terrible creatures are, the woman saved me from their attack. But still she doesn't fully trust me--she aids me but doesn't let me get too close. And I still don't trust her, either. I'm worried she is using me for her own purpose, or perhaps is leading me to some other danger. I'm continuing to proceed with caution.</text:p>
          </table:table-cell>
          <table:table-cell office:value-type="string" calcext:value-type="string">
            <text:p>不管这些可怕的怪物是什么，那个女人从它们的袭击中救了我。但看样子她还没有完全信任我——她帮了我却不让我靠得太近。而我也一样不信任她。我担心她会为了自己的目的来利用我，或是把我引到其它的危险中。我要继续小心翼翼地前进。</text:p>
          </table:table-cell>
          <table:table-cell office:value-type="string" calcext:value-type="string">
            <text:p>missionlog11_1</text:p>
          </table:table-cell>
          <table:table-cell office:value-type="string" calcext:value-type="string">
            <text:p>EN_documents</text:p>
          </table:table-cell>
          <table:table-cell table:number-columns-repeated="1020"/>
        </table:table-row>
        <table:table-row table:style-name="ro1">
          <table:table-cell office:value-type="string" calcext:value-type="string">
            <text:p>Massive Structure</text:p>
          </table:table-cell>
          <table:table-cell office:value-type="string" calcext:value-type="string">
            <text:p>巨大建筑</text:p>
          </table:table-cell>
          <table:table-cell office:value-type="string" calcext:value-type="string">
            <text:p>missionlog10_2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Past the massacre site I've encountered the largest structure yet. This does not appear man-made, and was almost certainly constructed by the portal builders. Is this what the Russians were trying to reach? If so, they came tragically close to their goal.\n\nI'm going to press on a little farther and then get some rest until morning.</text:p>
          </table:table-cell>
          <table:table-cell office:value-type="string" calcext:value-type="string">
            <text:p><text:span text:style-name="T1">经过大屠杀现场后，我遇到了最大的建筑。这看上去不像是人造的，而且几乎可以肯定它是由传送门建造者修建的。那些俄罗斯人就是想来这里吗？要真是这样的话，那他们岂不是很惨，离目标都已经那么近了。\n\n我打算再继续</text:span>往前走会，然后休息到早上。</text:p>
          </table:table-cell>
          <table:table-cell office:value-type="string" calcext:value-type="string">
            <text:p>missionlog10_2</text:p>
          </table:table-cell>
          <table:table-cell office:value-type="string" calcext:value-type="string">
            <text:p>EN_documents</text:p>
          </table:table-cell>
          <table:table-cell table:number-columns-repeated="1020"/>
        </table:table-row>
        <table:table-row table:style-name="ro1">
          <table:table-cell office:value-type="string" calcext:value-type="string">
            <text:p>Dead Bodies</text:p>
          </table:table-cell>
          <table:table-cell office:value-type="string" calcext:value-type="string">
            <text:p>死尸</text:p>
          </table:table-cell>
          <table:table-cell office:value-type="string" calcext:value-type="string">
            <text:p>missionlog10_1_title</text:p>
          </table:table-cell>
          <table:table-cell office:value-type="string" calcext:value-type="string">
            <text:p>EN_documents</text:p>
          </table:table-cell>
          <table:table-cell table:number-columns-repeated="1020"/>
        </table:table-row>
        <table:table-row table:style-name="ro5">
          <table:table-cell office:value-type="string" calcext:value-type="string">
            <text:p>A grim scene confirms the demise of the Russian colonists. Decayed bodies indicate a number of people were brutally killed by the root creatures. Did these hostile creatures also kill off the intelligent alien race that built the portal system?\n\nI'm lucky to be alive, and only thanks to my decision to follow the woman. But if the strange encounters of the last hour are any indication, she may in fact be one of them...and that doesn't bode well for my ultimate survival.</text:p>
          </table:table-cell>
          <table:table-cell office:value-type="string" calcext:value-type="string">
            <text:p><text:span text:style-name="T1">眼前凄凉的景象证实了俄罗斯殖民者的死亡。从腐烂的尸体上可以看出有不少人是被植物怪给残忍杀死的。这些怀有敌意的怪物是不是也杀了</text:span>那些建造了传送系统的外星智慧生物？\n\n很幸运我还活着，这要多亏我做出跟随那女人的决定。但如果那最后一小时的奇怪遭遇是某种征兆的话，那她实际上也有可能是它们的一员……而且这对于我的最终生存来说并不是什么好的兆头。</text:p>
          </table:table-cell>
          <table:table-cell office:value-type="string" calcext:value-type="string">
            <text:p>missionlog10_1</text:p>
          </table:table-cell>
          <table:table-cell office:value-type="string" calcext:value-type="string">
            <text:p>EN_documents</text:p>
          </table:table-cell>
          <table:table-cell table:number-columns-repeated="1020"/>
        </table:table-row>
        <table:table-row table:style-name="ro1">
          <table:table-cell office:value-type="string" calcext:value-type="string">
            <text:p>Jetpack Functional</text:p>
          </table:table-cell>
          <table:table-cell office:value-type="string" calcext:value-type="string">
            <text:p>喷气背包还能用</text:p>
          </table:table-cell>
          <table:table-cell office:value-type="string" calcext:value-type="string">
            <text:p>missionlog1_2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Everything about this mission is a disaster so far. The lander took a beating and with it most of the equipment. My suit is functional, but barely. The jetpack can still put out a single burst which is useful for short jumps. I find I get the most distance when I trigger the burst at the top of my jumps.</text:p>
          </table:table-cell>
          <table:table-cell office:value-type="string" calcext:value-type="string">
            <text:p><text:span text:style-name="T1">到目前为止关于这项任务的一切都是个灾难。着陆舱和大多数装备都损坏得很严重</text:span>。虽然我的宇航衣还可以用，但也只是刚好够用而已。喷气背包还能进行单次喷射，适合用来进行短距离的跳跃。我发现当自己跳到最高点时开启喷射可以跳到最远的地方。</text:p>
          </table:table-cell>
          <table:table-cell office:value-type="string" calcext:value-type="string">
            <text:p>missionlog1_2</text:p>
          </table:table-cell>
          <table:table-cell office:value-type="string" calcext:value-type="string">
            <text:p>EN_documents</text:p>
          </table:table-cell>
          <table:table-cell table:number-columns-repeated="1020"/>
        </table:table-row>
        <table:table-row table:style-name="ro1">
          <table:table-cell office:value-type="string" calcext:value-type="string">
            <text:p>Hard Landing</text:p>
          </table:table-cell>
          <table:table-cell office:value-type="string" calcext:value-type="string">
            <text:p>硬着陆</text:p>
          </table:table-cell>
          <table:table-cell office:value-type="string" calcext:value-type="string">
            <text:p>missionlog1_1_title</text:p>
          </table:table-cell>
          <table:table-cell office:value-type="string" calcext:value-type="string">
            <text:p>EN_documents</text:p>
          </table:table-cell>
          <table:table-cell table:number-columns-repeated="1020"/>
        </table:table-row>
        <table:table-row table:style-name="ro17">
          <table:table-cell office:value-type="string" calcext:value-type="string">
            <text:p>My head is foggy. The sound of my breath puffing in my helmet is hollow and distant. It's hard to tell how long I've been unconscious, and I'm worried that I might have a concussion. I wish I could lay back down and rest, see if the pain passes, but the situation is far too critical.\n\nTo call that a hard landing would be kind. We crashed. Maybe the eggheads miscalculated the trajectory, or maybe we just hit a spell of bad luck. Whatever the case may be, this is not the paradise they described to us back home. There is no lush greenery. There's no sign of life at all.\n\nAnd where is my crew? I hope they're just securing a perimeter, and that I was only out for a few minutes. I need to find them, get their status, and figure out just what in the heck happened.\n\nCrap--and I need to do it before I run out of air...</text:p>
          </table:table-cell>
          <table:table-cell office:value-type="string" calcext:value-type="string">
            <text:p><text:span text:style-name="T1">我的头都是雾蒙蒙的。头盔里的呼吸声听上去空洞且遥远。我不知道自己晕了多久，而且我还担心自己被撞出了脑震荡。真希望自己能躺下来休息，看看伤痛会不会自己消失，但现在的状况实在是太糟糕了。\n\n称之为硬着陆已经算是平和的说法了。实际上我们是坠毁了。有可能是那些书呆子算错了轨道，也有可能是我们刚好倒了大霉。不管是哪种，这里都不会是地球上那帮人跟我们说的天堂。这里没有繁盛的绿色植物。连丁点生命迹象都看不到。\n\n还有我的队伍在哪？希望他们只是在外围做布防，而我只是晕了一会而已。我得找到他们，了解他们的情况，以及弄清楚这到底是怎么一回事。\n\n操，而且我还得在</text:span>氧气用光前完成这件事……</text:p>
          </table:table-cell>
          <table:table-cell office:value-type="string" calcext:value-type="string">
            <text:p>missionlog1_1</text:p>
          </table:table-cell>
          <table:table-cell office:value-type="string" calcext:value-type="string">
            <text:p>EN_documents</text:p>
          </table:table-cell>
          <table:table-cell table:number-columns-repeated="1020"/>
        </table:table-row>
        <table:table-row table:style-name="ro1">
          <table:table-cell office:value-type="string" calcext:value-type="string">
            <text:p>Meteor Crater</text:p>
          </table:table-cell>
          <table:table-cell office:value-type="string" calcext:value-type="string">
            <text:p>陨石坑</text:p>
          </table:table-cell>
          <table:table-cell office:value-type="string" calcext:value-type="string">
            <text:p>meteorcrater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I found what appears to be a meteor crater, but in light of the nearby man-made structures I'm questioning everything at this point. Even Earth has over a hundred known craters, so a hole in the ground here doesn't really confirm any theories yet.</text:p>
          </table:table-cell>
          <table:table-cell office:value-type="string" calcext:value-type="string">
            <text:p><text:span text:style-name="T1">我找到了一个像是陨石坑的地方，不过鉴于附近有座人工建筑，所以</text:span>我现在对此事仍有怀疑。就连地球上都有上百个知名的环形坑，因此这个坑证明不了任何理论。</text:p>
          </table:table-cell>
          <table:table-cell office:value-type="string" calcext:value-type="string">
            <text:p>meteorcrater</text:p>
          </table:table-cell>
          <table:table-cell office:value-type="string" calcext:value-type="string">
            <text:p>EN_documents</text:p>
          </table:table-cell>
          <table:table-cell table:number-columns-repeated="1020"/>
        </table:table-row>
        <table:table-row table:style-name="ro1">
          <table:table-cell office:value-type="string" calcext:value-type="string">
            <text:p>Director's Report 06.12.1978</text:p>
          </table:table-cell>
          <table:table-cell office:value-type="string" calcext:value-type="string">
            <text:p>队长的报告 1978.12.06</text:p>
          </table:table-cell>
          <table:table-cell office:value-type="string" calcext:value-type="string">
            <text:p>manifesto7_title</text:p>
          </table:table-cell>
          <table:table-cell office:value-type="string" calcext:value-type="string">
            <text:p>EN_documents</text:p>
          </table:table-cell>
          <table:table-cell table:number-columns-repeated="1020"/>
        </table:table-row>
        <table:table-row table:style-name="ro11">
          <table:table-cell office:value-type="string" calcext:value-type="string">
            <text:p>I am not likely to see another day. The wounds I carry are a constant reminder of the pain we have inflicted on this planet. Our original purposes here were pure and good! But maybe that is the curse of a species far from home: we cannot adapt, so we destroy. Instead of cultivating, we upset the natural order of the new world. It has always been this way and always will be such. And there is the arrogance--to think it should be any different for our generation!\n\nI am sorry, Aelita. I did not see until it was too late. If my name is ever again called to mind, I hope it will be as a lesson for those who come after me.\n\nDo svidaniya. (Auto-Translated from Russian)</text:p>
          </table:table-cell>
          <table:table-cell office:value-type="string" calcext:value-type="string">
            <text:p><text:span text:style-name="T1">我很可能看不到第二天了。我身上的伤无时无刻都在提醒着我们在这颗星球上遭受的痛苦。我们来这的最初目标是单纯且美好的！不过也许这就是外星物种的诅咒：我们无法适应你们，所以我们要摧毁你们。我们不仅没和它们建立好关系，反而扰乱了新世界的自然秩序。一直都是这样，永远都是这样。当我们认为自己这代人会有所不同时，这本身就是傲慢！\n\n我很抱歉，埃丽塔。直到现在事情无可挽回我才明白这个道理。倘若我的名字能再次被人铭记，我希望这段经历能成为后来者的启示。\n\n永别了</text:span>。（从俄语自动翻译）</text:p>
          </table:table-cell>
          <table:table-cell office:value-type="string" calcext:value-type="string">
            <text:p>manifesto7</text:p>
          </table:table-cell>
          <table:table-cell office:value-type="string" calcext:value-type="string">
            <text:p>EN_documents</text:p>
          </table:table-cell>
          <table:table-cell table:number-columns-repeated="1020"/>
        </table:table-row>
        <table:table-row table:style-name="ro1">
          <table:table-cell office:value-type="string" calcext:value-type="string">
            <text:p>Director's Report 17.11.1978</text:p>
          </table:table-cell>
          <table:table-cell office:value-type="string" calcext:value-type="string">
            <text:p>队长的报告 1978.11.17</text:p>
          </table:table-cell>
          <table:table-cell office:value-type="string" calcext:value-type="string">
            <text:p>manifesto6_title</text:p>
          </table:table-cell>
          <table:table-cell office:value-type="string" calcext:value-type="string">
            <text:p>EN_documents</text:p>
          </table:table-cell>
          <table:table-cell table:number-columns-repeated="1020"/>
        </table:table-row>
        <table:table-row table:style-name="ro16">
          <table:table-cell office:value-type="string" calcext:value-type="string">
            <text:p>I thought I found a survivor today. A hand reached up from the dirt, yearning for help. When I rushed toward the charred, dying flesh, it struck me deeply in my abdomen. It was a horrible remnant of our interventions, somehow still alive. The native life sought its revenge on me, and soon it will be victorious.\n\nI am responsible for this madness. We did not belong here--the planet did not deserve this. The distant worlds are kept from our reach because we have not yet earned the right to be there. And somehow, I fear that when the time comes, man will seek these treasures in the heavens not because of wonder. He will do so because because he has destroyed his original nest.\n\nWe are fools. (Auto-Translated from Russian)</text:p>
          </table:table-cell>
          <table:table-cell office:value-type="string" calcext:value-type="string">
            <text:p><text:span text:style-name="T1">我想我今天找到了一个幸存者。有只手从尘埃中伸了出来，渴望着救助。当我冲向那个烧焦的，垂死的肉体时，它狠狠地揍了我腹部一拳。这是我们干涉的可怕遗体，不知为何还活着。这里的生命开始向我复仇，而且它们很快就能如愿以偿。\n\n我是造成这场疯狂的祸首。我们不属于这里——这颗星球不该遭此劫难。遥远的世界之所以要阻止我们到达就是因为我们还不够资格去那里。而且不知为何，我总担心当那个时刻到来时，人们并非是因为好奇才到天空中寻找这些宝藏。他们会这么做只是因为他们</text:span>已经毁掉了自己原来的窝。\n\n我们都是愚者。（从俄语自动翻译）</text:p>
          </table:table-cell>
          <table:table-cell office:value-type="string" calcext:value-type="string">
            <text:p>manifesto6</text:p>
          </table:table-cell>
          <table:table-cell office:value-type="string" calcext:value-type="string">
            <text:p>EN_documents</text:p>
          </table:table-cell>
          <table:table-cell table:number-columns-repeated="1020"/>
        </table:table-row>
        <table:table-row table:style-name="ro1">
          <table:table-cell office:value-type="string" calcext:value-type="string">
            <text:p>Director's Report 02.11.1978</text:p>
          </table:table-cell>
          <table:table-cell office:value-type="string" calcext:value-type="string">
            <text:p>队长的报告 1978.11.02</text:p>
          </table:table-cell>
          <table:table-cell office:value-type="string" calcext:value-type="string">
            <text:p>manifesto5_title</text:p>
          </table:table-cell>
          <table:table-cell office:value-type="string" calcext:value-type="string">
            <text:p>EN_documents</text:p>
          </table:table-cell>
          <table:table-cell table:number-columns-repeated="1020"/>
        </table:table-row>
        <table:table-row table:style-name="ro17">
          <table:table-cell office:value-type="string" calcext:value-type="string">
            <text:p>There is nothing I can do to stop the chain reaction. Soon, this world will be lost. I cannot fathom my part in this catastrophe, or the blind arrogance with which I carried out the planet's execution. Separated from the motherland, I will never know the outcome of the great conflict between Moscow and the West, but I earnestly hope that they never stand on similar grounds and witness the destruction they have wrought, as I must.\n\nI watch as this vibrant world rots to dead rock.\n\nI so desperately wanted to hand triumph to our people. I could have been a savior! But now, I cannot face them. I am glad that we can never return. Our people will never know what happened here. They will never know why their families never came home.\n\nThey will never know it was my fault. (Auto-Translated from Russian)</text:p>
          </table:table-cell>
          <table:table-cell office:value-type="string" calcext:value-type="string">
            <text:p>我已经无法阻止这连锁反应了。很快，这个世界就会沉沦。我无法理解这场灾难，或者说我的盲目自大导致了这颗星球的死亡。离开了祖国，我永远都无法知道莫斯科与西方国家剧烈冲突的结果，不过我真诚希望他们永远都不要像我一样站在这类似的土地上，看着自己带来的毁灭。\n\n我亲眼看到这颗富有活力的世界腐烂成一堆毫无生气的石头。\n\n我很想把伟大的胜利交给我们的人民。我本该是救世主的！但现在，我已经没脸见他们了。其实我挺高兴我们可以永远不用回去。我们的人永远都不会知道这里发生了什么。他们永远都不会知道为什么他们的家人从不回家。\n\n他们永远都不会知道这是因为我的失误而造成的。（从俄语自动翻译）</text:p>
          </table:table-cell>
          <table:table-cell office:value-type="string" calcext:value-type="string">
            <text:p>manifesto5</text:p>
          </table:table-cell>
          <table:table-cell office:value-type="string" calcext:value-type="string">
            <text:p>EN_documents</text:p>
          </table:table-cell>
          <table:table-cell table:number-columns-repeated="1020"/>
        </table:table-row>
        <table:table-row table:style-name="ro1">
          <table:table-cell office:value-type="string" calcext:value-type="string">
            <text:p>Director's Report 19.10.1978</text:p>
          </table:table-cell>
          <table:table-cell office:value-type="string" calcext:value-type="string">
            <text:p>队长的报告 1978.10.19</text:p>
          </table:table-cell>
          <table:table-cell office:value-type="string" calcext:value-type="string">
            <text:p>manifesto4_title</text:p>
          </table:table-cell>
          <table:table-cell office:value-type="string" calcext:value-type="string">
            <text:p>EN_documents</text:p>
          </table:table-cell>
          <table:table-cell table:number-columns-repeated="1020"/>
        </table:table-row>
        <table:table-row table:style-name="ro17">
          <table:table-cell office:value-type="string" calcext:value-type="string">
            <text:p>The Green Fire is dying out. While the recent release of copper particles into the atmosphere following the explosion contributed to a stunting of plant growth, it could not be the cause for the widespread death we are witnessing across the entire planet.\n\nPerhaps it has something to do with the portal? The last activations were turbulent, to be certain, and the flora and fauna have recently become volatile. Even the planet's larger species are far more aggressive in the aftermath of our interventions. I fear that we may have crossed acceptable boundaries in our experiments. Were the plants always this angry? Or are they simply lashing out at us for our failures?\n\nThese are not theories of rational men, but science has yet to yield a response. I only hope it is not too late. She may yet save us all. (Auto-Translated from Russian)</text:p>
          </table:table-cell>
          <table:table-cell office:value-type="string" calcext:value-type="string">
            <text:p>绿火正在灭绝。随着爆炸中的铜粒最近被释放到空气中，植物的生长受到了阻碍，但这不可能是我们亲眼所见的死亡蔓延到整颗星球的原因。\n\n也许是和传送门有关？上次的激活运作得非常猛烈，而且动植物群最近也变得非常不安定。就连星球上较大的物种也因为我们的干涉而变得更加凶猛。我担心我们已经越过了实验的安全边界。这里的植物总会这样暴怒吗？还是说这只是因为我们的失败才导致了它们的猛烈进攻？\n\n这些都不是理性人类该有的理论，但科学仍有待回应。我只希望事情不会变得无可挽回。她仍有可能拯救我们所有人。（从俄语自动翻译）</text:p>
          </table:table-cell>
          <table:table-cell office:value-type="string" calcext:value-type="string">
            <text:p>manifesto4</text:p>
          </table:table-cell>
          <table:table-cell office:value-type="string" calcext:value-type="string">
            <text:p>EN_documents</text:p>
          </table:table-cell>
          <table:table-cell table:number-columns-repeated="1020"/>
        </table:table-row>
        <table:table-row table:style-name="ro1">
          <table:table-cell office:value-type="string" calcext:value-type="string">
            <text:p>Director's Report 08.10.1978</text:p>
          </table:table-cell>
          <table:table-cell office:value-type="string" calcext:value-type="string">
            <text:p>队长的报告 1978.10.08</text:p>
          </table:table-cell>
          <table:table-cell office:value-type="string" calcext:value-type="string">
            <text:p>manifesto3_title</text:p>
          </table:table-cell>
          <table:table-cell office:value-type="string" calcext:value-type="string">
            <text:p>EN_documents</text:p>
          </table:table-cell>
          <table:table-cell table:number-columns-repeated="1020"/>
        </table:table-row>
        <table:table-row table:style-name="ro18">
          <table:table-cell office:value-type="string" calcext:value-type="string">
            <text:p>The latest shipment from home arrived today. Men, food, and copper. But it was all lost. They appeared in an explosion of bright light and a thunderclap, ashes of their remnants fading off on the wind. A horrible sight! The ground surrounding their arrival is but a rock, which is quickly becoming commonplace. It seems as though the more Green Fire that is lost to our electrical production, the less I recognize the landscape.\n\nBut this is merely a test. Our people face a long history of trials and difficult choices, and we understand anguish better than any culture. In the end, we always emerge stronger and wiser than before. It will be no different, here. It can be no different, here.\n\nI will rally the scientists together. Somehow, we must return home. Our rations run low. The children look hungry. But we will prevail, even if I must return to Mother Russia and retrieve the supplies myself. (Auto-Translated from Russian)</text:p>
          </table:table-cell>
          <table:table-cell office:value-type="string" calcext:value-type="string">
            <text:p><text:span text:style-name="T1">今天运来了最新一批货物。人，食物，还有铜。不过都没了。他们伴随着爆炸的强光和巨响出现，他们残余部分的灰烬消逝在了风中。真是恐怖的景象！在他们来的地面周围除了一块石头外什么都没有，而且这现象越来越普遍。似乎我们在电力生产中损失的绿火</text:span>越多，我就越是认不得这里的景象。\n\n不过这只是项测试。我们的人经历过漫长的磨难以及困难的选择，我们比任何文明都要理解痛苦。到最后，我们都会变得比以前更加强大且智慧。这里不会有例外。这里也不能有例外。\n\n我会召集所有科学工作者。我必须设法回到地球。我们的粮食正在耗尽。孩子们看上去都很饿。不过我们会取得胜利的，就算是要我自己回到祖国俄罗斯去拿补给。（从俄语自动翻译）</text:p>
          </table:table-cell>
          <table:table-cell office:value-type="string" calcext:value-type="string">
            <text:p>manifesto3</text:p>
          </table:table-cell>
          <table:table-cell office:value-type="string" calcext:value-type="string">
            <text:p>EN_documents</text:p>
          </table:table-cell>
          <table:table-cell table:number-columns-repeated="1020"/>
        </table:table-row>
        <table:table-row table:style-name="ro1">
          <table:table-cell office:value-type="string" calcext:value-type="string">
            <text:p>Director's Report 12.08.1978</text:p>
          </table:table-cell>
          <table:table-cell office:value-type="string" calcext:value-type="string">
            <text:p>队长的报告 1978.08.12</text:p>
          </table:table-cell>
          <table:table-cell office:value-type="string" calcext:value-type="string">
            <text:p>manifesto2_title</text:p>
          </table:table-cell>
          <table:table-cell office:value-type="string" calcext:value-type="string">
            <text:p>EN_documents</text:p>
          </table:table-cell>
          <table:table-cell table:number-columns-repeated="1020"/>
        </table:table-row>
        <table:table-row table:style-name="ro13">
          <table:table-cell office:value-type="string" calcext:value-type="string">
            <text:p>Despite the hesitations of our scientists, I increased the kW output of our electrical generators by two hundred percent without any noticeable environmental reaction. The reproductive rate of the moss-like species we call the 'Green Fire' appears to be quite high, and we theorize that it must also serve as a source of nutrients for the other plant life on the planet. To alleviate the concerns of the scientists, I have returned the generators to normal output, but the result [illegible]... find myself wondering if the abundance of power is not, in and of itself, a deterrent of warfare? Would our enemies lower their weapons if they knew our reactors would never power down? What level of accomplishment would they feel in their flag on the moon if all they could see looking back at the Earth was the continuous glow of the mighty Soviet Union? Nuclear weapons seem like the clubs of barbarians compared to the scientific potential we have seen here.\n\nMore families are arriving to be with the men. Our society blossoms into an extension of the motherland--a NEW motherland! This is what the great writers of our age must have felt while regarding their creations.\n\nPerfection. (Auto-Translated from Russian)</text:p>
          </table:table-cell>
          <table:table-cell office:value-type="string" calcext:value-type="string">
            <text:p>尽管我们的科学工作者仍有疑虑，我还是在没有明显环境反应的情况下将发电机的输出功率提高了百分之两百。看来这些被我们称作“绿火”的青苔状生物有着不低的繁殖率，而且我们的理论也认为它是这颗星球上其它植物的养分。为了减轻科学工作者的担忧，我把发电机的输出调回到正常水平，但结果[字迹模糊]……我在想这充裕的电力是否本身就是一种战争威慑？要是我们的敌人知道我们的反应堆有着源源不断的能量，他们会不会放下他们的武器？要是月球上的他们回望地球时看到强大的苏联正在不断闪耀着光芒，他们会对自己插在那里的旗帜有多大的成就感？比起我们在这看到的科学潜力，核武器就像是野蛮人的棍棒。\n\n会有更多家庭来这和人们相聚。我们的社会将会成为祖国的新的组成部分——变成全新的祖国！这就跟我们时代的伟大作家看待自己作品时的感觉一样。\n\n是完美的感觉。（从俄语自动翻译）</text:p>
          </table:table-cell>
          <table:table-cell office:value-type="string" calcext:value-type="string">
            <text:p>manifesto2</text:p>
          </table:table-cell>
          <table:table-cell office:value-type="string" calcext:value-type="string">
            <text:p>EN_documents</text:p>
          </table:table-cell>
          <table:table-cell table:number-columns-repeated="1020"/>
        </table:table-row>
        <table:table-row table:style-name="ro1">
          <table:table-cell office:value-type="string" calcext:value-type="string">
            <text:p>Director's Report 25.06.1978</text:p>
          </table:table-cell>
          <table:table-cell office:value-type="string" calcext:value-type="string">
            <text:p>队长的报告 1978.06.25</text:p>
          </table:table-cell>
          <table:table-cell office:value-type="string" calcext:value-type="string">
            <text:p>manifesto1_title</text:p>
          </table:table-cell>
          <table:table-cell office:value-type="string" calcext:value-type="string">
            <text:p>EN_documents</text:p>
          </table:table-cell>
          <table:table-cell table:number-columns-repeated="1020"/>
        </table:table-row>
        <table:table-row table:style-name="ro19">
          <table:table-cell office:value-type="string" calcext:value-type="string">
            <text:p>There are no words to emphasize my pride as I begin our experiments here on this new world. When they described the Green Fire to me, it sounded artificial, like something drawn in an animation. To imagine I would lay my eyes on a world so colorful--I am overwhelmed by its beauty. And now, we begin a difficult journey to cultivate this place in the name of the Motherland.\n\nThe governments of the west call our intentions aggressive. They do not believe in the sovereignty that is our Soviet Union. But we have seen so many victories. We repelled Germany's aggression in our glorious rise to power, and fought with valor to spread the Communist ideal to other broken nations. But what we accomplish here will drive the Soviet Union ahead of the entire world without ever firing a shot.\n\nWe will power the entire Soviet Union with what we learn here. And I am the one who will lead us to victory.\n\n</text:p>
            <text:p>(Auto-Translated from Russian)</text:p>
          </table:table-cell>
          <table:table-cell office:value-type="string" calcext:value-type="string">
            <text:p><text:span text:style-name="T1">用言语实在是无法形容我在这新世界里开始实验时有多么的骄傲。当他们向我描述绿火的时候，那听起来跟假的一样，就像是动画里才有的东西。想象一下我放眼看着的这个多彩的世界——我被它的美丽所征服。以母星之名，我们现在要</text:span>开始了一段开荒此地的艰难旅程。\n\n西方政府总说我们意图不轨。他们不相信我们苏联主权。不过我们见证过许多胜利。我们光荣崛起的政权击退了德国侵略者，并且英勇奋战于将社会主义理想传播给其它破碎的国家。不过我们在这完成的事业将驱动苏联领先于整个世界，甚至连枪都不用开。\n\n我们会用这里学到的东西壮大整个苏联。并且我会成那个带领大家走向胜利的救世主。\n\n（从俄语自动翻译）</text:p>
          </table:table-cell>
          <table:table-cell office:value-type="string" calcext:value-type="string">
            <text:p>manifesto1</text:p>
          </table:table-cell>
          <table:table-cell office:value-type="string" calcext:value-type="string">
            <text:p>EN_documents</text:p>
          </table:table-cell>
          <table:table-cell table:number-columns-repeated="1020"/>
        </table:table-row>
        <table:table-row table:style-name="ro1">
          <table:table-cell office:value-type="string" calcext:value-type="string">
            <text:p>Lab Report 394: Patient 23</text:p>
          </table:table-cell>
          <table:table-cell office:value-type="string" calcext:value-type="string">
            <text:p>实验室报告394号：病人23号</text:p>
          </table:table-cell>
          <table:table-cell office:value-type="string" calcext:value-type="string">
            <text:p>lab_report2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Amazing! With each test we run, her samples appear more promising. I will log more details later--there simply isn't time right now. (Auto-Translated from Russian)</text:p>
          </table:table-cell>
          <table:table-cell office:value-type="string" calcext:value-type="string">
            <text:p>太好了！我们每次进行实验，她的样本看上去都更有希望。晚点我会记录更多信息——现在没有时间。（从俄语自动翻译）</text:p>
          </table:table-cell>
          <table:table-cell office:value-type="string" calcext:value-type="string">
            <text:p>lab_report2</text:p>
          </table:table-cell>
          <table:table-cell office:value-type="string" calcext:value-type="string">
            <text:p>EN_documents</text:p>
          </table:table-cell>
          <table:table-cell table:number-columns-repeated="1020"/>
        </table:table-row>
        <table:table-row table:style-name="ro1">
          <table:table-cell office:value-type="string" calcext:value-type="string">
            <text:p>Lab Report 322: Virus</text:p>
          </table:table-cell>
          <table:table-cell office:value-type="string" calcext:value-type="string">
            <text:p><text:span text:style-name="T1">实验室报告322号</text:span>：病毒</text:p>
          </table:table-cell>
          <table:table-cell office:value-type="string" calcext:value-type="string">
            <text:p>lab_report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The virus is spreading faster now. All our efforts to contain it have so far been futile. We haven't given up hope, however, and my colleagues are working tirelessly. We are not dealing with terrestrial species, and thus there is so much we don't know. The challenge is so great, and yet we will prevail. We MUST prevail! (Auto-Translated from Russian)</text:p>
          </table:table-cell>
          <table:table-cell office:value-type="string" calcext:value-type="string">
            <text:p><text:span text:style-name="T1">病毒正在加速扩散。目前为止我们对它进行抑制的努力全都失败了。但我们没有放弃希望，而且我的同事也还在不知疲惫地工作。因为我们面对的不是地球上的物种，所以有很多东西我们并不是很了解。这次的挑战非常艰巨，但我们依然会战胜它。我们也必须要战胜它</text:span>！（从俄语自动翻译）</text:p>
          </table:table-cell>
          <table:table-cell office:value-type="string" calcext:value-type="string">
            <text:p>lab_report</text:p>
          </table:table-cell>
          <table:table-cell office:value-type="string" calcext:value-type="string">
            <text:p>EN_documents</text:p>
          </table:table-cell>
          <table:table-cell table:number-columns-repeated="1020"/>
        </table:table-row>
        <table:table-row table:style-name="ro1">
          <table:table-cell office:value-type="string" calcext:value-type="string">
            <text:p>Report 71: Incredible Power</text:p>
          </table:table-cell>
          <table:table-cell office:value-type="string" calcext:value-type="string">
            <text:p><text:span text:style-name="T1">报告71号</text:span>：极大能量</text:p>
          </table:table-cell>
          <table:table-cell office:value-type="string" calcext:value-type="string">
            <text:p>incredible_power_title</text:p>
          </table:table-cell>
          <table:table-cell office:value-type="string" calcext:value-type="string">
            <text:p>EN_documents</text:p>
          </table:table-cell>
          <table:table-cell table:number-columns-repeated="1020"/>
        </table:table-row>
        <table:table-row table:style-name="ro19">
          <table:table-cell office:value-type="string" calcext:value-type="string">
            <text:p>We were fortunate when we arrived in that this planet was not dependent on us to develop its resources into usable power systems. In fact, there was already a network of devices capable of providing all of our power needs--despite the oddity of their appearance and construction--that we quickly claimed as our own. Curiously, though, the control systems to activate these devices appeared to be designed for a very tall being, much larger than a human or anything else we've encountered since our arrival.\n\nRegardless, our brilliant engineers quickly devised a creative robotic solution. With this mechanical arm, we are able to reach great heights, enabling us to operate the requisite components without requiring architectural solutions to accomplish the same feat.\n\nStill, the reason for the height of these control systems remains baffling. Were there visitors to this planet before us, or could there really be life beyond the vegetation? (Auto-Translated from Russian)</text:p>
          </table:table-cell>
          <table:table-cell office:value-type="string" calcext:value-type="string">
            <text:p><text:span text:style-name="T1">我们到达这颗星球时发现自己运气很好，因为我们无需开发这颗星球上的资源就有可用的电力系统。实际上，这里已经有一套能为我们提供电力的设备网络了，虽然它们的样子和结构有些怪异。我们很快就把它们占为了己有。不过奇怪的是，激活这些设施的控制系统似乎是为高个子设计的，而且要远高于我们人类和在这里遇到过的生物。\n\n不管怎样，我们的天才工程师很快就设计出一套开创性的机械解决方案。有了这些机械臂，我就能到高处去完成那些必要的操作，而且是在不依靠建筑学的前提下就能完成相同的壮举。</text:span>\n\n关于这些控制系统高度的问题依然是个谜。是不是在我们之前就有访客来过这颗星球了，或是说这里除了植物以外还真有其它生物？（从俄语自动翻译）</text:p>
          </table:table-cell>
          <table:table-cell office:value-type="string" calcext:value-type="string">
            <text:p>incredible_power</text:p>
          </table:table-cell>
          <table:table-cell office:value-type="string" calcext:value-type="string">
            <text:p>EN_documents</text:p>
          </table:table-cell>
          <table:table-cell table:number-columns-repeated="1020"/>
        </table:table-row>
        <table:table-row table:style-name="ro1">
          <table:table-cell office:value-type="string" calcext:value-type="string">
            <text:p>Water Ice</text:p>
          </table:table-cell>
          <table:table-cell office:value-type="string" calcext:value-type="string">
            <text:p>水冰</text:p>
          </table:table-cell>
          <table:table-cell office:value-type="string" calcext:value-type="string">
            <text:p>ice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Pretty much straight-up water-ice here in the form of huge glaciers. Easy to forget that ice is the most common mineral on the surface of Earth. We think of it as something to drop in our drinks to keep them cool, and not as an important mineral.</text:p>
          </table:table-cell>
          <table:table-cell office:value-type="string" calcext:value-type="string">
            <text:p><text:span text:style-name="T1">这里有很多水冰以巨型冰山的形态出现。我们很容易忘记冰是地球表面最常见的矿物。我们通常会把它当作是某种加入后能让饮料变成冷饮的</text:span>东西，而不会把它当作是一种重要的矿物。</text:p>
          </table:table-cell>
          <table:table-cell office:value-type="string" calcext:value-type="string">
            <text:p>ice</text:p>
          </table:table-cell>
          <table:table-cell office:value-type="string" calcext:value-type="string">
            <text:p>EN_documents</text:p>
          </table:table-cell>
          <table:table-cell table:number-columns-repeated="1020"/>
        </table:table-row>
        <table:table-row table:style-name="ro1">
          <table:table-cell office:value-type="string" calcext:value-type="string">
            <text:p>Huge Meteorite</text:p>
          </table:table-cell>
          <table:table-cell office:value-type="string" calcext:value-type="string">
            <text:p>巨型陨石</text:p>
          </table:table-cell>
          <table:table-cell office:value-type="string" calcext:value-type="string">
            <text:p>hugemeteorite_title</text:p>
          </table:table-cell>
          <table:table-cell office:value-type="string" calcext:value-type="string">
            <text:p>EN_documents</text:p>
          </table:table-cell>
          <table:table-cell table:number-columns-repeated="1020"/>
        </table:table-row>
        <table:table-row table:style-name="ro5">
          <table:table-cell office:value-type="string" calcext:value-type="string">
            <text:p>Initial analysis of meteor indicates non-typical of terrestrial meteors. Upon further investigation, the meteor appears to be part of a highly-engineered vehicle. Our current theory is that this crater was the landing site for the advanced race that built the portals and related power structures. We've set up a research outpost on the rim of the crater, and we plan to study the site at least through next winter. (Auto-Translated from Russian)</text:p>
            <text:p/>
          </table:table-cell>
          <table:table-cell office:value-type="string" calcext:value-type="string">
            <text:p>据初步分析显示，这是非典型的陆地陨石。在经过进一步的调查后，我们发现陨石似乎是一种高度工程化的交通工具的一部分。我们当前的理论是这个陨石坑就是那些建造了传送门和相关电力建筑的高级物种的降落点。我们在陨石坑边上搭建了研究站，至少在下一个冬天结束前我们都打算在这里进行研究。（从俄语自动翻译）</text:p>
          </table:table-cell>
          <table:table-cell office:value-type="string" calcext:value-type="string">
            <text:p>hugemeteorite</text:p>
          </table:table-cell>
          <table:table-cell office:value-type="string" calcext:value-type="string">
            <text:p>EN_documents</text:p>
          </table:table-cell>
          <table:table-cell table:number-columns-repeated="1020"/>
        </table:table-row>
        <table:table-row table:style-name="ro1">
          <table:table-cell office:value-type="string" calcext:value-type="string">
            <text:p>Geothermal Springs</text:p>
          </table:table-cell>
          <table:table-cell office:value-type="string" calcext:value-type="string">
            <text:p>地热温泉</text:p>
          </table:table-cell>
          <table:table-cell office:value-type="string" calcext:value-type="string">
            <text:p>geothermal_title</text:p>
          </table:table-cell>
          <table:table-cell office:value-type="string" calcext:value-type="string">
            <text:p>EN_documents</text:p>
          </table:table-cell>
          <table:table-cell table:number-columns-repeated="1020"/>
        </table:table-row>
        <table:table-row table:style-name="ro2">
          <table:table-cell office:value-type="string" calcext:value-type="string">
            <text:p>More geothermal activity here. I'm concerned the area ahead may include volcanic hazards. Where there's smoke, there's fire, as the saying goes...</text:p>
          </table:table-cell>
          <table:table-cell office:value-type="string" calcext:value-type="string">
            <text:p>这里的地质活动更加活跃。我挺担心前面区域会有火山灾害。正如俗话所说，无火不生烟……</text:p>
          </table:table-cell>
          <table:table-cell office:value-type="string" calcext:value-type="string">
            <text:p>geothermal</text:p>
          </table:table-cell>
          <table:table-cell office:value-type="string" calcext:value-type="string">
            <text:p>EN_documents</text:p>
          </table:table-cell>
          <table:table-cell table:number-columns-repeated="1020"/>
        </table:table-row>
        <table:table-row table:style-name="ro1">
          <table:table-cell office:value-type="string" calcext:value-type="string">
            <text:p>Garnets</text:p>
          </table:table-cell>
          <table:table-cell office:value-type="string" calcext:value-type="string">
            <text:p>榴石</text:p>
          </table:table-cell>
          <table:table-cell office:value-type="string" calcext:value-type="string">
            <text:p>garnets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Initial analysis indicates almandine or pyrope garnets in a mica schist. Typical of minerals formed deep underground at very high pressure. If confirmed, this suggests active plate tectonic activity in this planet's crust which could contribute to an environment more hospitable for life.</text:p>
          </table:table-cell>
          <table:table-cell office:value-type="string" calcext:value-type="string">
            <text:p><text:span text:style-name="T1">据初步分析，它是云母片岩中的铁铝榴石或镁铝榴石。这是在具有强大压力的地下深形成的典型矿物</text:span>。要是能确认的话，就能说明这颗星球的地壳存在着活跃的板块构造活动，这有助于让环境变得更加适宜生存。</text:p>
          </table:table-cell>
          <table:table-cell office:value-type="string" calcext:value-type="string">
            <text:p>garnets</text:p>
          </table:table-cell>
          <table:table-cell office:value-type="string" calcext:value-type="string">
            <text:p>EN_documents</text:p>
          </table:table-cell>
          <table:table-cell table:number-columns-repeated="1020"/>
        </table:table-row>
        <table:table-row table:style-name="ro1">
          <table:table-cell office:value-type="string" calcext:value-type="string">
            <text:p>Final Report</text:p>
          </table:table-cell>
          <table:table-cell office:value-type="string" calcext:value-type="string">
            <text:p>最后的报告</text:p>
          </table:table-cell>
          <table:table-cell office:value-type="string" calcext:value-type="string">
            <text:p>final_report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Three nights ago I managed to barricade myself in the room. With any luck they won't be able to get in here. Of course, all I've done is lock myself into my own tomb. I realize I am near the end. The calls from the other posts have dwindled over the last two days. It's been hours since anyone has responded. I've made peace with the idea of my death, but I wish I didn't have to face it alone. (Auto-Translated from Russian)</text:p>
          </table:table-cell>
          <table:table-cell office:value-type="string" calcext:value-type="string">
            <text:p>三个夜晚前我成功把自己关在了这间房里。但愿它们无法进入到这里。当然，我所做的只不过是把自己锁进了自己的坟墓。我能感觉到自己已经活不了多久了。从其它地方传来的呼叫也在这两天逐渐变少。已经有好几个小时没有人回应了。虽然我已经准备好迎接死亡了，但我真不想独自去面对它。（从俄语自动翻译）</text:p>
          </table:table-cell>
          <table:table-cell office:value-type="string" calcext:value-type="string">
            <text:p>final_report</text:p>
          </table:table-cell>
          <table:table-cell office:value-type="string" calcext:value-type="string">
            <text:p>EN_documents</text:p>
          </table:table-cell>
          <table:table-cell table:number-columns-repeated="1020"/>
        </table:table-row>
        <table:table-row table:style-name="ro1">
          <table:table-cell office:value-type="string" calcext:value-type="string">
            <text:p>The Dam</text:p>
          </table:table-cell>
          <table:table-cell office:value-type="string" calcext:value-type="string">
            <text:p>水坝</text:p>
          </table:table-cell>
          <table:table-cell office:value-type="string" calcext:value-type="string">
            <text:p>dam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The dam is sturdy and our reservoir will sustain us. It marvels me how little the tactics of colonization have changed in hundreds of years. We still require food and water to live; wood, stone, and steel for shelter. It does not matter if we build on a distant planet or an island in the North Sea. It's all the same: survival. (Auto-Translated from Russian)</text:p>
          </table:table-cell>
          <table:table-cell office:value-type="string" calcext:value-type="string">
            <text:p><text:span text:style-name="T1">水坝非常坚固，里面的水库让我们的生命得以维持。令我颇感惊讶的是殖民策略在数百年间几乎没有变化。我们的生存还是需要食物和水；我们的避难所还是需要木头，石头以及钢材。不管我们是在遥远的星球还是在北海小岛上进行建造都不重要</text:span>。在哪都一样：生存才是关键。（从俄语自动翻译）</text:p>
          </table:table-cell>
          <table:table-cell office:value-type="string" calcext:value-type="string">
            <text:p>dam</text:p>
          </table:table-cell>
          <table:table-cell office:value-type="string" calcext:value-type="string">
            <text:p>EN_documents</text:p>
          </table:table-cell>
          <table:table-cell table:number-columns-repeated="1020"/>
        </table:table-row>
        <table:table-row table:style-name="ro1">
          <table:table-cell office:value-type="string" calcext:value-type="string">
            <text:p>Crocoite</text:p>
          </table:table-cell>
          <table:table-cell office:value-type="string" calcext:value-type="string">
            <text:p>铬铅矿</text:p>
          </table:table-cell>
          <table:table-cell office:value-type="string" calcext:value-type="string">
            <text:p>crocoite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Another fascinating find! The extremely rare mineral crocoite requires very unique conditions for its formation. To look at its rich red color, you wouldn't think this mineral would result from the combination of lead and chromium.</text:p>
          </table:table-cell>
          <table:table-cell office:value-type="string" calcext:value-type="string">
            <text:p>另一个有趣的发现！要形成这种超级稀有的铬铅矿需要非常特殊的条件。看看它那浓重的红色，你肯定想不到这种矿物是由铅和铬结合而成的。</text:p>
          </table:table-cell>
          <table:table-cell office:value-type="string" calcext:value-type="string">
            <text:p>crocoite</text:p>
          </table:table-cell>
          <table:table-cell office:value-type="string" calcext:value-type="string">
            <text:p>EN_documents</text:p>
          </table:table-cell>
          <table:table-cell table:number-columns-repeated="1020"/>
        </table:table-row>
        <table:table-row table:style-name="ro1">
          <table:table-cell office:value-type="string" calcext:value-type="string">
            <text:p>The Crane</text:p>
          </table:table-cell>
          <table:table-cell office:value-type="string" calcext:value-type="string">
            <text:p>起重机</text:p>
          </table:table-cell>
          <table:table-cell office:value-type="string" calcext:value-type="string">
            <text:p>crane_notes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Lots of setbacks to production lately. We've installed a new crane on top of the supply building. Well, I should say we installed an OLD crane--this thing is a piece of junk. However, we managed to hook up a power source and get it running long enough to hoist a load of supplies up for safe keeping overnight. I sure hope the scientists find a cure soon.</text:p>
            <text:p>(Auto-Translated from Russian)</text:p>
          </table:table-cell>
          <table:table-cell office:value-type="string" calcext:value-type="string">
            <text:p>最近的生产出了许多阻碍。我们已经在供应大楼楼顶安装了一台起重机。好吧，准确地说应该是一台老掉牙的起重机——这东西垃圾得不行。不过，我们成功把它连接到了电力源，它的运作时长足以吊起大量的补给，这样就能确保补给能够安全过夜。真希望我们的科学工作者能快点找到解决方案。（从俄语自动翻译）</text:p>
          </table:table-cell>
          <table:table-cell office:value-type="string" calcext:value-type="string">
            <text:p>crane_notes</text:p>
          </table:table-cell>
          <table:table-cell office:value-type="string" calcext:value-type="string">
            <text:p>EN_documents</text:p>
          </table:table-cell>
          <table:table-cell table:number-columns-repeated="1020"/>
        </table:table-row>
        <table:table-row table:style-name="ro1">
          <table:table-cell office:value-type="string" calcext:value-type="string">
            <text:p>Coal</text:p>
          </table:table-cell>
          <table:table-cell office:value-type="string" calcext:value-type="string">
            <text:p>煤</text:p>
          </table:table-cell>
          <table:table-cell office:value-type="string" calcext:value-type="string">
            <text:p>coal_title</text:p>
          </table:table-cell>
          <table:table-cell office:value-type="string" calcext:value-type="string">
            <text:p>EN_documents</text:p>
          </table:table-cell>
          <table:table-cell table:number-columns-repeated="1020"/>
        </table:table-row>
        <table:table-row table:style-name="ro9">
          <table:table-cell office:value-type="string" calcext:value-type="string">
            <text:p>I'm detecting some unusal readings in these samples...but I still believe coal is the proper identification for this mineral. As coal is derived from plant matter back on Earth, I have to conclude these samples were formed from the remains of the root-like creatures on this planet. However, there's something odd with this specimen, and I still can't get a precise handle on what kind of life-form we're dealing with here.</text:p>
          </table:table-cell>
          <table:table-cell office:value-type="string" calcext:value-type="string">
            <text:p><text:span text:style-name="T1">尽管我从这些样本中检测到了不寻常的读数……但我依然认为这块矿石的真身就是煤矿。由于地球上的煤炭是从植物变化而来的，所以我得出的结论是</text:span>这些样本是由这颗星球上植物怪的遗体形成的。不过，这件样本有些奇怪的地方，而且我还是无法精确把握我们在这里面对的是何种生物。</text:p>
          </table:table-cell>
          <table:table-cell office:value-type="string" calcext:value-type="string">
            <text:p>coal</text:p>
          </table:table-cell>
          <table:table-cell office:value-type="string" calcext:value-type="string">
            <text:p>EN_documents</text:p>
          </table:table-cell>
          <table:table-cell table:number-columns-repeated="1020"/>
        </table:table-row>
        <table:table-row table:style-name="ro1">
          <table:table-cell office:value-type="string" calcext:value-type="string">
            <text:p>Chalcanthite</text:p>
          </table:table-cell>
          <table:table-cell office:value-type="string" calcext:value-type="string">
            <text:p>胆矾</text:p>
          </table:table-cell>
          <table:table-cell office:value-type="string" calcext:value-type="string">
            <text:p>chalcanthite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Appears this planet is not totally devoid of beauty... First geologic sample appears to be a hydrated copper sulfate called Chalcanthite. This Copper ore is common back on Earth.</text:p>
          </table:table-cell>
          <table:table-cell office:value-type="string" calcext:value-type="string">
            <text:p>看来这颗星球也不完全缺乏美丽……这第一块地质样本似乎是种叫胆矾的五水合硫酸铜。这种铜矿在地球上很常见。</text:p>
          </table:table-cell>
          <table:table-cell office:value-type="string" calcext:value-type="string">
            <text:p>chalcanthite</text:p>
          </table:table-cell>
          <table:table-cell office:value-type="string" calcext:value-type="string">
            <text:p>EN_documents</text:p>
          </table:table-cell>
          <table:table-cell table:number-columns-repeated="1020"/>
        </table:table-row>
        <table:table-row table:style-name="ro1">
          <table:table-cell office:value-type="string" calcext:value-type="string">
            <text:p>Celestine</text:p>
          </table:table-cell>
          <table:table-cell office:value-type="string" calcext:value-type="string">
            <text:p>天青石</text:p>
          </table:table-cell>
          <table:table-cell office:value-type="string" calcext:value-type="string">
            <text:p>celestine_title</text:p>
          </table:table-cell>
          <table:table-cell office:value-type="string" calcext:value-type="string">
            <text:p>EN_documents</text:p>
          </table:table-cell>
          <table:table-cell table:number-columns-repeated="1020"/>
        </table:table-row>
        <table:table-row table:style-name="ro4">
          <table:table-cell office:value-type="string" calcext:value-type="string">
            <text:p>Beautiful celestine mineral, and one of the largest I've seen, actually. But if I recall, there's a 10 meter wide celestine geode in Ohio, so Earth would still win a galactic celestine mineral contest.</text:p>
          </table:table-cell>
          <table:table-cell office:value-type="string" calcext:value-type="string">
            <text:p>美丽的天青矿石，而且这是我在现实中见过的最大的一块。不过我记得在俄亥俄州有个10米宽的天青石晶洞，所以地球还是获得了天青矿石星际赛的优胜。</text:p>
          </table:table-cell>
          <table:table-cell office:value-type="string" calcext:value-type="string">
            <text:p>celestine</text:p>
          </table:table-cell>
          <table:table-cell office:value-type="string" calcext:value-type="string">
            <text:p>EN_documents</text:p>
          </table:table-cell>
          <table:table-cell table:number-columns-repeated="1020"/>
        </table:table-row>
        <table:table-row table:style-name="ro1">
          <table:table-cell office:value-type="string" calcext:value-type="string">
            <text:p>Yearning for Bread</text:p>
          </table:table-cell>
          <table:table-cell office:value-type="string" calcext:value-type="string">
            <text:p>渴望面包</text:p>
          </table:table-cell>
          <table:table-cell office:value-type="string" calcext:value-type="string">
            <text:p>bread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They started handing us bread today. This was not a foreign concept to us, but it was something we all thought we left behind. Where are the supplies? Why haven't they sent us food? If we knew it would have been like this, we would have planted crops. Surely with all this plant life, we could have grown grain for bread. (Auto-Translated from Russian)</text:p>
          </table:table-cell>
          <table:table-cell office:value-type="string" calcext:value-type="string">
            <text:p><text:span text:style-name="T1">今天他们开始递给我们面包。虽然对我们来说这并不是什么陌生的东西，不过我们都认为它们是以前剩余的东西。补给到底在哪？为什么他们不给我们送食物？要是知道事情会发展成这样，我们就会自己去种玉米。当然，</text:span>有这些植物生命，我们原本也是可以种谷物来做面包的。（从俄语自动翻译）</text:p>
          </table:table-cell>
          <table:table-cell office:value-type="string" calcext:value-type="string">
            <text:p>bread</text:p>
          </table:table-cell>
          <table:table-cell office:value-type="string" calcext:value-type="string">
            <text:p>EN_documents</text:p>
          </table:table-cell>
          <table:table-cell table:number-columns-repeated="1020"/>
        </table:table-row>
        <table:table-row table:style-name="ro1">
          <table:table-cell office:value-type="string" calcext:value-type="string">
            <text:p>Columnar Basalt</text:p>
          </table:table-cell>
          <table:table-cell office:value-type="string" calcext:value-type="string">
            <text:p>柱状玄武岩</text:p>
          </table:table-cell>
          <table:table-cell office:value-type="string" calcext:value-type="string">
            <text:p>basalt_title</text:p>
          </table:table-cell>
          <table:table-cell office:value-type="string" calcext:value-type="string">
            <text:p>EN_documents</text:p>
          </table:table-cell>
          <table:table-cell table:number-columns-repeated="1020"/>
        </table:table-row>
        <table:table-row table:style-name="ro5">
          <table:table-cell office:value-type="string" calcext:value-type="string">
            <text:p>Located a vast field of columnar basalt. These natural formations appear similar to those on Earth, but at a far grander scale than any terrestrial occurances I'm aware of. I have to assume they formed in a similar fashion to basalt columns on my home planet: via the slow cooling of huge lava flows. As the hot substance cools into new rock, it contracts, sending deep cracks into the surface in geometric patterns. Once these cracks go deep enough, they result in towering columns of rock.</text:p>
          </table:table-cell>
          <table:table-cell office:value-type="string" calcext:value-type="string">
            <text:p><text:span text:style-name="T1">我正位于由柱状玄武岩组成的广阔区域。这些自然岩层似乎和地球上的差不多，不过比地球上那些我知道的要大得多。我估计它们的成因和我母星上的柱状玄武岩类似：是由熔岩流慢慢冷却而成的。当这些热物质冷却成新的岩石时，它会进行收缩，使得岩石表面深度裂开成几何形状。只要这些裂缝足够深，柱形岩石</text:span>就会矗立起来。</text:p>
          </table:table-cell>
          <table:table-cell office:value-type="string" calcext:value-type="string">
            <text:p>basalt</text:p>
          </table:table-cell>
          <table:table-cell office:value-type="string" calcext:value-type="string">
            <text:p>EN_documents</text:p>
          </table:table-cell>
          <table:table-cell table:number-columns-repeated="1020"/>
        </table:table-row>
        <table:table-row table:style-name="ro1">
          <table:table-cell office:value-type="string" calcext:value-type="string">
            <text:p>Autunite</text:p>
          </table:table-cell>
          <table:table-cell office:value-type="string" calcext:value-type="string">
            <text:p>钙铀云母</text:p>
          </table:table-cell>
          <table:table-cell office:value-type="string" calcext:value-type="string">
            <text:p>autunite_title</text:p>
          </table:table-cell>
          <table:table-cell office:value-type="string" calcext:value-type="string">
            <text:p>EN_documents</text:p>
          </table:table-cell>
          <table:table-cell table:number-columns-repeated="1020"/>
        </table:table-row>
        <table:table-row table:style-name="ro15">
          <table:table-cell office:value-type="string" calcext:value-type="string">
            <text:p>Fairly large sample of the calcium uranium phosphate known as autunite. There's likely to be a bit of radiation in this sample, so I've carefully sealed it to prevent contamination. Amazing how many naturally occurring rocks and minerals contain poisons of one kind or another. Good thing I paid attention in geology class.</text:p>
          </table:table-cell>
          <table:table-cell office:value-type="string" calcext:value-type="string">
            <text:p><text:span text:style-name="T1">相当大的磷酸钙铀样本，通常被称作钙铀云母。由于这件样本也许会带有少量辐射，所以为了避免受到污染，我把它小心地</text:span>封装了起来。真没想到会有这么多自然形成的石头或矿物含有这样或那样的毒素。还好我在地质课上没有开小差。</text:p>
          </table:table-cell>
          <table:table-cell office:value-type="string" calcext:value-type="string">
            <text:p>autunite</text:p>
          </table:table-cell>
          <table:table-cell office:value-type="string" calcext:value-type="string">
            <text:p>EN_documents</text:p>
          </table:table-cell>
          <table:table-cell table:number-columns-repeated="1020"/>
        </table:table-row>
        <table:table-row table:style-name="ro1">
          <table:table-cell office:value-type="string" calcext:value-type="string">
            <text:p>Identity of the Ancients</text:p>
          </table:table-cell>
          <table:table-cell office:value-type="string" calcext:value-type="string">
            <text:p>古来者的身份</text:p>
          </table:table-cell>
          <table:table-cell office:value-type="string" calcext:value-type="string">
            <text:p>ancients_title</text:p>
          </table:table-cell>
          <table:table-cell office:value-type="string" calcext:value-type="string">
            <text:p>EN_documents</text:p>
          </table:table-cell>
          <table:table-cell table:number-columns-repeated="1020"/>
        </table:table-row>
        <table:table-row table:style-name="ro18">
          <table:table-cell office:value-type="string" calcext:value-type="string">
            <text:p>Our scientists have made an amazing discovery today. We had previously believed the portal creators had abandoned this planet or had been killed by the root creatures, but we were wrong! The portal creators are merely an advanced form of the plant-like species that covers the planet. They must have colonized this world eons ago, bringing with them a variety of sister species to seed the planet and make it habitable.\n\nActually, we believe the planet's species are less an ecosystem of individuals and more like a dense global network. To be sure, there are some larger and some smaller species, but all seem to be able to communicate through the ubiquitous moss--the Green Fire--that is so vital to life on the planet. Considering all this and how the roots can also mimic endless forms, we are clearly in the presence of a superior and extraordinary form of life! (Auto-Translated from Russian)</text:p>
          </table:table-cell>
          <table:table-cell office:value-type="string" calcext:value-type="string">
            <text:p>我们的科学工作者今天有了惊天大发现。之前我们认为传送门的制造者已经放弃这颗星球或是被植物怪杀死了，但我们的想法都是错的！传送门的制造者是覆盖在这颗星球上的一种高级植物型生命。它们一定是在亿万年前移居到这个世界的，带着各式各样的姐妹物种来播种这颗星球，使它变得适宜居住。\n\n其实，我们都认为这颗星球的物种并非是由复数个体形成的生态系统，而是一个密集的全局网络生态。无法否认，它们确实存在着一些较大物种和一些较小物种，但这些物种似乎都能通过无处不在的青苔“绿火”来进行交流，它们的存在对于星球上的生命而言至关重要。考虑到这些因素以及那些植物怪可以模仿无数形态的事实，我们明显是站在了一个高级且卓越的生物面前！（从俄语自动翻译）</text:p>
          </table:table-cell>
          <table:table-cell office:value-type="string" calcext:value-type="string">
            <text:p>ancients</text:p>
          </table:table-cell>
          <table:table-cell office:value-type="string" calcext:value-type="string">
            <text:p>EN_documents</text:p>
          </table:table-cell>
          <table:table-cell table:number-columns-repeated="1020"/>
        </table:table-row>
        <table:table-row table:style-name="ro1">
          <table:table-cell office:value-type="string" calcext:value-type="string">
            <text:p>Almandine Garnets</text:p>
          </table:table-cell>
          <table:table-cell office:value-type="string" calcext:value-type="string">
            <text:p>铁铝榴石</text:p>
          </table:table-cell>
          <table:table-cell office:value-type="string" calcext:value-type="string">
            <text:p>almandine_title</text:p>
          </table:table-cell>
          <table:table-cell office:value-type="string" calcext:value-type="string">
            <text:p>EN_documents</text:p>
          </table:table-cell>
          <table:table-cell table:number-columns-repeated="1020"/>
        </table:table-row>
        <table:table-row table:style-name="ro10">
          <table:table-cell office:value-type="string" calcext:value-type="string">
            <text:p>Further samples of the garnets confirmed they are of the Almandine variety. Common on Earth, but these are atypically large. Rock matrix is metamorphic, likely caused by mountain building, again suggesting an active geologic past for this planet.</text:p>
          </table:table-cell>
          <table:table-cell office:value-type="string" calcext:value-type="string">
            <text:p><text:span text:style-name="T1">更多榴石样品被确认为是铁铝品种。</text:span>虽然它们在地球上很常见，不过这里的榴石都异乎寻常的大。岩石基质都是变质的，很可能是由山上的建筑所引起，这也再次表明了这颗星球活跃的地质历史。</text:p>
          </table:table-cell>
          <table:table-cell office:value-type="string" calcext:value-type="string">
            <text:p>almandine</text:p>
          </table:table-cell>
          <table:table-cell office:value-type="string" calcext:value-type="string">
            <text:p>EN_documents</text:p>
          </table:table-cell>
          <table:table-cell table:number-columns-repeated="1020"/>
        </table:table-row>
        <table:table-row table:style-name="ro9">
          <table:table-cell office:value-type="string" calcext:value-type="string">
            <text:p>DEFAULT CONTROLS:\nMove: <text:s/>Left Stick\nLook: <text:s/>Right Stick\nJump: <text:s/>A Button\nInteract: <text:s/>X Button\nWalk: <text:s/>Left Bumper\nTablet (PDA): <text:s/>B Button\nFlashlight: <text:s/>Right Bumper\nZoom: <text:s/>Click Right Stick\nMobile Robotic Arm: <text:s/>Y Button\nMove Arm: <text:s/>Left Stick\nExtend Arm: <text:s/>Right Trigger\nRetract Arm: <text:s/>Left Trigger\nClaw-Cam: <text:s/>Click Right Stick\nGrab: <text:s/>X Button</text:p>
          </table:table-cell>
          <table:table-cell office:value-type="string" calcext:value-type="string">
            <text:p>默认操作：\n移动：左摇杆\n观察：右摇杆\n跳跃：A键\n交互：X键\n行走：LB键\n平板（掌上电脑）：B键\n手电筒：RB键\n缩放：按下右摇杆\n移动机械臂：Y键\n移动手臂：左摇杆\n伸展手臂：RT键\n收回手臂：LT键\n夹爪：按下右摇杆\n抓取：X键</text:p>
          </table:table-cell>
          <table:table-cell office:value-type="string" calcext:value-type="string">
            <text:p>XboxControls</text:p>
          </table:table-cell>
          <table:table-cell office:value-type="string" calcext:value-type="string">
            <text:p>EN_menus</text:p>
          </table:table-cell>
          <table:table-cell table:number-columns-repeated="1020"/>
        </table:table-row>
        <table:table-row table:style-name="ro1">
          <table:table-cell office:value-type="string" calcext:value-type="string">
            <text:p>Switch Profile</text:p>
          </table:table-cell>
          <table:table-cell office:value-type="string" calcext:value-type="string">
            <text:p>切换档案</text:p>
          </table:table-cell>
          <table:table-cell office:value-type="string" calcext:value-type="string">
            <text:p>switchProfile</text:p>
          </table:table-cell>
          <table:table-cell office:value-type="string" calcext:value-type="string">
            <text:p>EN_menus</text:p>
          </table:table-cell>
          <table:table-cell table:number-columns-repeated="1020"/>
        </table:table-row>
        <table:table-row table:style-name="ro1">
          <table:table-cell office:value-type="string" calcext:value-type="string">
            <text:p>Press A to Begin</text:p>
          </table:table-cell>
          <table:table-cell office:value-type="string" calcext:value-type="string">
            <text:p>按下A键开始</text:p>
          </table:table-cell>
          <table:table-cell office:value-type="string" calcext:value-type="string">
            <text:p>signIn</text:p>
          </table:table-cell>
          <table:table-cell office:value-type="string" calcext:value-type="string">
            <text:p>EN_menus</text:p>
          </table:table-cell>
          <table:table-cell table:number-columns-repeated="1020"/>
        </table:table-row>
        <table:table-row table:style-name="ro1">
          <table:table-cell office:value-type="string" calcext:value-type="string">
            <text:p>Resume Game</text:p>
          </table:table-cell>
          <table:table-cell office:value-type="string" calcext:value-type="string">
            <text:p>恢复游戏</text:p>
          </table:table-cell>
          <table:table-cell office:value-type="string" calcext:value-type="string">
            <text:p>resumeGame</text:p>
          </table:table-cell>
          <table:table-cell office:value-type="string" calcext:value-type="string">
            <text:p>EN_menus</text:p>
          </table:table-cell>
          <table:table-cell table:number-columns-repeated="1020"/>
        </table:table-row>
        <table:table-row table:style-name="ro1">
          <table:table-cell office:value-type="string" calcext:value-type="string">
            <text:p>Save &amp; Quit</text:p>
          </table:table-cell>
          <table:table-cell office:value-type="string" calcext:value-type="string">
            <text:p>保存并退出</text:p>
          </table:table-cell>
          <table:table-cell office:value-type="string" calcext:value-type="string">
            <text:p>quit</text:p>
          </table:table-cell>
          <table:table-cell office:value-type="string" calcext:value-type="string">
            <text:p>EN_menus</text:p>
          </table:table-cell>
          <table:table-cell table:number-columns-repeated="1020"/>
        </table:table-row>
        <table:table-row table:style-name="ro1">
          <table:table-cell office:value-type="string" calcext:value-type="string">
            <text:p>Options</text:p>
          </table:table-cell>
          <table:table-cell office:value-type="string" calcext:value-type="string">
            <text:p>选项</text:p>
          </table:table-cell>
          <table:table-cell office:value-type="string" calcext:value-type="string">
            <text:p>options</text:p>
          </table:table-cell>
          <table:table-cell office:value-type="string" calcext:value-type="string">
            <text:p>EN_menus</text:p>
          </table:table-cell>
          <table:table-cell table:number-columns-repeated="1020"/>
        </table:table-row>
        <table:table-row table:style-name="ro1">
          <table:table-cell office:value-type="string" calcext:value-type="string">
            <text:p>New Game</text:p>
          </table:table-cell>
          <table:table-cell office:value-type="string" calcext:value-type="string">
            <text:p>新游戏</text:p>
          </table:table-cell>
          <table:table-cell office:value-type="string" calcext:value-type="string">
            <text:p>newGame</text:p>
          </table:table-cell>
          <table:table-cell office:value-type="string" calcext:value-type="string">
            <text:p>EN_menus</text:p>
          </table:table-cell>
          <table:table-cell table:number-columns-repeated="1020"/>
        </table:table-row>
        <table:table-row table:style-name="ro1">
          <table:table-cell office:value-type="string" calcext:value-type="string">
            <text:p>Last Checkpoint</text:p>
          </table:table-cell>
          <table:table-cell office:value-type="string" calcext:value-type="string">
            <text:p>最后的检查点</text:p>
          </table:table-cell>
          <table:table-cell office:value-type="string" calcext:value-type="string">
            <text:p>lastCheckpoint</text:p>
          </table:table-cell>
          <table:table-cell office:value-type="string" calcext:value-type="string">
            <text:p>EN_menus</text:p>
          </table:table-cell>
          <table:table-cell table:number-columns-repeated="1020"/>
        </table:table-row>
        <table:table-row table:style-name="ro1">
          <table:table-cell office:value-type="string" calcext:value-type="string">
            <text:p>Invert Vertical Look</text:p>
          </table:table-cell>
          <table:table-cell office:value-type="string" calcext:value-type="string">
            <text:p>反转垂直视角</text:p>
          </table:table-cell>
          <table:table-cell office:value-type="string" calcext:value-type="string">
            <text:p>invertLook</text:p>
          </table:table-cell>
          <table:table-cell office:value-type="string" calcext:value-type="string">
            <text:p>EN_menus</text:p>
          </table:table-cell>
          <table:table-cell table:number-columns-repeated="1020"/>
        </table:table-row>
        <table:table-row table:style-name="ro1">
          <table:table-cell office:value-type="string" calcext:value-type="string">
            <text:p>Higher Quality Effects</text:p>
          </table:table-cell>
          <table:table-cell office:value-type="string" calcext:value-type="string">
            <text:p>更优质的效果</text:p>
          </table:table-cell>
          <table:table-cell office:value-type="string" calcext:value-type="string">
            <text:p>highQuality</text:p>
          </table:table-cell>
          <table:table-cell office:value-type="string" calcext:value-type="string">
            <text:p>EN_menus</text:p>
          </table:table-cell>
          <table:table-cell table:number-columns-repeated="1020"/>
        </table:table-row>
        <table:table-row table:style-name="ro1">
          <table:table-cell office:value-type="string" calcext:value-type="string">
            <text:p>Help</text:p>
          </table:table-cell>
          <table:table-cell office:value-type="string" calcext:value-type="string">
            <text:p>帮助</text:p>
          </table:table-cell>
          <table:table-cell office:value-type="string" calcext:value-type="string">
            <text:p>help</text:p>
          </table:table-cell>
          <table:table-cell office:value-type="string" calcext:value-type="string">
            <text:p>EN_menus</text:p>
          </table:table-cell>
          <table:table-cell table:number-columns-repeated="1020"/>
        </table:table-row>
        <table:table-row table:style-name="ro1">
          <table:table-cell office:value-type="string" calcext:value-type="string">
            <text:p>Enable Vibration</text:p>
          </table:table-cell>
          <table:table-cell office:value-type="string" calcext:value-type="string">
            <text:p>允许振动</text:p>
          </table:table-cell>
          <table:table-cell office:value-type="string" calcext:value-type="string">
            <text:p>enableVibration</text:p>
          </table:table-cell>
          <table:table-cell office:value-type="string" calcext:value-type="string">
            <text:p>EN_menus</text:p>
          </table:table-cell>
          <table:table-cell table:number-columns-repeated="1020"/>
        </table:table-row>
        <table:table-row table:style-name="ro20">
          <table:table-cell office:value-type="string" calcext:value-type="string">
            <text:p>DEFAULT CONTROLS:\nMove: WASD or Left Stick\nLook: Mouse or Right Stick\nJump: Space or Gamepad A\nInteract: Left Mouse Button or Gamepad X\nWalk: Shift or Left Bumper\nTablet (PDA): TAB or Gamepad B\nFlashlight: F or Right Bumper\nZoom: Mouse Wheel or Click Right Stick\nMobile Robotic Arm: M or Gamepad Y\nMove Arm: WASD or Left Stick\nExtend Arm: E or Right Trigger\nRetract Arm: Q or Left Trigger\nClaw-Cam: C or Click Right Stick\nGrab: Left Mouse Button or Gamepad X</text:p>
          </table:table-cell>
          <table:table-cell office:value-type="string" calcext:value-type="string">
            <text:p>默认操作：\n移动：WASD键或左摇杆\n观察：鼠标或右摇杆\n跳跃： 空格或手柄A键\n交互：鼠标左键或手柄X键\n行走：Shift键或LB键\n平板（掌上电脑）：TAB键或手柄B键\n手电筒：F键或RB键\n缩放：鼠标滚轮或按下右摇杆\n移动机械臂：M键或手柄Y键\n移动手臂：WASD键或左摇杆\n伸展手臂：E键或RT键\n收回手臂：Q键或LT键\n夹爪：C键或按下右摇杆\n抓取：鼠标左键或手柄X键</text:p>
          </table:table-cell>
          <table:table-cell office:value-type="string" calcext:value-type="string">
            <text:p>Controls</text:p>
          </table:table-cell>
          <table:table-cell office:value-type="string" calcext:value-type="string">
            <text:p>EN_menus</text:p>
          </table:table-cell>
          <table:table-cell table:number-columns-repeated="1020"/>
        </table:table-row>
        <table:table-row table:style-name="ro1">
          <table:table-cell office:value-type="string" calcext:value-type="string">
            <text:p>Close</text:p>
          </table:table-cell>
          <table:table-cell office:value-type="string" calcext:value-type="string">
            <text:p>关闭</text:p>
          </table:table-cell>
          <table:table-cell office:value-type="string" calcext:value-type="string">
            <text:p>CloseButton</text:p>
          </table:table-cell>
          <table:table-cell office:value-type="string" calcext:value-type="string">
            <text:p>EN_menus</text:p>
          </table:table-cell>
          <table:table-cell table:number-columns-repeated="1020"/>
        </table:table-row>
        <table:table-row table:style-name="ro1">
          <table:table-cell office:value-type="string" calcext:value-type="string">
            <text:p>Auto-Center Camera</text:p>
          </table:table-cell>
          <table:table-cell office:value-type="string" calcext:value-type="string">
            <text:p>镜头自动居中</text:p>
          </table:table-cell>
          <table:table-cell office:value-type="string" calcext:value-type="string">
            <text:p>cameraAutoCenter</text:p>
          </table:table-cell>
          <table:table-cell office:value-type="string" calcext:value-type="string">
            <text:p>EN_menus</text:p>
          </table:table-cell>
          <table:table-cell table:number-columns-repeated="1020"/>
        </table:table-row>
        <table:table-row table:style-name="ro1">
          <table:table-cell office:value-type="string" calcext:value-type="string">
            <text:p>Brighten Dark Areas</text:p>
          </table:table-cell>
          <table:table-cell office:value-type="string" calcext:value-type="string">
            <text:p>加亮黑暗区域</text:p>
          </table:table-cell>
          <table:table-cell office:value-type="string" calcext:value-type="string">
            <text:p>brightenDark</text:p>
          </table:table-cell>
          <table:table-cell office:value-type="string" calcext:value-type="string">
            <text:p>EN_menus</text:p>
          </table:table-cell>
          <table:table-cell table:number-columns-repeated="1020"/>
        </table:table-row>
        <table:table-row table:style-name="ro1">
          <table:table-cell office:value-type="string" calcext:value-type="string">
            <text:p>Green Lands</text:p>
          </table:table-cell>
          <table:table-cell office:value-type="string" calcext:value-type="string">
            <text:p>绿地</text:p>
          </table:table-cell>
          <table:table-cell office:value-type="float" office:value="20" calcext:value-type="float">
            <text:p>20</text:p>
          </table:table-cell>
          <table:table-cell office:value-type="string" calcext:value-type="string">
            <text:p>EN_menus</text:p>
          </table:table-cell>
          <table:table-cell table:number-columns-repeated="1020"/>
        </table:table-row>
        <table:table-row table:style-name="ro1">
          <table:table-cell office:value-type="string" calcext:value-type="string">
            <text:p>Abyss</text:p>
          </table:table-cell>
          <table:table-cell office:value-type="string" calcext:value-type="string">
            <text:p>深渊</text:p>
          </table:table-cell>
          <table:table-cell office:value-type="float" office:value="19" calcext:value-type="float">
            <text:p>19</text:p>
          </table:table-cell>
          <table:table-cell office:value-type="string" calcext:value-type="string">
            <text:p>EN_menus</text:p>
          </table:table-cell>
          <table:table-cell table:number-columns-repeated="1020"/>
        </table:table-row>
        <table:table-row table:style-name="ro1">
          <table:table-cell office:value-type="string" calcext:value-type="string">
            <text:p>Ancients</text:p>
          </table:table-cell>
          <table:table-cell office:value-type="string" calcext:value-type="string">
            <text:p>古来者</text:p>
          </table:table-cell>
          <table:table-cell office:value-type="float" office:value="17" calcext:value-type="float">
            <text:p>17</text:p>
          </table:table-cell>
          <table:table-cell office:value-type="string" calcext:value-type="string">
            <text:p>EN_menus</text:p>
          </table:table-cell>
          <table:table-cell table:number-columns-repeated="1020"/>
        </table:table-row>
        <table:table-row table:style-name="ro1">
          <table:table-cell office:value-type="string" calcext:value-type="string">
            <text:p>Crater</text:p>
          </table:table-cell>
          <table:table-cell office:value-type="string" calcext:value-type="string">
            <text:p>陨石坑</text:p>
          </table:table-cell>
          <table:table-cell office:value-type="float" office:value="16" calcext:value-type="float">
            <text:p>16</text:p>
          </table:table-cell>
          <table:table-cell office:value-type="string" calcext:value-type="string">
            <text:p>EN_menus</text:p>
          </table:table-cell>
          <table:table-cell table:number-columns-repeated="1020"/>
        </table:table-row>
        <table:table-row table:style-name="ro1">
          <table:table-cell office:value-type="string" calcext:value-type="string">
            <text:p>Inferno</text:p>
          </table:table-cell>
          <table:table-cell office:value-type="string" calcext:value-type="string">
            <text:p>火海</text:p>
          </table:table-cell>
          <table:table-cell office:value-type="float" office:value="15" calcext:value-type="float">
            <text:p>15</text:p>
          </table:table-cell>
          <table:table-cell office:value-type="string" calcext:value-type="string">
            <text:p>EN_menus</text:p>
          </table:table-cell>
          <table:table-cell table:number-columns-repeated="1020"/>
        </table:table-row>
        <table:table-row table:style-name="ro1">
          <table:table-cell office:value-type="string" calcext:value-type="string">
            <text:p>Hot Springs</text:p>
          </table:table-cell>
          <table:table-cell office:value-type="string" calcext:value-type="string">
            <text:p>热温泉</text:p>
          </table:table-cell>
          <table:table-cell office:value-type="float" office:value="14" calcext:value-type="float">
            <text:p>14</text:p>
          </table:table-cell>
          <table:table-cell office:value-type="string" calcext:value-type="string">
            <text:p>EN_menus</text:p>
          </table:table-cell>
          <table:table-cell table:number-columns-repeated="1020"/>
        </table:table-row>
        <table:table-row table:style-name="ro1">
          <table:table-cell office:value-type="string" calcext:value-type="string">
            <text:p>Cliffs</text:p>
          </table:table-cell>
          <table:table-cell office:value-type="string" calcext:value-type="string">
            <text:p>悬崖</text:p>
          </table:table-cell>
          <table:table-cell office:value-type="float" office:value="13" calcext:value-type="float">
            <text:p>13</text:p>
          </table:table-cell>
          <table:table-cell office:value-type="string" calcext:value-type="string">
            <text:p>EN_menus</text:p>
          </table:table-cell>
          <table:table-cell table:number-columns-repeated="1020"/>
        </table:table-row>
        <table:table-row table:style-name="ro1">
          <table:table-cell office:value-type="string" calcext:value-type="string">
            <text:p>The Portal</text:p>
          </table:table-cell>
          <table:table-cell office:value-type="string" calcext:value-type="string">
            <text:p>传送门</text:p>
          </table:table-cell>
          <table:table-cell office:value-type="float" office:value="12" calcext:value-type="float">
            <text:p>12</text:p>
          </table:table-cell>
          <table:table-cell office:value-type="string" calcext:value-type="string">
            <text:p>EN_menus</text:p>
          </table:table-cell>
          <table:table-cell table:number-columns-repeated="1020"/>
        </table:table-row>
        <table:table-row table:style-name="ro1">
          <table:table-cell office:value-type="string" calcext:value-type="string">
            <text:p>Dead Forest</text:p>
          </table:table-cell>
          <table:table-cell office:value-type="string" calcext:value-type="string">
            <text:p>死亡森林</text:p>
          </table:table-cell>
          <table:table-cell office:value-type="float" office:value="11" calcext:value-type="float">
            <text:p>11</text:p>
          </table:table-cell>
          <table:table-cell office:value-type="string" calcext:value-type="string">
            <text:p>EN_menus</text:p>
          </table:table-cell>
          <table:table-cell table:number-columns-repeated="1020"/>
        </table:table-row>
        <table:table-row table:style-name="ro1">
          <table:table-cell office:value-type="string" calcext:value-type="string">
            <text:p>Last Stand</text:p>
          </table:table-cell>
          <table:table-cell office:value-type="string" calcext:value-type="string">
            <text:p>最后的抵抗</text:p>
          </table:table-cell>
          <table:table-cell office:value-type="float" office:value="10" calcext:value-type="float">
            <text:p>10</text:p>
          </table:table-cell>
          <table:table-cell office:value-type="string" calcext:value-type="string">
            <text:p>EN_menus</text:p>
          </table:table-cell>
          <table:table-cell table:number-columns-repeated="1020"/>
        </table:table-row>
        <table:table-row table:style-name="ro1">
          <table:table-cell office:value-type="string" calcext:value-type="string">
            <text:p>Nightfall</text:p>
          </table:table-cell>
          <table:table-cell office:value-type="string" calcext:value-type="string">
            <text:p>夜晚</text:p>
          </table:table-cell>
          <table:table-cell office:value-type="float" office:value="9" calcext:value-type="float">
            <text:p>9</text:p>
          </table:table-cell>
          <table:table-cell office:value-type="string" calcext:value-type="string">
            <text:p>EN_menus</text:p>
          </table:table-cell>
          <table:table-cell table:number-columns-repeated="1020"/>
        </table:table-row>
        <table:table-row table:style-name="ro1">
          <table:table-cell office:value-type="string" calcext:value-type="string">
            <text:p>Badlands</text:p>
          </table:table-cell>
          <table:table-cell office:value-type="string" calcext:value-type="string">
            <text:p>荒原</text:p>
          </table:table-cell>
          <table:table-cell office:value-type="float" office:value="8" calcext:value-type="float">
            <text:p>8</text:p>
          </table:table-cell>
          <table:table-cell office:value-type="string" calcext:value-type="string">
            <text:p>EN_menus</text:p>
          </table:table-cell>
          <table:table-cell table:number-columns-repeated="1020"/>
        </table:table-row>
        <table:table-row table:style-name="ro1">
          <table:table-cell office:value-type="string" calcext:value-type="string">
            <text:p>Wasteland</text:p>
          </table:table-cell>
          <table:table-cell office:value-type="string" calcext:value-type="string">
            <text:p>废土</text:p>
          </table:table-cell>
          <table:table-cell office:value-type="float" office:value="7" calcext:value-type="float">
            <text:p>7</text:p>
          </table:table-cell>
          <table:table-cell office:value-type="string" calcext:value-type="string">
            <text:p>EN_menus</text:p>
          </table:table-cell>
          <table:table-cell table:number-columns-repeated="1020"/>
        </table:table-row>
        <table:table-row table:style-name="ro1">
          <table:table-cell office:value-type="string" calcext:value-type="string">
            <text:p>Power Station</text:p>
          </table:table-cell>
          <table:table-cell office:value-type="string" calcext:value-type="string">
            <text:p>电力站</text:p>
          </table:table-cell>
          <table:table-cell office:value-type="float" office:value="6" calcext:value-type="float">
            <text:p>6</text:p>
          </table:table-cell>
          <table:table-cell office:value-type="string" calcext:value-type="string">
            <text:p>EN_menus</text:p>
          </table:table-cell>
          <table:table-cell table:number-columns-repeated="1020"/>
        </table:table-row>
        <table:table-row table:style-name="ro1">
          <table:table-cell office:value-type="string" calcext:value-type="string">
            <text:p>Chasm</text:p>
          </table:table-cell>
          <table:table-cell office:value-type="string" calcext:value-type="string">
            <text:p>裂谷</text:p>
          </table:table-cell>
          <table:table-cell office:value-type="float" office:value="5" calcext:value-type="float">
            <text:p>5</text:p>
          </table:table-cell>
          <table:table-cell office:value-type="string" calcext:value-type="string">
            <text:p>EN_menus</text:p>
          </table:table-cell>
          <table:table-cell table:number-columns-repeated="1020"/>
        </table:table-row>
        <table:table-row table:style-name="ro1">
          <table:table-cell office:value-type="string" calcext:value-type="string">
            <text:p>Research</text:p>
          </table:table-cell>
          <table:table-cell office:value-type="string" calcext:value-type="string">
            <text:p>研究</text:p>
          </table:table-cell>
          <table:table-cell office:value-type="float" office:value="4" calcext:value-type="float">
            <text:p>4</text:p>
          </table:table-cell>
          <table:table-cell office:value-type="string" calcext:value-type="string">
            <text:p>EN_menus</text:p>
          </table:table-cell>
          <table:table-cell table:number-columns-repeated="1020"/>
        </table:table-row>
        <table:table-row table:style-name="ro1">
          <table:table-cell office:value-type="string" calcext:value-type="string">
            <text:p>The Town</text:p>
          </table:table-cell>
          <table:table-cell office:value-type="string" calcext:value-type="string">
            <text:p>小镇</text:p>
          </table:table-cell>
          <table:table-cell office:value-type="float" office:value="3" calcext:value-type="float">
            <text:p>3</text:p>
          </table:table-cell>
          <table:table-cell office:value-type="string" calcext:value-type="string">
            <text:p>EN_menus</text:p>
          </table:table-cell>
          <table:table-cell table:number-columns-repeated="1020"/>
        </table:table-row>
        <table:table-row table:style-name="ro1">
          <table:table-cell office:value-type="string" calcext:value-type="string">
            <text:p>Foothills</text:p>
          </table:table-cell>
          <table:table-cell office:value-type="string" calcext:value-type="string">
            <text:p>山麓丘陵</text:p>
          </table:table-cell>
          <table:table-cell office:value-type="float" office:value="2" calcext:value-type="float">
            <text:p>2</text:p>
          </table:table-cell>
          <table:table-cell office:value-type="string" calcext:value-type="string">
            <text:p>EN_menus</text:p>
          </table:table-cell>
          <table:table-cell table:number-columns-repeated="1020"/>
        </table:table-row>
        <table:table-row table:style-name="ro1">
          <table:table-cell office:value-type="string" calcext:value-type="string">
            <text:p>Landing Site</text:p>
          </table:table-cell>
          <table:table-cell office:value-type="string" calcext:value-type="string">
            <text:p>着陆点</text:p>
          </table:table-cell>
          <table:table-cell office:value-type="float" office:value="1" calcext:value-type="float">
            <text:p>1</text:p>
          </table:table-cell>
          <table:table-cell office:value-type="string" calcext:value-type="string">
            <text:p>EN_menus</text:p>
          </table:table-cell>
          <table:table-cell table:number-columns-repeated="1020"/>
        </table:table-row>
        <table:table-row table:style-name="ro1">
          <table:table-cell office:value-type="string" calcext:value-type="string">
            <text:p>Yikes! That's a long way down.</text:p>
          </table:table-cell>
          <table:table-cell office:value-type="string" calcext:value-type="string">
            <text:p>呀！下去的路可真长。</text:p>
          </table:table-cell>
          <table:table-cell office:value-type="string" calcext:value-type="string">
            <text:p>yikesLongWayDown</text:p>
          </table:table-cell>
          <table:table-cell office:value-type="string" calcext:value-type="string">
            <text:p>EN_subtitles</text:p>
          </table:table-cell>
          <table:table-cell table:number-columns-repeated="1020"/>
        </table:table-row>
        <table:table-row table:style-name="ro1">
          <table:table-cell office:value-type="string" calcext:value-type="string">
            <text:p>Wow...</text:p>
          </table:table-cell>
          <table:table-cell office:value-type="string" calcext:value-type="string">
            <text:p>哇……</text:p>
          </table:table-cell>
          <table:table-cell office:value-type="string" calcext:value-type="string">
            <text:p>wow</text:p>
          </table:table-cell>
          <table:table-cell office:value-type="string" calcext:value-type="string">
            <text:p>EN_subtitles</text:p>
          </table:table-cell>
          <table:table-cell table:number-columns-repeated="1020"/>
        </table:table-row>
        <table:table-row table:style-name="ro1">
          <table:table-cell office:value-type="string" calcext:value-type="string">
            <text:p>Woah...</text:p>
          </table:table-cell>
          <table:table-cell office:value-type="string" calcext:value-type="string">
            <text:p>哇噢……</text:p>
          </table:table-cell>
          <table:table-cell office:value-type="string" calcext:value-type="string">
            <text:p>woah</text:p>
          </table:table-cell>
          <table:table-cell office:value-type="string" calcext:value-type="string">
            <text:p>EN_subtitles</text:p>
          </table:table-cell>
          <table:table-cell table:number-columns-repeated="1020"/>
        </table:table-row>
        <table:table-row table:style-name="ro1">
          <table:table-cell office:value-type="string" calcext:value-type="string">
            <text:p>Why are there no signs of life on this planet?</text:p>
          </table:table-cell>
          <table:table-cell office:value-type="string" calcext:value-type="string">
            <text:p>为什么这颗星球没有生命的迹象？</text:p>
          </table:table-cell>
          <table:table-cell office:value-type="string" calcext:value-type="string">
            <text:p>whyAreThereNoSigns</text:p>
          </table:table-cell>
          <table:table-cell office:value-type="string" calcext:value-type="string">
            <text:p>EN_subtitles</text:p>
          </table:table-cell>
          <table:table-cell table:number-columns-repeated="1020"/>
        </table:table-row>
        <table:table-row table:style-name="ro1">
          <table:table-cell office:value-type="string" calcext:value-type="string">
            <text:p>Where are you?</text:p>
          </table:table-cell>
          <table:table-cell office:value-type="string" calcext:value-type="string">
            <text:p>你在哪？</text:p>
          </table:table-cell>
          <table:table-cell office:value-type="string" calcext:value-type="string">
            <text:p>whereAreYou</text:p>
          </table:table-cell>
          <table:table-cell office:value-type="string" calcext:value-type="string">
            <text:p>EN_subtitles</text:p>
          </table:table-cell>
          <table:table-cell table:number-columns-repeated="1020"/>
        </table:table-row>
        <table:table-row table:style-name="ro1">
          <table:table-cell office:value-type="string" calcext:value-type="string">
            <text:p>What was that?</text:p>
          </table:table-cell>
          <table:table-cell office:value-type="string" calcext:value-type="string">
            <text:p>那是什么？</text:p>
          </table:table-cell>
          <table:table-cell office:value-type="string" calcext:value-type="string">
            <text:p>whatWasThat</text:p>
          </table:table-cell>
          <table:table-cell office:value-type="string" calcext:value-type="string">
            <text:p>EN_subtitles</text:p>
          </table:table-cell>
          <table:table-cell table:number-columns-repeated="1020"/>
        </table:table-row>
        <table:table-row table:style-name="ro1">
          <table:table-cell office:value-type="string" calcext:value-type="string">
            <text:p>What the?!</text:p>
          </table:table-cell>
          <table:table-cell office:value-type="string" calcext:value-type="string">
            <text:p>什么？！</text:p>
          </table:table-cell>
          <table:table-cell office:value-type="string" calcext:value-type="string">
            <text:p>whatThe</text:p>
          </table:table-cell>
          <table:table-cell office:value-type="string" calcext:value-type="string">
            <text:p>EN_subtitles</text:p>
          </table:table-cell>
          <table:table-cell table:number-columns-repeated="1020"/>
        </table:table-row>
        <table:table-row table:style-name="ro1">
          <table:table-cell office:value-type="string" calcext:value-type="string">
            <text:p>What is the point of all this? Ok, I need to stay calm.</text:p>
          </table:table-cell>
          <table:table-cell office:value-type="string" calcext:value-type="string">
            <text:p>这一切有什么意义？好吧，我得保持冷静。</text:p>
          </table:table-cell>
          <table:table-cell office:value-type="string" calcext:value-type="string">
            <text:p>whatIsThePoint</text:p>
          </table:table-cell>
          <table:table-cell office:value-type="string" calcext:value-type="string">
            <text:p>EN_subtitles</text:p>
          </table:table-cell>
          <table:table-cell table:number-columns-repeated="1020"/>
        </table:table-row>
        <table:table-row table:style-name="ro1">
          <table:table-cell office:value-type="string" calcext:value-type="string">
            <text:p>What is going on here?</text:p>
          </table:table-cell>
          <table:table-cell office:value-type="string" calcext:value-type="string">
            <text:p>这里发生了什么？</text:p>
          </table:table-cell>
          <table:table-cell office:value-type="string" calcext:value-type="string">
            <text:p>whatIsGoingOnHere</text:p>
          </table:table-cell>
          <table:table-cell office:value-type="string" calcext:value-type="string">
            <text:p>EN_subtitles</text:p>
          </table:table-cell>
          <table:table-cell table:number-columns-repeated="1020"/>
        </table:table-row>
        <table:table-row table:style-name="ro1">
          <table:table-cell office:value-type="string" calcext:value-type="string">
            <text:p>And the weirdness continues...</text:p>
          </table:table-cell>
          <table:table-cell office:value-type="string" calcext:value-type="string">
            <text:p>并且怪事仍在继续……</text:p>
          </table:table-cell>
          <table:table-cell office:value-type="string" calcext:value-type="string">
            <text:p>weirdnessContinues</text:p>
          </table:table-cell>
          <table:table-cell office:value-type="string" calcext:value-type="string">
            <text:p>EN_subtitles</text:p>
          </table:table-cell>
          <table:table-cell table:number-columns-repeated="1020"/>
        </table:table-row>
        <table:table-row table:style-name="ro2">
          <table:table-cell office:value-type="string" calcext:value-type="string">
            <text:p>Well that was either a vivid hallucination or I'm not alone on this planet... </text:p>
          </table:table-cell>
          <table:table-cell office:value-type="string" calcext:value-type="string">
            <text:p>好吧，那要不是逼真的幻觉，就是在这星球上的不止我一个人……</text:p>
          </table:table-cell>
          <table:table-cell office:value-type="string" calcext:value-type="string">
            <text:p>vividHallucination</text:p>
          </table:table-cell>
          <table:table-cell office:value-type="string" calcext:value-type="string">
            <text:p>EN_subtitles</text:p>
          </table:table-cell>
          <table:table-cell table:number-columns-repeated="1020"/>
        </table:table-row>
        <table:table-row table:style-name="ro1">
          <table:table-cell office:value-type="string" calcext:value-type="string">
            <text:p>Maybe that trackway will lead me to my crew.</text:p>
          </table:table-cell>
          <table:table-cell office:value-type="string" calcext:value-type="string">
            <text:p>也许那条轨道能领我到队友那去。</text:p>
          </table:table-cell>
          <table:table-cell office:value-type="string" calcext:value-type="string">
            <text:p>trackwayCrew1</text:p>
          </table:table-cell>
          <table:table-cell office:value-type="string" calcext:value-type="string">
            <text:p>EN_subtitles</text:p>
          </table:table-cell>
          <table:table-cell table:number-columns-repeated="1020"/>
        </table:table-row>
        <table:table-row table:style-name="ro1">
          <table:table-cell office:value-type="string" calcext:value-type="string">
            <text:p>Alright, it's time for some answers.</text:p>
          </table:table-cell>
          <table:table-cell office:value-type="string" calcext:value-type="string">
            <text:p>好了，是时候解答问题了！</text:p>
          </table:table-cell>
          <table:table-cell office:value-type="string" calcext:value-type="string">
            <text:p>timeForAnswers</text:p>
          </table:table-cell>
          <table:table-cell office:value-type="string" calcext:value-type="string">
            <text:p>EN_subtitles</text:p>
          </table:table-cell>
          <table:table-cell table:number-columns-repeated="1020"/>
        </table:table-row>
        <table:table-row table:style-name="ro2">
          <table:table-cell office:value-type="string" calcext:value-type="string">
            <text:p>This structure doesn't appear man-made... Was this what the Russians where trying to reach?</text:p>
          </table:table-cell>
          <table:table-cell office:value-type="string" calcext:value-type="string">
            <text:p>这建筑似乎不是人造的……莫非这里就是那帮俄罗斯人想要来的地方。</text:p>
          </table:table-cell>
          <table:table-cell office:value-type="string" calcext:value-type="string">
            <text:p>thisStructureNotManmade</text:p>
          </table:table-cell>
          <table:table-cell office:value-type="string" calcext:value-type="string">
            <text:p>EN_subtitles</text:p>
          </table:table-cell>
          <table:table-cell table:number-columns-repeated="1020"/>
        </table:table-row>
        <table:table-row table:style-name="ro2">
          <table:table-cell office:value-type="string" calcext:value-type="string">
            <text:p>This structure appears to draw power from that green rock.</text:p>
          </table:table-cell>
          <table:table-cell office:value-type="string" calcext:value-type="string">
            <text:p>这建筑似乎是从那块绿石头身上获取能量的。</text:p>
          </table:table-cell>
          <table:table-cell office:value-type="string" calcext:value-type="string">
            <text:p>thisStructureDrawsPower</text:p>
          </table:table-cell>
          <table:table-cell office:value-type="string" calcext:value-type="string">
            <text:p>EN_subtitles</text:p>
          </table:table-cell>
          <table:table-cell table:number-columns-repeated="1020"/>
        </table:table-row>
        <table:table-row table:style-name="ro1">
          <table:table-cell office:value-type="string" calcext:value-type="string">
            <text:p>Things are going from bad to worse in a hurry.</text:p>
          </table:table-cell>
          <table:table-cell office:value-type="string" calcext:value-type="string">
            <text:p>情况急速恶化。</text:p>
          </table:table-cell>
          <table:table-cell office:value-type="string" calcext:value-type="string">
            <text:p>thingsAreGoingBad</text:p>
          </table:table-cell>
          <table:table-cell office:value-type="string" calcext:value-type="string">
            <text:p>EN_subtitles</text:p>
          </table:table-cell>
          <table:table-cell table:number-columns-repeated="1020"/>
        </table:table-row>
        <table:table-row table:style-name="ro9">
          <table:table-cell office:value-type="string" calcext:value-type="string">
            <text:p>I found my wife after searching for several days.\nShe had fallen off some rocks while hiking and was lying unconscious in the woods near our house...\nI'll never forget, uh...she was covered in leaves and there was\nmoss or something beginning to grow on her toes.\nI thought of that a few years ago and...it made me realize how temporary our lives are.\nSooner or later, we have to let go...</text:p>
          </table:table-cell>
          <table:table-cell office:value-type="string" calcext:value-type="string">
            <text:p>找了几天后，我找到了我的妻子。\n她在徒步的时候从石头上掉了下来，并且摔晕在我们家不远的树林里……\n我永远忘不了那个场景，啊……她身上覆盖着树叶，\n还有苔藓或是什么的从她脚趾头上长了出来。\n我几年前就想过了，并且……它让我意识到我们的生命是多么的短暂。\n迟早有一天，我们必须得放手……</text:p>
          </table:table-cell>
          <table:table-cell office:value-type="string" calcext:value-type="string">
            <text:p>theStorm</text:p>
          </table:table-cell>
          <table:table-cell office:value-type="string" calcext:value-type="string">
            <text:p>EN_subtitles</text:p>
          </table:table-cell>
          <table:table-cell table:number-columns-repeated="1020"/>
        </table:table-row>
        <table:table-row table:style-name="ro2">
          <table:table-cell office:value-type="string" calcext:value-type="string">
            <text:p>These graves seem pretty make-shift...like they were in a hurry to bury the bodies.</text:p>
          </table:table-cell>
          <table:table-cell office:value-type="string" calcext:value-type="string">
            <text:p>这些坟墓看来搭建得非常匆忙……就像他们急着要埋葬尸体一样。</text:p>
          </table:table-cell>
          <table:table-cell office:value-type="string" calcext:value-type="string">
            <text:p>theseGraves</text:p>
          </table:table-cell>
          <table:table-cell office:value-type="string" calcext:value-type="string">
            <text:p>EN_subtitles</text:p>
          </table:table-cell>
          <table:table-cell table:number-columns-repeated="1020"/>
        </table:table-row>
        <table:table-row table:style-name="ro1">
          <table:table-cell office:value-type="string" calcext:value-type="string">
            <text:p>There's no power.</text:p>
          </table:table-cell>
          <table:table-cell office:value-type="string" calcext:value-type="string">
            <text:p>没有电力。</text:p>
          </table:table-cell>
          <table:table-cell office:value-type="string" calcext:value-type="string">
            <text:p>theresNoPower</text:p>
          </table:table-cell>
          <table:table-cell office:value-type="string" calcext:value-type="string">
            <text:p>EN_subtitles</text:p>
          </table:table-cell>
          <table:table-cell table:number-columns-repeated="1020"/>
        </table:table-row>
        <table:table-row table:style-name="ro1">
          <table:table-cell office:value-type="string" calcext:value-type="string">
            <text:p>These must have been the portal creators... </text:p>
          </table:table-cell>
          <table:table-cell office:value-type="string" calcext:value-type="string">
            <text:p>这些一定就是传送门的制作者……</text:p>
          </table:table-cell>
          <table:table-cell office:value-type="string" calcext:value-type="string">
            <text:p>thePortalCreators</text:p>
          </table:table-cell>
          <table:table-cell office:value-type="string" calcext:value-type="string">
            <text:p>EN_subtitles</text:p>
          </table:table-cell>
          <table:table-cell table:number-columns-repeated="1020"/>
        </table:table-row>
        <table:table-row table:style-name="ro2">
          <table:table-cell office:value-type="string" calcext:value-type="string">
            <text:p>So the other portal does lead back to Earth...but hundreds of years in the future!</text:p>
          </table:table-cell>
          <table:table-cell office:value-type="string" calcext:value-type="string">
            <text:p>那另外一扇传送门就是通往地球的……不过是在数百年后的未来！</text:p>
          </table:table-cell>
          <table:table-cell office:value-type="string" calcext:value-type="string">
            <text:p>theOtherPortal</text:p>
          </table:table-cell>
          <table:table-cell office:value-type="string" calcext:value-type="string">
            <text:p>EN_subtitles</text:p>
          </table:table-cell>
          <table:table-cell table:number-columns-repeated="1020"/>
        </table:table-row>
        <table:table-row table:style-name="ro1">
          <table:table-cell office:value-type="string" calcext:value-type="string">
            <text:p>Man! That was a close one...</text:p>
          </table:table-cell>
          <table:table-cell office:value-type="string" calcext:value-type="string">
            <text:p>天啊！就差那么一点点……</text:p>
          </table:table-cell>
          <table:table-cell office:value-type="string" calcext:value-type="string">
            <text:p>thatWasACloseOne</text:p>
          </table:table-cell>
          <table:table-cell office:value-type="string" calcext:value-type="string">
            <text:p>EN_subtitles</text:p>
          </table:table-cell>
          <table:table-cell table:number-columns-repeated="1020"/>
        </table:table-row>
        <table:table-row table:style-name="ro1">
          <table:table-cell office:value-type="string" calcext:value-type="string">
            <text:p>That's a lot of blood...I hope she's still alive...</text:p>
          </table:table-cell>
          <table:table-cell office:value-type="string" calcext:value-type="string">
            <text:p>流了好多血……希望她还活着……</text:p>
          </table:table-cell>
          <table:table-cell office:value-type="string" calcext:value-type="string">
            <text:p>thatsAlotOfBlood</text:p>
          </table:table-cell>
          <table:table-cell office:value-type="string" calcext:value-type="string">
            <text:p>EN_subtitles</text:p>
          </table:table-cell>
          <table:table-cell table:number-columns-repeated="1020"/>
        </table:table-row>
        <table:table-row table:style-name="ro1">
          <table:table-cell office:value-type="string" calcext:value-type="string">
            <text:p>Woah. That looks dangerous!</text:p>
          </table:table-cell>
          <table:table-cell office:value-type="string" calcext:value-type="string">
            <text:p>哇噢。那看起来好危险！</text:p>
          </table:table-cell>
          <table:table-cell office:value-type="string" calcext:value-type="string">
            <text:p>thatLooksDangerous</text:p>
          </table:table-cell>
          <table:table-cell office:value-type="string" calcext:value-type="string">
            <text:p>EN_subtitles</text:p>
          </table:table-cell>
          <table:table-cell table:number-columns-repeated="1020"/>
        </table:table-row>
        <table:table-row table:style-name="ro1">
          <table:table-cell office:value-type="string" calcext:value-type="string">
            <text:p>That doesn't look safe.</text:p>
          </table:table-cell>
          <table:table-cell office:value-type="string" calcext:value-type="string">
            <text:p>看起来并不安全。</text:p>
          </table:table-cell>
          <table:table-cell office:value-type="string" calcext:value-type="string">
            <text:p>thatDoesntLookSafe</text:p>
          </table:table-cell>
          <table:table-cell office:value-type="string" calcext:value-type="string">
            <text:p>EN_subtitles</text:p>
          </table:table-cell>
          <table:table-cell table:number-columns-repeated="1020"/>
        </table:table-row>
        <table:table-row table:style-name="ro1">
          <table:table-cell office:value-type="string" calcext:value-type="string">
            <text:p>Uh-oh, that can't be good.</text:p>
          </table:table-cell>
          <table:table-cell office:value-type="string" calcext:value-type="string">
            <text:p>啊哦，这可不妙。</text:p>
          </table:table-cell>
          <table:table-cell office:value-type="string" calcext:value-type="string">
            <text:p>thatCantBeGood</text:p>
          </table:table-cell>
          <table:table-cell office:value-type="string" calcext:value-type="string">
            <text:p>EN_subtitles</text:p>
          </table:table-cell>
          <table:table-cell table:number-columns-repeated="1020"/>
        </table:table-row>
        <table:table-row table:style-name="ro1">
          <table:table-cell office:value-type="string" calcext:value-type="string">
            <text:p>Thank goodness for air conditioned spacesuits.</text:p>
          </table:table-cell>
          <table:table-cell office:value-type="string" calcext:value-type="string">
            <text:p>感谢上帝能给我空调宇航服。</text:p>
          </table:table-cell>
          <table:table-cell office:value-type="string" calcext:value-type="string">
            <text:p>thankGoodnessForAC</text:p>
          </table:table-cell>
          <table:table-cell office:value-type="string" calcext:value-type="string">
            <text:p>EN_subtitles</text:p>
          </table:table-cell>
          <table:table-cell table:number-columns-repeated="1020"/>
        </table:table-row>
        <table:table-row table:style-name="ro1">
          <table:table-cell office:value-type="string" calcext:value-type="string">
            <text:p>The storm is getting closer.</text:p>
          </table:table-cell>
          <table:table-cell office:value-type="string" calcext:value-type="string">
            <text:p>风暴正在接近。</text:p>
          </table:table-cell>
          <table:table-cell office:value-type="string" calcext:value-type="string">
            <text:p>stormIsGettingCloser</text:p>
          </table:table-cell>
          <table:table-cell office:value-type="string" calcext:value-type="string">
            <text:p>EN_subtitles</text:p>
          </table:table-cell>
          <table:table-cell table:number-columns-repeated="1020"/>
        </table:table-row>
        <table:table-row table:style-name="ro1">
          <table:table-cell office:value-type="string" calcext:value-type="string">
            <text:p>Wow, this must have been a spectacular forest...</text:p>
          </table:table-cell>
          <table:table-cell office:value-type="string" calcext:value-type="string">
            <text:p>哇，这一定是片壮观的森林……</text:p>
          </table:table-cell>
          <table:table-cell office:value-type="string" calcext:value-type="string">
            <text:p>spectacularForest</text:p>
          </table:table-cell>
          <table:table-cell office:value-type="string" calcext:value-type="string">
            <text:p>EN_subtitles</text:p>
          </table:table-cell>
          <table:table-cell table:number-columns-repeated="1020"/>
        </table:table-row>
        <table:table-row table:style-name="ro1">
          <table:table-cell office:value-type="string" calcext:value-type="string">
            <text:p>So where do we go now?</text:p>
          </table:table-cell>
          <table:table-cell office:value-type="string" calcext:value-type="string">
            <text:p>那我们现在要去哪？</text:p>
          </table:table-cell>
          <table:table-cell office:value-type="string" calcext:value-type="string">
            <text:p>soWhereDoWeGoNow</text:p>
          </table:table-cell>
          <table:table-cell office:value-type="string" calcext:value-type="string">
            <text:p>EN_subtitles</text:p>
          </table:table-cell>
          <table:table-cell table:number-columns-repeated="1020"/>
        </table:table-row>
        <table:table-row table:style-name="ro1">
          <table:table-cell office:value-type="string" calcext:value-type="string">
            <text:p>So that explains how she's able to breathe the atmosphere...</text:p>
          </table:table-cell>
          <table:table-cell office:value-type="string" calcext:value-type="string">
            <text:p>那就解释了她怎么能在这种大气下呼吸……</text:p>
          </table:table-cell>
          <table:table-cell office:value-type="string" calcext:value-type="string">
            <text:p>soThatExplains</text:p>
          </table:table-cell>
          <table:table-cell office:value-type="string" calcext:value-type="string">
            <text:p>EN_subtitles</text:p>
          </table:table-cell>
          <table:table-cell table:number-columns-repeated="1020"/>
        </table:table-row>
        <table:table-row table:style-name="ro2">
          <table:table-cell office:value-type="string" calcext:value-type="string">
            <text:p>There's something odd about that storm.</text:p>
          </table:table-cell>
          <table:table-cell office:value-type="string" calcext:value-type="string">
            <text:p>那风暴有些奇怪。</text:p>
          </table:table-cell>
          <table:table-cell office:value-type="string" calcext:value-type="string">
            <text:p>somethingOddAboutThatStorm</text:p>
          </table:table-cell>
          <table:table-cell office:value-type="string" calcext:value-type="string">
            <text:p>EN_subtitles</text:p>
          </table:table-cell>
          <table:table-cell table:number-columns-repeated="1020"/>
        </table:table-row>
        <table:table-row table:style-name="ro1">
          <table:table-cell office:value-type="string" calcext:value-type="string">
            <text:p>This has gotta be some kind of a trap.</text:p>
          </table:table-cell>
          <table:table-cell office:value-type="string" calcext:value-type="string">
            <text:p>这肯定是某种陷阱。</text:p>
          </table:table-cell>
          <table:table-cell office:value-type="string" calcext:value-type="string">
            <text:p>someKindOfATrap</text:p>
          </table:table-cell>
          <table:table-cell office:value-type="string" calcext:value-type="string">
            <text:p>EN_subtitles</text:p>
          </table:table-cell>
          <table:table-cell table:number-columns-repeated="1020"/>
        </table:table-row>
        <table:table-row table:style-name="ro1">
          <table:table-cell office:value-type="string" calcext:value-type="string">
            <text:p>She saved my life...she saved the entire planet...</text:p>
          </table:table-cell>
          <table:table-cell office:value-type="string" calcext:value-type="string">
            <text:p>她救了我的命……她救了整颗星球……</text:p>
          </table:table-cell>
          <table:table-cell office:value-type="string" calcext:value-type="string">
            <text:p>sheSavedThePlanet</text:p>
          </table:table-cell>
          <table:table-cell office:value-type="string" calcext:value-type="string">
            <text:p>EN_subtitles</text:p>
          </table:table-cell>
          <table:table-cell table:number-columns-repeated="1020"/>
        </table:table-row>
        <table:table-row table:style-name="ro1">
          <table:table-cell office:value-type="string" calcext:value-type="string">
            <text:p>She saved me...but for what purpose?</text:p>
          </table:table-cell>
          <table:table-cell office:value-type="string" calcext:value-type="string">
            <text:p>她救了我……但目的是什么……</text:p>
          </table:table-cell>
          <table:table-cell office:value-type="string" calcext:value-type="string">
            <text:p>sheSavedMe</text:p>
          </table:table-cell>
          <table:table-cell office:value-type="string" calcext:value-type="string">
            <text:p>EN_subtitles</text:p>
          </table:table-cell>
          <table:table-cell table:number-columns-repeated="1020"/>
        </table:table-row>
        <table:table-row table:style-name="ro1">
          <table:table-cell office:value-type="string" calcext:value-type="string">
            <text:p>Alright, what are you up to? \nWoah!</text:p>
          </table:table-cell>
          <table:table-cell office:value-type="string" calcext:value-type="string">
            <text:p>好了，你在做什么？\n哇噢！</text:p>
          </table:table-cell>
          <table:table-cell office:value-type="string" calcext:value-type="string">
            <text:p>shapeshifter1</text:p>
          </table:table-cell>
          <table:table-cell office:value-type="string" calcext:value-type="string">
            <text:p>EN_subtitles</text:p>
          </table:table-cell>
          <table:table-cell table:number-columns-repeated="1020"/>
        </table:table-row>
        <table:table-row table:style-name="ro1">
          <table:table-cell office:value-type="string" calcext:value-type="string">
            <text:p>Alright, time for some serious jetpacking!</text:p>
          </table:table-cell>
          <table:table-cell office:value-type="string" calcext:value-type="string">
            <text:p>好了，是时候来点真正的喷气飞行了！</text:p>
          </table:table-cell>
          <table:table-cell office:value-type="string" calcext:value-type="string">
            <text:p>seriousJetpacking</text:p>
          </table:table-cell>
          <table:table-cell office:value-type="string" calcext:value-type="string">
            <text:p>EN_subtitles</text:p>
          </table:table-cell>
          <table:table-cell table:number-columns-repeated="1020"/>
        </table:table-row>
        <table:table-row table:style-name="ro2">
          <table:table-cell office:value-type="string" calcext:value-type="string">
            <text:p>The Russians were studying these alien structures. What were they looking for?</text:p>
          </table:table-cell>
          <table:table-cell office:value-type="string" calcext:value-type="string">
            <text:p>那些俄罗斯人在调查这些外星建筑。他们在找什么呢？</text:p>
          </table:table-cell>
          <table:table-cell office:value-type="string" calcext:value-type="string">
            <text:p>russiansWereStudying</text:p>
          </table:table-cell>
          <table:table-cell office:value-type="string" calcext:value-type="string">
            <text:p>EN_subtitles</text:p>
          </table:table-cell>
          <table:table-cell table:number-columns-repeated="1020"/>
        </table:table-row>
        <table:table-row table:style-name="ro2">
          <table:table-cell office:value-type="string" calcext:value-type="string">
            <text:p>So the Russians found some kind of portal that transported them to this planet...and then...\n...and then things went terribly wrong.</text:p>
          </table:table-cell>
          <table:table-cell office:value-type="string" calcext:value-type="string">
            <text:p>也就是说那些俄罗斯人找到了某种可以传送他们到这颗星球的传送门……然后……\n……然后事情急转直下。</text:p>
          </table:table-cell>
          <table:table-cell office:value-type="string" calcext:value-type="string">
            <text:p>russiansFoundPortal</text:p>
          </table:table-cell>
          <table:table-cell office:value-type="string" calcext:value-type="string">
            <text:p>EN_subtitles</text:p>
          </table:table-cell>
          <table:table-cell table:number-columns-repeated="1020"/>
        </table:table-row>
        <table:table-row table:style-name="ro2">
          <table:table-cell office:value-type="string" calcext:value-type="string">
            <text:p>Looks like the Russians didn't survive. <text:s/>Man, these skeletons are creeping me out.</text:p>
          </table:table-cell>
          <table:table-cell office:value-type="string" calcext:value-type="string">
            <text:p>看来那些俄罗斯人没能活下来。天啊，这些骷髅要把我吓死了。</text:p>
          </table:table-cell>
          <table:table-cell office:value-type="string" calcext:value-type="string">
            <text:p>russiansDidntSurvive</text:p>
          </table:table-cell>
          <table:table-cell office:value-type="string" calcext:value-type="string">
            <text:p>EN_subtitles</text:p>
          </table:table-cell>
          <table:table-cell table:number-columns-repeated="1020"/>
        </table:table-row>
        <table:table-row table:style-name="ro1">
          <table:table-cell office:value-type="string" calcext:value-type="string">
            <text:p>I bet I could use the robotic arm for that.</text:p>
          </table:table-cell>
          <table:table-cell office:value-type="string" calcext:value-type="string">
            <text:p>我相信自己能用这条机械臂处理那东西。</text:p>
          </table:table-cell>
          <table:table-cell office:value-type="string" calcext:value-type="string">
            <text:p>roboticArm</text:p>
          </table:table-cell>
          <table:table-cell office:value-type="string" calcext:value-type="string">
            <text:p>EN_subtitles</text:p>
          </table:table-cell>
          <table:table-cell table:number-columns-repeated="1020"/>
        </table:table-row>
        <table:table-row table:style-name="ro1">
          <table:table-cell office:value-type="string" calcext:value-type="string">
            <text:p>Ok, now I'm pissed!</text:p>
          </table:table-cell>
          <table:table-cell office:value-type="string" calcext:value-type="string">
            <text:p>好吧，我现在生气了！</text:p>
          </table:table-cell>
          <table:table-cell office:value-type="string" calcext:value-type="string">
            <text:p>pissed</text:p>
          </table:table-cell>
          <table:table-cell office:value-type="string" calcext:value-type="string">
            <text:p>EN_subtitles</text:p>
          </table:table-cell>
          <table:table-cell table:number-columns-repeated="1020"/>
        </table:table-row>
        <table:table-row table:style-name="ro2">
          <table:table-cell office:value-type="string" calcext:value-type="string">
            <text:p>The Oxygen Supply Module should be less than a kilometer from here. I bet that's where my crew went.</text:p>
          </table:table-cell>
          <table:table-cell office:value-type="string" calcext:value-type="string">
            <text:p><text:span text:style-name="T1">氧气供给舱离这里应该</text:span>不到一公里。我相信我的队友去了那里。</text:p>
          </table:table-cell>
          <table:table-cell office:value-type="string" calcext:value-type="string">
            <text:p>oxygenSupplyModule</text:p>
          </table:table-cell>
          <table:table-cell office:value-type="string" calcext:value-type="string">
            <text:p>EN_subtitles</text:p>
          </table:table-cell>
          <table:table-cell table:number-columns-repeated="1020"/>
        </table:table-row>
        <table:table-row table:style-name="ro1">
          <table:table-cell office:value-type="string" calcext:value-type="string">
            <text:p>Ouch!</text:p>
          </table:table-cell>
          <table:table-cell office:value-type="string" calcext:value-type="string">
            <text:p>疼啊！</text:p>
          </table:table-cell>
          <table:table-cell office:value-type="string" calcext:value-type="string">
            <text:p>ouch1</text:p>
          </table:table-cell>
          <table:table-cell office:value-type="string" calcext:value-type="string">
            <text:p>EN_subtitles</text:p>
          </table:table-cell>
          <table:table-cell table:number-columns-repeated="1020"/>
        </table:table-row>
        <table:table-row table:style-name="ro1">
          <table:table-cell office:value-type="string" calcext:value-type="string">
            <text:p>Ok...that's weird.</text:p>
          </table:table-cell>
          <table:table-cell office:value-type="string" calcext:value-type="string">
            <text:p>好吧……怪怪的。</text:p>
          </table:table-cell>
          <table:table-cell office:value-type="string" calcext:value-type="string">
            <text:p>okThatsWeird</text:p>
          </table:table-cell>
          <table:table-cell office:value-type="string" calcext:value-type="string">
            <text:p>EN_subtitles</text:p>
          </table:table-cell>
          <table:table-cell table:number-columns-repeated="1020"/>
        </table:table-row>
        <table:table-row table:style-name="ro1">
          <table:table-cell office:value-type="string" calcext:value-type="string">
            <text:p>Well, that confirms it: this is not planet Earth.</text:p>
          </table:table-cell>
          <table:table-cell office:value-type="string" calcext:value-type="string">
            <text:p>好吧，这就证实了：这里不是地球。</text:p>
          </table:table-cell>
          <table:table-cell office:value-type="string" calcext:value-type="string">
            <text:p>notPlanetEarth</text:p>
          </table:table-cell>
          <table:table-cell office:value-type="string" calcext:value-type="string">
            <text:p>EN_subtitles</text:p>
          </table:table-cell>
          <table:table-cell table:number-columns-repeated="1020"/>
        </table:table-row>
        <table:table-row table:style-name="ro1">
          <table:table-cell office:value-type="string" calcext:value-type="string">
            <text:p>I need to find a way to turn this on.</text:p>
          </table:table-cell>
          <table:table-cell office:value-type="string" calcext:value-type="string">
            <text:p>我需要找到打开它的方法。</text:p>
          </table:table-cell>
          <table:table-cell office:value-type="string" calcext:value-type="string">
            <text:p>needToTurnThisOn</text:p>
          </table:table-cell>
          <table:table-cell office:value-type="string" calcext:value-type="string">
            <text:p>EN_subtitles</text:p>
          </table:table-cell>
          <table:table-cell table:number-columns-repeated="1020"/>
        </table:table-row>
        <table:table-row table:style-name="ro2">
          <table:table-cell office:value-type="string" calcext:value-type="string">
            <text:p>Hmm. I need to move that platform.</text:p>
          </table:table-cell>
          <table:table-cell office:value-type="string" calcext:value-type="string">
            <text:p>嗯。我需要移动那平台。</text:p>
          </table:table-cell>
          <table:table-cell office:value-type="string" calcext:value-type="string">
            <text:p>needToMoveThatPlatform</text:p>
          </table:table-cell>
          <table:table-cell office:value-type="string" calcext:value-type="string">
            <text:p>EN_subtitles</text:p>
          </table:table-cell>
          <table:table-cell table:number-columns-repeated="1020"/>
        </table:table-row>
        <table:table-row table:style-name="ro1">
          <table:table-cell office:value-type="string" calcext:value-type="string">
            <text:p>I need to get up there somehow.</text:p>
          </table:table-cell>
          <table:table-cell office:value-type="string" calcext:value-type="string">
            <text:p>我得想办法上去那里。</text:p>
          </table:table-cell>
          <table:table-cell office:value-type="string" calcext:value-type="string">
            <text:p>needToGetUpThere</text:p>
          </table:table-cell>
          <table:table-cell office:value-type="string" calcext:value-type="string">
            <text:p>EN_subtitles</text:p>
          </table:table-cell>
          <table:table-cell table:number-columns-repeated="1020"/>
        </table:table-row>
        <table:table-row table:style-name="ro2">
          <table:table-cell office:value-type="string" calcext:value-type="string">
            <text:p>I need to find the code for this door.</text:p>
          </table:table-cell>
          <table:table-cell office:value-type="string" calcext:value-type="string">
            <text:p>我需要找到这扇门的密码。</text:p>
          </table:table-cell>
          <table:table-cell office:value-type="string" calcext:value-type="string">
            <text:p>needToFindTheCodeForThisDoor</text:p>
          </table:table-cell>
          <table:table-cell office:value-type="string" calcext:value-type="string">
            <text:p>EN_subtitles</text:p>
          </table:table-cell>
          <table:table-cell table:number-columns-repeated="1020"/>
        </table:table-row>
        <table:table-row table:style-name="ro1">
          <table:table-cell office:value-type="string" calcext:value-type="string">
            <text:p>I need to find a way out of here.</text:p>
          </table:table-cell>
          <table:table-cell office:value-type="string" calcext:value-type="string">
            <text:p>我需要找到离开这的方法。</text:p>
          </table:table-cell>
          <table:table-cell office:value-type="string" calcext:value-type="string">
            <text:p>needToFindAWayOut</text:p>
          </table:table-cell>
          <table:table-cell office:value-type="string" calcext:value-type="string">
            <text:p>EN_subtitles</text:p>
          </table:table-cell>
          <table:table-cell table:number-columns-repeated="1020"/>
        </table:table-row>
        <table:table-row table:style-name="ro2">
          <table:table-cell office:value-type="string" calcext:value-type="string">
            <text:p>Great. I think my mind is playing tricks on me.</text:p>
          </table:table-cell>
          <table:table-cell office:value-type="string" calcext:value-type="string">
            <text:p>很好。我想我的脑袋正在耍我。</text:p>
          </table:table-cell>
          <table:table-cell office:value-type="string" calcext:value-type="string">
            <text:p>myMindIsPlayingTricks</text:p>
          </table:table-cell>
          <table:table-cell office:value-type="string" calcext:value-type="string">
            <text:p>EN_subtitles</text:p>
          </table:table-cell>
          <table:table-cell table:number-columns-repeated="1020"/>
        </table:table-row>
        <table:table-row table:style-name="ro1">
          <table:table-cell office:value-type="string" calcext:value-type="string">
            <text:p>Seems like they were trying to mine this stuff... I hope it isn't radioactive.</text:p>
          </table:table-cell>
          <table:table-cell office:value-type="string" calcext:value-type="string">
            <text:p>看起来他们曾尝试开采这些东西……希望不会带有什么辐射。</text:p>
          </table:table-cell>
          <table:table-cell office:value-type="string" calcext:value-type="string">
            <text:p>mineThisStuff</text:p>
          </table:table-cell>
          <table:table-cell office:value-type="string" calcext:value-type="string">
            <text:p>EN_subtitles</text:p>
          </table:table-cell>
          <table:table-cell table:number-columns-repeated="1020"/>
        </table:table-row>
        <table:table-row table:style-name="ro1">
          <table:table-cell office:value-type="string" calcext:value-type="string">
            <text:p>Whew! I am medium-rare.</text:p>
          </table:table-cell>
          <table:table-cell office:value-type="string" calcext:value-type="string">
            <text:p>呼！我快成三分熟了。</text:p>
          </table:table-cell>
          <table:table-cell office:value-type="string" calcext:value-type="string">
            <text:p>mediumRare</text:p>
          </table:table-cell>
          <table:table-cell office:value-type="string" calcext:value-type="string">
            <text:p>EN_subtitles</text:p>
          </table:table-cell>
          <table:table-cell table:number-columns-repeated="1020"/>
        </table:table-row>
        <table:table-row table:style-name="ro2">
          <table:table-cell office:value-type="string" calcext:value-type="string">
            <text:p>Maybe those footprints will lead me in the right direction.</text:p>
          </table:table-cell>
          <table:table-cell office:value-type="string" calcext:value-type="string">
            <text:p>也许那些足迹能让我往正确的方向走。</text:p>
          </table:table-cell>
          <table:table-cell office:value-type="string" calcext:value-type="string">
            <text:p>maybeThoseFootprintsWillLeadMe</text:p>
          </table:table-cell>
          <table:table-cell office:value-type="string" calcext:value-type="string">
            <text:p>EN_subtitles</text:p>
          </table:table-cell>
          <table:table-cell table:number-columns-repeated="1020"/>
        </table:table-row>
        <table:table-row table:style-name="ro2">
          <table:table-cell office:value-type="string" calcext:value-type="string">
            <text:p>Maybe there's a way around.</text:p>
          </table:table-cell>
          <table:table-cell office:value-type="string" calcext:value-type="string">
            <text:p>也许周围会有路。</text:p>
          </table:table-cell>
          <table:table-cell office:value-type="string" calcext:value-type="string">
            <text:p>maybeTheresAWayAround</text:p>
          </table:table-cell>
          <table:table-cell office:value-type="string" calcext:value-type="string">
            <text:p>EN_subtitles</text:p>
          </table:table-cell>
          <table:table-cell table:number-columns-repeated="1020"/>
        </table:table-row>
        <table:table-row table:style-name="ro2">
          <table:table-cell office:value-type="string" calcext:value-type="string">
            <text:p>Maybe that trackway will lead me in the right direction.</text:p>
          </table:table-cell>
          <table:table-cell office:value-type="string" calcext:value-type="string">
            <text:p>也许那踪迹能带我往正确的方向走。</text:p>
          </table:table-cell>
          <table:table-cell office:value-type="string" calcext:value-type="string">
            <text:p>maybeThatTrackwayWillLeadMe</text:p>
          </table:table-cell>
          <table:table-cell office:value-type="string" calcext:value-type="string">
            <text:p>EN_subtitles</text:p>
          </table:table-cell>
          <table:table-cell table:number-columns-repeated="1020"/>
        </table:table-row>
        <table:table-row table:style-name="ro2">
          <table:table-cell office:value-type="string" calcext:value-type="string">
            <text:p>Ah! How can they put a man on the moon, but they can't make a comfortable pair of socks?!</text:p>
          </table:table-cell>
          <table:table-cell office:value-type="string" calcext:value-type="string">
            <text:p>啊！他们有能力把人送至月球，却没办法做出一双舒适的袜子？！</text:p>
          </table:table-cell>
          <table:table-cell office:value-type="string" calcext:value-type="string">
            <text:p>manOnTheMoon</text:p>
          </table:table-cell>
          <table:table-cell office:value-type="string" calcext:value-type="string">
            <text:p>EN_subtitles</text:p>
          </table:table-cell>
          <table:table-cell table:number-columns-repeated="1020"/>
        </table:table-row>
        <table:table-row table:style-name="ro4">
          <table:table-cell office:value-type="string" calcext:value-type="string">
            <text:p>Looks like the portal creators recalibrated the portal away from Earth and back to the alien home world...\nand the Russians were afraid of what might be on the other side...</text:p>
          </table:table-cell>
          <table:table-cell office:value-type="string" calcext:value-type="string">
            <text:p>看来传送门的创造者把传送地点从地球重设为他们的外星家园……\n而且那些俄罗斯人很担心另一边存在的东西……</text:p>
          </table:table-cell>
          <table:table-cell office:value-type="string" calcext:value-type="string">
            <text:p>looksLikePortalCreators</text:p>
          </table:table-cell>
          <table:table-cell office:value-type="string" calcext:value-type="string">
            <text:p>EN_subtitles</text:p>
          </table:table-cell>
          <table:table-cell table:number-columns-repeated="1020"/>
        </table:table-row>
        <table:table-row table:style-name="ro1">
          <table:table-cell office:value-type="string" calcext:value-type="string">
            <text:p>Hmm, it's locked.</text:p>
          </table:table-cell>
          <table:table-cell office:value-type="string" calcext:value-type="string">
            <text:p>嗯，锁住了。</text:p>
          </table:table-cell>
          <table:table-cell office:value-type="string" calcext:value-type="string">
            <text:p>locked2</text:p>
          </table:table-cell>
          <table:table-cell office:value-type="string" calcext:value-type="string">
            <text:p>EN_subtitles</text:p>
          </table:table-cell>
          <table:table-cell table:number-columns-repeated="1020"/>
        </table:table-row>
        <table:table-row table:style-name="ro1">
          <table:table-cell office:value-type="string" calcext:value-type="string">
            <text:p>It's locked.</text:p>
          </table:table-cell>
          <table:table-cell office:value-type="string" calcext:value-type="string">
            <text:p>锁住了。</text:p>
          </table:table-cell>
          <table:table-cell office:value-type="string" calcext:value-type="string">
            <text:p>locked1</text:p>
          </table:table-cell>
          <table:table-cell office:value-type="string" calcext:value-type="string">
            <text:p>EN_subtitles</text:p>
          </table:table-cell>
          <table:table-cell table:number-columns-repeated="1020"/>
        </table:table-row>
        <table:table-row table:style-name="ro1">
          <table:table-cell office:value-type="string" calcext:value-type="string">
            <text:p>I'm not really going to try jumping into that water am I?</text:p>
          </table:table-cell>
          <table:table-cell office:value-type="string" calcext:value-type="string">
            <text:p>我不是真的要跳进那水里吧？</text:p>
          </table:table-cell>
          <table:table-cell office:value-type="string" calcext:value-type="string">
            <text:p>jumpingIntoThatWater</text:p>
          </table:table-cell>
          <table:table-cell office:value-type="string" calcext:value-type="string">
            <text:p>EN_subtitles</text:p>
          </table:table-cell>
          <table:table-cell table:number-columns-repeated="1020"/>
        </table:table-row>
        <table:table-row table:style-name="ro2">
          <table:table-cell office:value-type="string" calcext:value-type="string">
            <text:p>Yeah, I can see it's broken. \nGreat. There go my hopes for getting off the planet.</text:p>
          </table:table-cell>
          <table:table-cell office:value-type="string" calcext:value-type="string">
            <text:p>是啊，我能看到它是坏的。\n很好，这样就有离开这颗星球的希望了。</text:p>
          </table:table-cell>
          <table:table-cell office:value-type="string" calcext:value-type="string">
            <text:p>itsBroken</text:p>
          </table:table-cell>
          <table:table-cell office:value-type="string" calcext:value-type="string">
            <text:p>EN_subtitles</text:p>
          </table:table-cell>
          <table:table-cell table:number-columns-repeated="1020"/>
        </table:table-row>
        <table:table-row table:style-name="ro11">
          <table:table-cell office:value-type="string" calcext:value-type="string">
            <text:p>I understand that even at twice the speed of light, your journey will take fifteen years?\nThat's right. We'll be travelling so fast, our spacecraft will arrive at the planet before the transmission of this interview does.\nBut, it's still such a long trip, we'll be put into a sort of...coma...our heartrates will be slowed dramatically, to minimize aging during the flight.\nHow do you prepare for this one-way mission, knowing you will never return to Earth?\nWell, I have a volunteer crew of very skilled and focused individuals. We all have a deep desire to explore...\n...to go somewhere new. And frankly, we also have few attachments here on Earth.</text:p>
          </table:table-cell>
          <table:table-cell office:value-type="string" calcext:value-type="string">
            <text:p><text:span text:style-name="T1">我了解到即使是两倍光速</text:span>，要走完你的旅程也要十五年时间？\n说得没错。我们的航行速度会非常快。我们的飞船会在这篇采访传回去前就抵达那颗星球。\n不过，这趟旅程还是挺长的，所以我们会被置入某种……昏迷状态……我们的心律会明显减缓，这样我们就能减少航行期间的老化了。\n在知道自己永远无法返回地球的情况下，你是怎么为这次的单程任务做准备的？\n嗯，我有一支志愿者队伍，他们都是技术熟练且专注的人。我们所有人都对新天地抱有强烈的探索欲望。\n而且老实说，我们对地球也是有些留恋的。</text:p>
          </table:table-cell>
          <table:table-cell office:value-type="string" calcext:value-type="string">
            <text:p>interviewPart1</text:p>
          </table:table-cell>
          <table:table-cell office:value-type="string" calcext:value-type="string">
            <text:p>EN_subtitles</text:p>
          </table:table-cell>
          <table:table-cell table:number-columns-repeated="1020"/>
        </table:table-row>
        <table:table-row table:style-name="ro1">
          <table:table-cell office:value-type="string" calcext:value-type="string">
            <text:p>Hold on, I'm coming!</text:p>
          </table:table-cell>
          <table:table-cell office:value-type="string" calcext:value-type="string">
            <text:p>坚持住，我这就来！</text:p>
          </table:table-cell>
          <table:table-cell office:value-type="string" calcext:value-type="string">
            <text:p>imComing</text:p>
          </table:table-cell>
          <table:table-cell office:value-type="string" calcext:value-type="string">
            <text:p>EN_subtitles</text:p>
          </table:table-cell>
          <table:table-cell table:number-columns-repeated="1020"/>
        </table:table-row>
        <table:table-row table:style-name="ro1">
          <table:table-cell office:value-type="string" calcext:value-type="string">
            <text:p>What in the world?\nHey, get away from him!</text:p>
          </table:table-cell>
          <table:table-cell office:value-type="string" calcext:value-type="string">
            <text:p>怎么回事？\n嘿，离他远点！</text:p>
          </table:table-cell>
          <table:table-cell office:value-type="string" calcext:value-type="string">
            <text:p>humanBait</text:p>
          </table:table-cell>
          <table:table-cell office:value-type="string" calcext:value-type="string">
            <text:p>EN_subtitles</text:p>
          </table:table-cell>
          <table:table-cell table:number-columns-repeated="1020"/>
        </table:table-row>
        <table:table-row table:style-name="ro1">
          <table:table-cell office:value-type="string" calcext:value-type="string">
            <text:p>How is this possible?</text:p>
          </table:table-cell>
          <table:table-cell office:value-type="string" calcext:value-type="string">
            <text:p>这怎么可能？</text:p>
          </table:table-cell>
          <table:table-cell office:value-type="string" calcext:value-type="string">
            <text:p>howIsThisPossible</text:p>
          </table:table-cell>
          <table:table-cell office:value-type="string" calcext:value-type="string">
            <text:p>EN_subtitles</text:p>
          </table:table-cell>
          <table:table-cell table:number-columns-repeated="1020"/>
        </table:table-row>
        <table:table-row table:style-name="ro2">
          <table:table-cell office:value-type="string" calcext:value-type="string">
            <text:p>Hmm. How do I make it up there?</text:p>
          </table:table-cell>
          <table:table-cell office:value-type="string" calcext:value-type="string">
            <text:p>嗯。我该怎么上去那里呢？</text:p>
          </table:table-cell>
          <table:table-cell office:value-type="string" calcext:value-type="string">
            <text:p>howDoIMakeItUpThere</text:p>
          </table:table-cell>
          <table:table-cell office:value-type="string" calcext:value-type="string">
            <text:p>EN_subtitles</text:p>
          </table:table-cell>
          <table:table-cell table:number-columns-repeated="1020"/>
        </table:table-row>
        <table:table-row table:style-name="ro1">
          <table:table-cell office:value-type="string" calcext:value-type="string">
            <text:p>Hopefully we can make it to that oxygen supply module...</text:p>
          </table:table-cell>
          <table:table-cell office:value-type="string" calcext:value-type="string">
            <text:p>希望我们到得了那边的氧气供给舱……</text:p>
          </table:table-cell>
          <table:table-cell office:value-type="string" calcext:value-type="string">
            <text:p>hopefullyWeCanMakeIt</text:p>
          </table:table-cell>
          <table:table-cell office:value-type="string" calcext:value-type="string">
            <text:p>EN_subtitles</text:p>
          </table:table-cell>
          <table:table-cell table:number-columns-repeated="1020"/>
        </table:table-row>
        <table:table-row table:style-name="ro1">
          <table:table-cell office:value-type="string" calcext:value-type="string">
            <text:p>Holy cow.</text:p>
          </table:table-cell>
          <table:table-cell office:value-type="string" calcext:value-type="string">
            <text:p>哇塞。</text:p>
          </table:table-cell>
          <table:table-cell office:value-type="string" calcext:value-type="string">
            <text:p>holyCowFunny</text:p>
          </table:table-cell>
          <table:table-cell office:value-type="string" calcext:value-type="string">
            <text:p>EN_subtitles</text:p>
          </table:table-cell>
          <table:table-cell table:number-columns-repeated="1020"/>
        </table:table-row>
        <table:table-row table:style-name="ro1">
          <table:table-cell office:value-type="string" calcext:value-type="string">
            <text:p>Holy cow!</text:p>
          </table:table-cell>
          <table:table-cell office:value-type="string" calcext:value-type="string">
            <text:p>哇塞！</text:p>
          </table:table-cell>
          <table:table-cell office:value-type="string" calcext:value-type="string">
            <text:p>holyCow1</text:p>
          </table:table-cell>
          <table:table-cell office:value-type="string" calcext:value-type="string">
            <text:p>EN_subtitles</text:p>
          </table:table-cell>
          <table:table-cell table:number-columns-repeated="1020"/>
        </table:table-row>
        <table:table-row table:style-name="ro1">
          <table:table-cell office:value-type="string" calcext:value-type="string">
            <text:p>Hmm...</text:p>
          </table:table-cell>
          <table:table-cell office:value-type="string" calcext:value-type="string">
            <text:p>嗯……</text:p>
          </table:table-cell>
          <table:table-cell office:value-type="string" calcext:value-type="string">
            <text:p>hmm</text:p>
          </table:table-cell>
          <table:table-cell office:value-type="string" calcext:value-type="string">
            <text:p>EN_subtitles</text:p>
          </table:table-cell>
          <table:table-cell table:number-columns-repeated="1020"/>
        </table:table-row>
        <table:table-row table:style-name="ro1">
          <table:table-cell office:value-type="string" calcext:value-type="string">
            <text:p>Her left, my right... I see how this works...</text:p>
          </table:table-cell>
          <table:table-cell office:value-type="string" calcext:value-type="string">
            <text:p>她的左边，我的右边……我知道该怎么做了……</text:p>
          </table:table-cell>
          <table:table-cell office:value-type="string" calcext:value-type="string">
            <text:p>herLeftMyRight</text:p>
          </table:table-cell>
          <table:table-cell office:value-type="string" calcext:value-type="string">
            <text:p>EN_subtitles</text:p>
          </table:table-cell>
          <table:table-cell table:number-columns-repeated="1020"/>
        </table:table-row>
        <table:table-row table:style-name="ro1">
          <table:table-cell office:value-type="string" calcext:value-type="string">
            <text:p>Well, I may not speak Russian, but at least her gestures are pretty universal.</text:p>
          </table:table-cell>
          <table:table-cell office:value-type="string" calcext:value-type="string">
            <text:p>好吧，我不会说俄语，不过至少她的手势挺常见的。</text:p>
          </table:table-cell>
          <table:table-cell office:value-type="string" calcext:value-type="string">
            <text:p>herGestures</text:p>
          </table:table-cell>
          <table:table-cell office:value-type="string" calcext:value-type="string">
            <text:p>EN_subtitles</text:p>
          </table:table-cell>
          <table:table-cell table:number-columns-repeated="1020"/>
        </table:table-row>
        <table:table-row table:style-name="ro1">
          <table:table-cell office:value-type="string" calcext:value-type="string">
            <text:p>Her feet seem to cause a biological reaction with the soil.</text:p>
          </table:table-cell>
          <table:table-cell office:value-type="string" calcext:value-type="string">
            <text:p>她的脚似乎能让土壤产生生物反应。</text:p>
          </table:table-cell>
          <table:table-cell office:value-type="string" calcext:value-type="string">
            <text:p>herFeetBiological</text:p>
          </table:table-cell>
          <table:table-cell office:value-type="string" calcext:value-type="string">
            <text:p>EN_subtitles</text:p>
          </table:table-cell>
          <table:table-cell table:number-columns-repeated="1020"/>
        </table:table-row>
        <table:table-row table:style-name="ro4">
          <table:table-cell office:value-type="string" calcext:value-type="string">
            <text:p>As I understand, you've kept your wife on life support.\nIt sounds like you haven't been able to let her go.\nActually, I did it for her.\nI want to give her every chance to live again...even if I'm not here.</text:p>
          </table:table-cell>
          <table:table-cell office:value-type="string" calcext:value-type="string">
            <text:p>据我了解，你一直在用机器维持你妻子的生命。\n听起来你还无法放手让她离去。\n确实，我是为她这么做了。\n我想抓住一切能让她再活过来的机会……就算我不在她身边。</text:p>
          </table:table-cell>
          <table:table-cell office:value-type="string" calcext:value-type="string">
            <text:p>greenLandInterview</text:p>
          </table:table-cell>
          <table:table-cell office:value-type="string" calcext:value-type="string">
            <text:p>EN_subtitles</text:p>
          </table:table-cell>
          <table:table-cell table:number-columns-repeated="1020"/>
        </table:table-row>
        <table:table-row table:style-name="ro1">
          <table:table-cell office:value-type="string" calcext:value-type="string">
            <text:p>Gotta move fast through this area.</text:p>
          </table:table-cell>
          <table:table-cell office:value-type="string" calcext:value-type="string">
            <text:p>得赶紧穿过这片区域。</text:p>
          </table:table-cell>
          <table:table-cell office:value-type="string" calcext:value-type="string">
            <text:p>gottaMoveFast</text:p>
          </table:table-cell>
          <table:table-cell office:value-type="string" calcext:value-type="string">
            <text:p>EN_subtitles</text:p>
          </table:table-cell>
          <table:table-cell table:number-columns-repeated="1020"/>
        </table:table-row>
        <table:table-row table:style-name="ro1">
          <table:table-cell office:value-type="string" calcext:value-type="string">
            <text:p>I gotta find oxygen!</text:p>
          </table:table-cell>
          <table:table-cell office:value-type="string" calcext:value-type="string">
            <text:p>我得找氧气！</text:p>
          </table:table-cell>
          <table:table-cell office:value-type="string" calcext:value-type="string">
            <text:p>gottaFindOxygen</text:p>
          </table:table-cell>
          <table:table-cell office:value-type="string" calcext:value-type="string">
            <text:p>EN_subtitles</text:p>
          </table:table-cell>
          <table:table-cell table:number-columns-repeated="1020"/>
        </table:table-row>
        <table:table-row table:style-name="ro1">
          <table:table-cell office:value-type="string" calcext:value-type="string">
            <text:p>I need to find my crew. It must be the other way.</text:p>
          </table:table-cell>
          <table:table-cell office:value-type="string" calcext:value-type="string">
            <text:p>我需要找到我的队伍。一定是在另一条路上。</text:p>
          </table:table-cell>
          <table:table-cell office:value-type="string" calcext:value-type="string">
            <text:p>findCrewOtherWay</text:p>
          </table:table-cell>
          <table:table-cell office:value-type="string" calcext:value-type="string">
            <text:p>EN_subtitles</text:p>
          </table:table-cell>
          <table:table-cell table:number-columns-repeated="1020"/>
        </table:table-row>
        <table:table-row table:style-name="ro15">
          <table:table-cell office:value-type="string" calcext:value-type="string">
            <text:p>What will you miss most about Earth?\nWell, my wife first of all, and then...Earth itself. All of it!\nShe saw the beauty of this planet long before I did.\nYou truly loved her?\nOf course. And if you lose someone you love,\neven twenty light years probably isn't enough distance to make you stop missing them.</text:p>
          </table:table-cell>
          <table:table-cell office:value-type="string" calcext:value-type="string">
            <text:p>你会最想念地球上的什么呢？\n呃，首先是我的老婆，然后是……地球本身。我都很想念！\n她远在我之前就看到这颗星球的美丽了。\n你真的爱她吗？\n那是当然。而且如果你失去了你爱的人，\n就算是二十光年的距离也无法断绝你对她们的思念。</text:p>
          </table:table-cell>
          <table:table-cell office:value-type="string" calcext:value-type="string">
            <text:p>endCredits</text:p>
          </table:table-cell>
          <table:table-cell office:value-type="string" calcext:value-type="string">
            <text:p>EN_subtitles</text:p>
          </table:table-cell>
          <table:table-cell table:number-columns-repeated="1020"/>
        </table:table-row>
        <table:table-row table:style-name="ro1">
          <table:table-cell office:value-type="string" calcext:value-type="string">
            <text:p>Woo! That's a bit toasty. Well, at least it's a dry heat.</text:p>
          </table:table-cell>
          <table:table-cell office:value-type="string" calcext:value-type="string">
            <text:p>哇！有点烫。好吧，至少是干热的。</text:p>
          </table:table-cell>
          <table:table-cell office:value-type="string" calcext:value-type="string">
            <text:p>dryHeat</text:p>
          </table:table-cell>
          <table:table-cell office:value-type="string" calcext:value-type="string">
            <text:p>EN_subtitles</text:p>
          </table:table-cell>
          <table:table-cell table:number-columns-repeated="1020"/>
        </table:table-row>
        <table:table-row table:style-name="ro1">
          <table:table-cell office:value-type="string" calcext:value-type="string">
            <text:p>Ok, don't look down. Don't look down!</text:p>
          </table:table-cell>
          <table:table-cell office:value-type="string" calcext:value-type="string">
            <text:p>好了，别往下看。别往下看！</text:p>
          </table:table-cell>
          <table:table-cell office:value-type="string" calcext:value-type="string">
            <text:p>dontLookDown</text:p>
          </table:table-cell>
          <table:table-cell office:value-type="string" calcext:value-type="string">
            <text:p>EN_subtitles</text:p>
          </table:table-cell>
          <table:table-cell table:number-columns-repeated="1020"/>
        </table:table-row>
        <table:table-row table:style-name="ro2">
          <table:table-cell office:value-type="string" calcext:value-type="string">
            <text:p>Those creatures are taking her shape.</text:p>
          </table:table-cell>
          <table:table-cell office:value-type="string" calcext:value-type="string">
            <text:p>那些怪物变成了她的样子。</text:p>
          </table:table-cell>
          <table:table-cell office:value-type="string" calcext:value-type="string">
            <text:p>creaturesTakingHerShape</text:p>
          </table:table-cell>
          <table:table-cell office:value-type="string" calcext:value-type="string">
            <text:p>EN_subtitles</text:p>
          </table:table-cell>
          <table:table-cell table:number-columns-repeated="1020"/>
        </table:table-row>
        <table:table-row table:style-name="ro1">
          <table:table-cell office:value-type="string" calcext:value-type="string">
            <text:p>Crap! An oxygen leak.</text:p>
          </table:table-cell>
          <table:table-cell office:value-type="string" calcext:value-type="string">
            <text:p>糟糕！氧气漏了。</text:p>
          </table:table-cell>
          <table:table-cell office:value-type="string" calcext:value-type="string">
            <text:p>crapAnOxygenLeak</text:p>
          </table:table-cell>
          <table:table-cell office:value-type="string" calcext:value-type="string">
            <text:p>EN_subtitles</text:p>
          </table:table-cell>
          <table:table-cell table:number-columns-repeated="1020"/>
        </table:table-row>
        <table:table-row table:style-name="ro1">
          <table:table-cell office:value-type="string" calcext:value-type="string">
            <text:p>Crap!</text:p>
          </table:table-cell>
          <table:table-cell office:value-type="string" calcext:value-type="string">
            <text:p>糟糕！</text:p>
          </table:table-cell>
          <table:table-cell office:value-type="string" calcext:value-type="string">
            <text:p>crap</text:p>
          </table:table-cell>
          <table:table-cell office:value-type="string" calcext:value-type="string">
            <text:p>EN_subtitles</text:p>
          </table:table-cell>
          <table:table-cell table:number-columns-repeated="1020"/>
        </table:table-row>
        <table:table-row table:style-name="ro1">
          <table:table-cell office:value-type="string" calcext:value-type="string">
            <text:p>I better move slowly.</text:p>
          </table:table-cell>
          <table:table-cell office:value-type="string" calcext:value-type="string">
            <text:p>我最好慢慢移动。</text:p>
          </table:table-cell>
          <table:table-cell office:value-type="string" calcext:value-type="string">
            <text:p>betterMoveSlowly</text:p>
          </table:table-cell>
          <table:table-cell office:value-type="string" calcext:value-type="string">
            <text:p>EN_subtitles</text:p>
          </table:table-cell>
          <table:table-cell table:number-columns-repeated="1020"/>
        </table:table-row>
        <table:table-row table:style-name="ro2">
          <table:table-cell office:value-type="string" calcext:value-type="string">
            <text:p>I bet I can make use of this.</text:p>
          </table:table-cell>
          <table:table-cell office:value-type="string" calcext:value-type="string">
            <text:p>我肯定这东西能用得上。</text:p>
          </table:table-cell>
          <table:table-cell office:value-type="string" calcext:value-type="string">
            <text:p>betICanMakeUseOfThis</text:p>
          </table:table-cell>
          <table:table-cell office:value-type="string" calcext:value-type="string">
            <text:p>EN_subtitles</text:p>
          </table:table-cell>
          <table:table-cell table:number-columns-repeated="1020"/>
        </table:table-row>
        <table:table-row table:style-name="ro4">
          <table:table-cell office:value-type="string" calcext:value-type="string">
            <text:p>You know, a couple years ago I returned to the spot where I found her.\It was teeming with life.\The sun was shining through...\nit was a truly beautiful place, but I had never noticed before.</text:p>
          </table:table-cell>
          <table:table-cell office:value-type="string" calcext:value-type="string">
            <text:p>你知道的，几年前我回去了发现她的地方。\n那里到处都是生命。\n阳光照耀着大地……\n那地方真的很美，但我之前从来都没注意到过。</text:p>
          </table:table-cell>
          <table:table-cell office:value-type="string" calcext:value-type="string">
            <text:p>beautifulPlace</text:p>
          </table:table-cell>
          <table:table-cell office:value-type="string" calcext:value-type="string">
            <text:p>EN_subtitles</text:p>
          </table:table-cell>
          <table:table-cell table:number-columns-repeated="1020"/>
        </table:table-row>
        <table:table-row table:style-name="ro15">
          <table:table-cell office:value-type="string" calcext:value-type="string">
            <text:p>You weren't always alone though, right? I am told you were once married?\nYes that's right, years ago.\nBut then your wife turned up missing one day.\nWell, friends thought maybe she had just run off, but...\nBut you knew otherwise?\nYes ma'am, and I went looking for her...\nI searched for her day and night...</text:p>
          </table:table-cell>
          <table:table-cell office:value-type="string" calcext:value-type="string">
            <text:p>你也不总是孤独的，对吧？我听人说你以前结过婚？\n没错，你说得对，好多年前的事了。\n但之后有一天你的妻子失踪了。\n好吧，朋友都认为她也许是跑掉了，但……\n但你知道事情不是这样的？\n是的，女士，所以我就去找她了……\n不分日夜地找……</text:p>
          </table:table-cell>
          <table:table-cell office:value-type="string" calcext:value-type="string">
            <text:p>badlandsClosingDialogue1v1</text:p>
          </table:table-cell>
          <table:table-cell office:value-type="string" calcext:value-type="string">
            <text:p>EN_subtitles</text:p>
          </table:table-cell>
          <table:table-cell table:number-columns-repeated="1020"/>
        </table:table-row>
        <table:table-row table:style-name="ro1">
          <table:table-cell office:value-type="string" calcext:value-type="string">
            <text:p>At least my jetpack works... well, mostly.</text:p>
          </table:table-cell>
          <table:table-cell office:value-type="string" calcext:value-type="string">
            <text:p>至少我的喷气背包还能用……好吧，大部分时候。</text:p>
          </table:table-cell>
          <table:table-cell office:value-type="string" calcext:value-type="string">
            <text:p>atLeastMyJetpackWorks</text:p>
          </table:table-cell>
          <table:table-cell office:value-type="string" calcext:value-type="string">
            <text:p>EN_subtitles</text:p>
          </table:table-cell>
          <table:table-cell table:number-columns-repeated="1020"/>
        </table:table-row>
        <table:table-row table:style-name="ro15">
          <table:table-cell office:value-type="string" calcext:value-type="string">
            <text:p>There you are! Are you ok?\nAh, man this is messed up.\nListen, you're almost out of oxygen. I'm...pretty low myself but I'm gonna give you everything I can.\nI think there may be some air canisters in that town.\nOk, you're gonna be alright now. Just hang in there buddy.\nWe'll figure this out together alright?\nWoah! Ahh!</text:p>
          </table:table-cell>
          <table:table-cell office:value-type="string" calcext:value-type="string">
            <text:p>你在这！你还好吗？\n天啊，这真是糟糕透了。\n听我说，你快用关氧气了。我……氧气也不多，不过能给你的我都会给你。\n我想在那个镇子里也许会有空气罐。\n好了，你会没事的。只要坚持到那里就行了，伙计。\n我们会一起克服这个困境的，对吧？\n哇噢！啊啊！</text:p>
          </table:table-cell>
          <table:table-cell office:value-type="string" calcext:value-type="string">
            <text:p>astronautDiscoversCrewmate</text:p>
          </table:table-cell>
          <table:table-cell office:value-type="string" calcext:value-type="string">
            <text:p>EN_subtitles</text:p>
          </table:table-cell>
          <table:table-cell table:number-columns-repeated="1020"/>
        </table:table-row>
        <table:table-row table:style-name="ro1">
          <table:table-cell office:value-type="string" calcext:value-type="string">
            <text:p>Am I seeing things?</text:p>
          </table:table-cell>
          <table:table-cell office:value-type="string" calcext:value-type="string">
            <text:p><text:span text:style-name="T1">我是不是看到什么了</text:span>？</text:p>
          </table:table-cell>
          <table:table-cell office:value-type="string" calcext:value-type="string">
            <text:p>amISeeingThings</text:p>
          </table:table-cell>
          <table:table-cell office:value-type="string" calcext:value-type="string">
            <text:p>EN_subtitles</text:p>
          </table:table-cell>
          <table:table-cell table:number-columns-repeated="1020"/>
        </table:table-row>
        <table:table-row table:style-name="ro1">
          <table:table-cell office:value-type="string" calcext:value-type="string">
            <text:p>Ah! That hurt.</text:p>
          </table:table-cell>
          <table:table-cell office:value-type="string" calcext:value-type="string">
            <text:p>啊！好疼。</text:p>
          </table:table-cell>
          <table:table-cell office:value-type="string" calcext:value-type="string">
            <text:p>ahThatHurt</text:p>
          </table:table-cell>
          <table:table-cell office:value-type="string" calcext:value-type="string">
            <text:p>EN_subtitles</text:p>
          </table:table-cell>
          <table:table-cell table:number-columns-repeated="1020"/>
        </table:table-row>
        <table:table-row table:style-name="ro2">
          <table:table-cell office:value-type="string" calcext:value-type="string">
            <text:p>Ahhh.... my head is killing me. Feels like I have a concussion... and where's my crew?</text:p>
          </table:table-cell>
          <table:table-cell office:value-type="string" calcext:value-type="string">
            <text:p>啊啊啊……我的头快痛死了。感觉像是脑震荡……以及我的队友在哪？</text:p>
          </table:table-cell>
          <table:table-cell office:value-type="string" calcext:value-type="string">
            <text:p>ahMyHead</text:p>
          </table:table-cell>
          <table:table-cell office:value-type="string" calcext:value-type="string">
            <text:p>EN_subtitles</text:p>
          </table:table-cell>
          <table:table-cell table:number-columns-repeated="1020"/>
        </table:table-row>
        <table:table-row table:style-name="ro2">
          <table:table-cell office:value-type="string" calcext:value-type="string">
            <text:p>After these creatures strike, they become safe to interact with.</text:p>
          </table:table-cell>
          <table:table-cell office:value-type="string" calcext:value-type="string">
            <text:p>那些怪物停下来后就变得可以安全触碰了。</text:p>
          </table:table-cell>
          <table:table-cell office:value-type="string" calcext:value-type="string">
            <text:p>afterTheseCreaturesStrike</text:p>
          </table:table-cell>
          <table:table-cell office:value-type="string" calcext:value-type="string">
            <text:p>EN_subtitles</text:p>
          </table:table-cell>
          <table:table-cell table:number-columns-repeated="1020"/>
        </table:table-row>
        <table:table-row table:style-name="ro21" table:number-rows-repeated="1048217">
          <table:table-cell table:number-columns-repeated="1024"/>
        </table:table-row>
        <table:table-row table:style-name="ro21">
          <table:table-cell table:number-columns-repeated="1024"/>
        </table:table-row>
      </table:table>
      <table:named-expressions/>
      <table:database-ranges>
        <table:database-range table:name="__Anonymous_Sheet_DB__0" table:target-range-address="localization.A1:localization.D358"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华文宋体" svg:font-family="华文宋体" style:font-pitch="variable"/>
    <style:font-face style:name="Liberation Sans" svg:font-family="'Liberation Sans'"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styles>
    <style:default-style style:family="table-cell">
      <style:paragraph-properties style:tab-stop-distance="12.5mm"/>
      <style:text-properties style:font-name="Liberation Sans" fo:language="en" fo:country="US" style:font-name-asian="思源黑体"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23:40:03.92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2T23:48:51.035000000</dc:date>
    <meta:editing-duration>P1DT12H48M42S</meta:editing-duration>
    <meta:editing-cycles>608</meta:editing-cycles>
    <meta:generator>LibreOffice/6.1.5.2$Windows_X86_64 LibreOffice_project/90f8dcf33c87b3705e78202e3df5142b201bd805</meta:generator>
    <meta:document-statistic meta:table-count="1" meta:cell-count="1432" meta:object-count="0"/>
  </office:meta>
</office:document-meta>
</file>